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0357C7C9B1C6DA594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Mono1" svg:font-family="FreeMono, monospace"/>
    <style:font-face style:name="Lohit Devanagari1" svg:font-family="'Lohit Devanagari'"/>
    <style:font-face style:name="FreeMono" svg:font-family="FreeMono"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21dcc6" officeooo:paragraph-rsid="00deea2f" fo:background-color="transparent" style:font-size-asian="7.84999990463257pt" style:font-style-asian="normal" style:font-weight-asian="normal" style:font-size-complex="9pt" style:font-style-complex="normal" style:font-weight-complex="normal"/>
    </style:style>
    <style:style style:name="P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200d52" officeooo:paragraph-rsid="00deea2f" fo:background-color="transparent" style:font-size-asian="7.84999990463257pt" style:font-style-asian="normal" style:font-weight-asian="normal" style:font-size-complex="9pt" style:font-style-complex="normal" style:font-weight-complex="normal"/>
    </style:style>
    <style:style style:name="P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3f0d7" officeooo:paragraph-rsid="00f56087" fo:background-color="transparent" style:font-size-asian="7.84999990463257pt" style:font-style-asian="normal" style:font-weight-asian="normal" style:font-size-complex="9pt" style:font-style-complex="normal" style:font-weight-complex="normal"/>
    </style:style>
    <style:style style:name="P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81664" officeooo:paragraph-rsid="00f56087" fo:background-color="transparent" style:font-size-asian="7.84999990463257pt" style:font-style-asian="normal" style:font-weight-asian="normal" style:font-size-complex="9pt" style:font-style-complex="normal" style:font-weight-complex="normal"/>
    </style:style>
    <style:style style:name="P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80c3c" officeooo:paragraph-rsid="00fb719a" style:font-size-asian="7.84999990463257pt" style:font-style-asian="normal" style:font-weight-asian="normal" style:font-size-complex="9pt" style:font-style-complex="normal" style:font-weight-complex="normal"/>
    </style:style>
    <style:style style:name="P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ce9c7" officeooo:paragraph-rsid="00fb719a" style:font-size-asian="7.84999990463257pt" style:font-style-asian="normal" style:font-weight-asian="normal" style:font-size-complex="9pt" style:font-style-complex="normal" style:font-weight-complex="normal"/>
    </style:style>
    <style:style style:name="P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df926" officeooo:paragraph-rsid="00fb719a" style:font-size-asian="7.84999990463257pt" style:font-style-asian="normal" style:font-weight-asian="normal" style:font-size-complex="9pt" style:font-style-complex="normal" style:font-weight-complex="normal"/>
    </style:style>
    <style:style style:name="P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a0b52" officeooo:paragraph-rsid="00fb719a" style:font-size-asian="7.84999990463257pt" style:font-style-asian="normal" style:font-weight-asian="normal" style:font-size-complex="9pt" style:font-style-complex="normal" style:font-weight-complex="normal"/>
    </style:style>
    <style:style style:name="P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aee64" officeooo:paragraph-rsid="00fb719a" style:font-size-asian="7.84999990463257pt" style:font-style-asian="normal" style:font-weight-asian="normal" style:font-size-complex="9pt" style:font-style-complex="normal" style:font-weight-complex="normal"/>
    </style:style>
    <style:style style:name="P1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b719a" officeooo:paragraph-rsid="00fb719a" style:font-size-asian="7.84999990463257pt" style:font-style-asian="normal" style:font-weight-asian="normal" style:font-size-complex="9pt" style:font-style-complex="normal" style:font-weight-complex="normal"/>
    </style:style>
    <style:style style:name="P1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c14cc" officeooo:paragraph-rsid="00fc14cc" style:font-size-asian="7.84999990463257pt" style:font-style-asian="normal" style:font-weight-asian="normal" style:font-size-complex="9pt" style:font-style-complex="normal" style:font-weight-complex="normal"/>
    </style:style>
    <style:style style:name="P1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86413" officeooo:paragraph-rsid="01012a4e" style:font-size-asian="7.84999990463257pt" style:font-style-asian="normal" style:font-weight-asian="normal" style:font-size-complex="9pt" style:font-style-complex="normal" style:font-weight-complex="normal"/>
    </style:style>
    <style:style style:name="P1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a57a0" officeooo:paragraph-rsid="01012a4e" style:font-size-asian="7.84999990463257pt" style:font-style-asian="normal" style:font-weight-asian="normal" style:font-size-complex="9pt" style:font-style-complex="normal" style:font-weight-complex="normal"/>
    </style:style>
    <style:style style:name="P1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012a4e" officeooo:paragraph-rsid="01012a4e" style:font-size-asian="7.84999990463257pt" style:font-style-asian="normal" style:font-weight-asian="normal" style:font-size-complex="9pt" style:font-style-complex="normal" style:font-weight-complex="normal"/>
    </style:style>
    <style:style style:name="P1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e79bf" officeooo:paragraph-rsid="01022b81" style:font-size-asian="7.84999990463257pt" style:font-style-asian="normal" style:font-weight-asian="normal" style:font-size-complex="9pt" style:font-style-complex="normal" style:font-weight-complex="normal"/>
    </style:style>
    <style:style style:name="P1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3189a" officeooo:paragraph-rsid="01022b81" style:font-size-asian="7.84999990463257pt" style:font-style-asian="normal" style:font-weight-asian="normal" style:font-size-complex="9pt" style:font-style-complex="normal" style:font-weight-complex="normal"/>
    </style:style>
    <style:style style:name="P1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76382" officeooo:paragraph-rsid="010427b4" style:font-size-asian="7.84999990463257pt" style:font-style-asian="normal" style:font-weight-asian="normal" style:font-size-complex="9pt" style:font-style-complex="normal" style:font-weight-complex="normal"/>
    </style:style>
    <style:style style:name="P1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76382" officeooo:paragraph-rsid="010ea9dc" style:font-size-asian="7.84999990463257pt" style:font-style-asian="normal" style:font-weight-asian="normal" style:font-size-complex="9pt" style:font-style-complex="normal" style:font-weight-complex="normal"/>
    </style:style>
    <style:style style:name="P1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9165a" officeooo:paragraph-rsid="010427b4" style:font-size-asian="7.84999990463257pt" style:font-style-asian="normal" style:font-weight-asian="normal" style:font-size-complex="9pt" style:font-style-complex="normal" style:font-weight-complex="normal"/>
    </style:style>
    <style:style style:name="P2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ba5f8" officeooo:paragraph-rsid="010427b4" style:font-size-asian="7.84999990463257pt" style:font-style-asian="normal" style:font-weight-asian="normal" style:font-size-complex="9pt" style:font-style-complex="normal" style:font-weight-complex="normal"/>
    </style:style>
    <style:style style:name="P2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c9c25" officeooo:paragraph-rsid="010427b4" style:font-size-asian="7.84999990463257pt" style:font-style-asian="normal" style:font-weight-asian="normal" style:font-size-complex="9pt" style:font-style-complex="normal" style:font-weight-complex="normal"/>
    </style:style>
    <style:style style:name="P2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cf654" officeooo:paragraph-rsid="010427b4" style:font-size-asian="7.84999990463257pt" style:font-style-asian="normal" style:font-weight-asian="normal" style:font-size-complex="9pt" style:font-style-complex="normal" style:font-weight-complex="normal"/>
    </style:style>
    <style:style style:name="P2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5c209" officeooo:paragraph-rsid="01062327" style:font-size-asian="7.84999990463257pt" style:font-style-asian="normal" style:font-weight-asian="normal" style:font-size-complex="9pt" style:font-style-complex="normal" style:font-weight-complex="normal"/>
    </style:style>
    <style:style style:name="P2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dbe24" officeooo:paragraph-rsid="01062327" style:font-size-asian="7.84999990463257pt" style:font-style-asian="normal" style:font-weight-asian="normal" style:font-size-complex="9pt" style:font-style-complex="normal" style:font-weight-complex="normal"/>
    </style:style>
    <style:style style:name="P2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f7419" officeooo:paragraph-rsid="01062327" style:font-size-asian="7.84999990463257pt" style:font-style-asian="normal" style:font-weight-asian="normal" style:font-size-complex="9pt" style:font-style-complex="normal" style:font-weight-complex="normal"/>
    </style:style>
    <style:style style:name="P2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2a914" officeooo:paragraph-rsid="01062327" style:font-size-asian="7.84999990463257pt" style:font-style-asian="normal" style:font-weight-asian="normal" style:font-size-complex="9pt" style:font-style-complex="normal" style:font-weight-complex="normal"/>
    </style:style>
    <style:style style:name="P2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ed865" officeooo:paragraph-rsid="010bc206" style:font-size-asian="7.84999990463257pt" style:font-style-asian="normal" style:font-weight-asian="normal" style:font-size-complex="9pt" style:font-style-complex="normal" style:font-weight-complex="normal"/>
    </style:style>
    <style:style style:name="P2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ed865" officeooo:paragraph-rsid="010ea9dc" style:font-size-asian="7.84999990463257pt" style:font-style-asian="normal" style:font-weight-asian="normal" style:font-size-complex="9pt" style:font-style-complex="normal" style:font-weight-complex="normal"/>
    </style:style>
    <style:style style:name="P2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ef9ee" officeooo:paragraph-rsid="010bc206" style:font-size-asian="7.84999990463257pt" style:font-style-asian="normal" style:font-weight-asian="normal" style:font-size-complex="9pt" style:font-style-complex="normal" style:font-weight-complex="normal"/>
    </style:style>
    <style:style style:name="P3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1ca56" officeooo:paragraph-rsid="010cd33a" style:font-size-asian="7.84999990463257pt" style:font-style-asian="normal" style:font-weight-asian="normal" style:font-size-complex="9pt" style:font-style-complex="normal" style:font-weight-complex="normal"/>
    </style:style>
    <style:style style:name="P3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5b7f9" officeooo:paragraph-rsid="010ea9dc" style:font-size-asian="7.84999990463257pt" style:font-style-asian="normal" style:font-weight-asian="normal" style:font-size-complex="9pt" style:font-style-complex="normal" style:font-weight-complex="normal"/>
    </style:style>
    <style:style style:name="P3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4a1c0" officeooo:paragraph-rsid="010ea9dc" style:font-size-asian="7.84999990463257pt" style:font-style-asian="normal" style:font-weight-asian="normal" style:font-size-complex="9pt" style:font-style-complex="normal" style:font-weight-complex="normal"/>
    </style:style>
    <style:style style:name="P3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68fee" officeooo:paragraph-rsid="010ea9dc" style:font-size-asian="7.84999990463257pt" style:font-style-asian="normal" style:font-weight-asian="normal" style:font-size-complex="9pt" style:font-style-complex="normal" style:font-weight-complex="normal"/>
    </style:style>
    <style:style style:name="P3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667259" officeooo:paragraph-rsid="010ea9dc" style:font-size-asian="7.84999990463257pt" style:font-style-asian="normal" style:font-weight-asian="normal" style:font-size-complex="9pt" style:font-style-complex="normal" style:font-weight-complex="normal"/>
    </style:style>
    <style:style style:name="P3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67c58e" officeooo:paragraph-rsid="010ea9dc" style:font-size-asian="7.84999990463257pt" style:font-style-asian="normal" style:font-weight-asian="normal" style:font-size-complex="9pt" style:font-style-complex="normal" style:font-weight-complex="normal"/>
    </style:style>
    <style:style style:name="P3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dd466" officeooo:paragraph-rsid="01105668" style:font-size-asian="7.84999990463257pt" style:font-style-asian="normal" style:font-weight-asian="normal" style:font-size-complex="9pt" style:font-style-complex="normal" style:font-weight-complex="normal"/>
    </style:style>
    <style:style style:name="P3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6c3d4b" officeooo:paragraph-rsid="01105668" style:font-size-asian="7.84999990463257pt" style:font-style-asian="normal" style:font-weight-asian="normal" style:font-size-complex="9pt" style:font-style-complex="normal" style:font-weight-complex="normal"/>
    </style:style>
    <style:style style:name="P3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c7abb" officeooo:paragraph-rsid="01105668" style:font-size-asian="7.84999990463257pt" style:font-style-asian="normal" style:font-weight-asian="normal" style:font-size-complex="9pt" style:font-style-complex="normal" style:font-weight-complex="normal"/>
    </style:style>
    <style:style style:name="P3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d5408" officeooo:paragraph-rsid="01105668" style:font-size-asian="7.84999990463257pt" style:font-style-asian="normal" style:font-weight-asian="normal" style:font-size-complex="9pt" style:font-style-complex="normal" style:font-weight-complex="normal"/>
    </style:style>
    <style:style style:name="P4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2745b" officeooo:paragraph-rsid="01105668" style:font-size-asian="7.84999990463257pt" style:font-style-asian="normal" style:font-weight-asian="normal" style:font-size-complex="9pt" style:font-style-complex="normal" style:font-weight-complex="normal"/>
    </style:style>
    <style:style style:name="P4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f9ac9" officeooo:paragraph-rsid="01105668" style:font-size-asian="7.84999990463257pt" style:font-style-asian="normal" style:font-weight-asian="normal" style:font-size-complex="9pt" style:font-style-complex="normal" style:font-weight-complex="normal"/>
    </style:style>
    <style:style style:name="P4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f9ac9" officeooo:paragraph-rsid="0111e7d8" style:font-size-asian="7.84999990463257pt" style:font-style-asian="normal" style:font-weight-asian="normal" style:font-size-complex="9pt" style:font-style-complex="normal" style:font-weight-complex="normal"/>
    </style:style>
    <style:style style:name="P4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71df1" officeooo:paragraph-rsid="01105668" style:font-size-asian="7.84999990463257pt" style:font-style-asian="normal" style:font-weight-asian="normal" style:font-size-complex="9pt" style:font-style-complex="normal" style:font-weight-complex="normal"/>
    </style:style>
    <style:style style:name="P4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944b76" officeooo:paragraph-rsid="01105668" style:font-size-asian="7.84999990463257pt" style:font-style-asian="normal" style:font-weight-asian="normal" style:font-size-complex="9pt" style:font-style-complex="normal" style:font-weight-complex="normal"/>
    </style:style>
    <style:style style:name="P4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c4eae" officeooo:paragraph-rsid="011290c1" style:font-size-asian="7.84999990463257pt" style:font-style-asian="normal" style:font-weight-asian="normal" style:font-size-complex="9pt" style:font-style-complex="normal" style:font-weight-complex="normal"/>
    </style:style>
    <style:style style:name="P4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7ef3c" officeooo:paragraph-rsid="011290c1" style:font-size-asian="7.84999990463257pt" style:font-style-asian="normal" style:font-weight-asian="normal" style:font-size-complex="9pt" style:font-style-complex="normal" style:font-weight-complex="normal"/>
    </style:style>
    <style:style style:name="P4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98002" officeooo:paragraph-rsid="011290c1" style:font-size-asian="7.84999990463257pt" style:font-style-asian="normal" style:font-weight-asian="normal" style:font-size-complex="9pt" style:font-style-complex="normal" style:font-weight-complex="normal"/>
    </style:style>
    <style:style style:name="P4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c0c23" officeooo:paragraph-rsid="011290c1" style:font-size-asian="7.84999990463257pt" style:font-style-asian="normal" style:font-weight-asian="normal" style:font-size-complex="9pt" style:font-style-complex="normal" style:font-weight-complex="normal"/>
    </style:style>
    <style:style style:name="P4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1290c1" officeooo:paragraph-rsid="011290c1" style:font-size-asian="7.84999990463257pt" style:font-style-asian="normal" style:font-weight-asian="normal" style:font-size-complex="9pt" style:font-style-complex="normal" style:font-weight-complex="normal"/>
    </style:style>
    <style:style style:name="P5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105668" officeooo:paragraph-rsid="01105668" style:font-size-asian="7.84999990463257pt" style:font-style-asian="normal" style:font-weight-asian="normal" style:font-size-complex="9pt" style:font-style-complex="normal" style:font-weight-complex="normal"/>
    </style:style>
    <style:style style:name="P5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style:text-underline-style="solid" style:text-underline-width="auto" style:text-underline-color="font-color" fo:font-weight="normal" officeooo:rsid="00580c3c" officeooo:paragraph-rsid="00fb719a" style:font-size-asian="7.84999990463257pt" style:font-style-asian="normal" style:font-weight-asian="normal" style:font-size-complex="9pt" style:font-style-complex="normal" style:font-weight-complex="normal"/>
    </style:style>
    <style:style style:name="P5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style:text-underline-style="solid" style:text-underline-width="auto" style:text-underline-color="font-color" fo:font-weight="normal" officeooo:rsid="01105668" officeooo:paragraph-rsid="01105668" style:font-size-asian="7.84999990463257pt" style:font-style-asian="normal" style:font-weight-asian="normal" style:font-size-complex="9pt" style:font-style-complex="normal" style:font-weight-complex="normal"/>
    </style:style>
    <style:style style:name="P5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italic" fo:font-weight="normal" officeooo:rsid="0031ca56" officeooo:paragraph-rsid="010bc206" style:font-size-asian="7.84999990463257pt" style:font-style-asian="italic" style:font-weight-asian="normal" style:font-size-complex="9pt" style:font-style-complex="italic" style:font-weight-complex="normal"/>
    </style:style>
    <style:style style:name="P54" style:family="paragraph" style:parent-style-name="List_20_Contents">
      <style:paragraph-properties fo:margin-left="0cm" fo:margin-right="0cm" fo:text-align="justify" style:justify-single-word="false" fo:text-indent="0cm" style:auto-text-indent="false"/>
      <style:text-properties style:text-position="0% 100%" officeooo:rsid="0065e235" officeooo:paragraph-rsid="00fb719a"/>
    </style:style>
    <style:style style:name="P55" style:family="paragraph" style:parent-style-name="List_20_Contents">
      <style:paragraph-properties fo:margin-left="0cm" fo:margin-right="0cm" fo:text-align="justify" style:justify-single-word="false" fo:text-indent="0cm" style:auto-text-indent="false"/>
      <style:text-properties style:text-position="0% 100%" officeooo:rsid="00631c1c" officeooo:paragraph-rsid="00fb719a"/>
    </style:style>
    <style:style style:name="P56" style:family="paragraph" style:parent-style-name="List_20_Contents">
      <style:paragraph-properties fo:margin-left="0cm" fo:margin-right="0cm" fo:text-align="justify" style:justify-single-word="false" fo:text-indent="0cm" style:auto-text-indent="false"/>
      <style:text-properties fo:font-variant="normal" fo:text-transform="none" style:font-name="FreeMono1" fo:font-size="9pt" fo:font-style="normal" fo:font-weight="normal" fo:background-color="transparent"/>
    </style:style>
    <style:style style:name="P57" style:family="paragraph" style:parent-style-name="List_20_Contents">
      <style:paragraph-properties fo:margin-left="0cm" fo:margin-right="0cm" fo:text-align="justify" style:justify-single-word="false" fo:text-indent="0cm" style:auto-text-indent="false"/>
      <style:text-properties fo:font-variant="normal" fo:text-transform="none" style:font-name="FreeMono1" fo:font-size="9pt" fo:font-style="normal" fo:font-weight="normal" officeooo:paragraph-rsid="00f05a35" fo:background-color="transparent"/>
    </style:style>
    <style:style style:name="P58" style:family="paragraph" style:parent-style-name="List_20_Contents">
      <style:paragraph-properties fo:margin-left="0cm" fo:margin-right="0cm" fo:text-align="justify" style:justify-single-word="false" fo:text-indent="0cm" style:auto-text-indent="false"/>
      <style:text-properties fo:font-variant="normal" fo:text-transform="none" fo:font-style="normal" fo:font-weight="normal"/>
    </style:style>
    <style:style style:name="P59"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style:font-name="FreeMono1" fo:font-size="9pt" fo:font-style="normal" style:text-underline-style="none" fo:font-weight="normal" style:text-blinking="false" fo:background-color="transparent"/>
    </style:style>
    <style:style style:name="P60"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style:font-name="FreeMono1" fo:font-size="9pt" fo:font-style="normal" style:text-underline-style="none" fo:font-weight="normal" officeooo:paragraph-rsid="00f05a35" style:text-blinking="false" fo:background-color="transparent"/>
    </style:style>
    <style:style style:name="P61"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style:font-name="FreeMono1" fo:font-size="9pt" fo:font-style="normal" style:text-underline-style="none" fo:font-weight="normal" officeooo:rsid="00f05a35" officeooo:paragraph-rsid="00f05a35" style:text-blinking="false" fo:background-color="transparent"/>
    </style:style>
    <style:style style:name="P62"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style:text-blinking="false"/>
    </style:style>
    <style:style style:name="P63"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officeooo:rsid="00f05a35" officeooo:paragraph-rsid="00f05a35" style:text-blinking="false"/>
    </style:style>
    <style:style style:name="P64"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fo:font-weight="normal" style:text-blinking="false"/>
    </style:style>
    <style:style style:name="P65"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fo:font-weight="normal" officeooo:rsid="00f05a35" officeooo:paragraph-rsid="00f05a35" style:text-blinking="false"/>
    </style:style>
    <style:style style:name="P66"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font-variant="normal" fo:text-transform="none" fo:color="#000000" style:font-name="FreeMono1" fo:font-size="9pt" fo:font-style="normal" style:text-underline-style="none" fo:font-weight="normal" officeooo:rsid="00f05a35" officeooo:paragraph-rsid="00f05a35" fo:background-color="transparent" style:font-size-asian="10.5pt" style:font-weight-asian="normal" style:font-size-complex="12pt" style:font-weight-complex="normal"/>
    </style:style>
    <style:style style:name="P67" style:family="paragraph" style:parent-style-name="List_20_Contents">
      <style:paragraph-properties fo:margin-left="0cm" fo:margin-right="0cm" fo:text-align="justify" style:justify-single-word="false" fo:text-indent="0cm" style:auto-text-indent="false"/>
    </style:style>
    <style:style style:name="P68" style:family="paragraph" style:parent-style-name="List_20_Contents">
      <style:paragraph-properties fo:margin-left="0cm" fo:margin-right="0cm" fo:text-align="justify" style:justify-single-word="false" fo:text-indent="0cm" style:auto-text-indent="false"/>
      <style:text-properties officeooo:paragraph-rsid="00fb719a"/>
    </style:style>
    <style:style style:name="P69" style:family="paragraph" style:parent-style-name="List_20_Contents">
      <style:paragraph-properties fo:margin-left="0cm" fo:margin-right="0cm" fo:text-align="justify" style:justify-single-word="false" fo:text-indent="0cm" style:auto-text-indent="false"/>
      <style:text-properties officeooo:paragraph-rsid="01012a4e"/>
    </style:style>
    <style:style style:name="P70"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f3f0d7" officeooo:paragraph-rsid="00f56087" fo:background-color="transparent" style:font-size-asian="7.84999990463257pt" style:font-style-asian="normal" style:font-weight-asian="normal" style:font-size-complex="9pt" style:font-style-complex="normal" style:font-weight-complex="normal"/>
    </style:style>
    <style:style style:name="P71"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580c3c" officeooo:paragraph-rsid="00fb719a" style:font-size-asian="7.84999990463257pt" style:font-style-asian="normal" style:font-weight-asian="normal" style:font-size-complex="9pt" style:font-style-complex="normal" style:font-weight-complex="normal"/>
    </style:style>
    <style:style style:name="P72"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3bce6a" officeooo:paragraph-rsid="01012a4e" style:font-size-asian="7.84999990463257pt" style:font-style-asian="normal" style:font-weight-asian="normal" style:font-size-complex="9pt" style:font-style-complex="normal" style:font-weight-complex="normal"/>
    </style:style>
    <style:style style:name="P73"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43189a" officeooo:paragraph-rsid="01022b81" style:font-size-asian="7.84999990463257pt" style:font-style-asian="normal" style:font-weight-asian="normal" style:font-size-complex="9pt" style:font-style-complex="normal" style:font-weight-complex="normal"/>
    </style:style>
    <style:style style:name="P74"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4cf654" officeooo:paragraph-rsid="010427b4" style:font-size-asian="7.84999990463257pt" style:font-style-asian="normal" style:font-weight-asian="normal" style:font-size-complex="9pt" style:font-style-complex="normal" style:font-weight-complex="normal"/>
    </style:style>
    <style:style style:name="P75"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45c209" officeooo:paragraph-rsid="01062327" style:font-size-asian="7.84999990463257pt" style:font-style-asian="normal" style:font-weight-asian="normal" style:font-size-complex="9pt" style:font-style-complex="normal" style:font-weight-complex="normal"/>
    </style:style>
    <style:style style:name="P76"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31ca56" officeooo:paragraph-rsid="010bc206" style:font-size-asian="7.84999990463257pt" style:font-style-asian="normal" style:font-weight-asian="normal" style:font-size-complex="9pt" style:font-style-complex="normal" style:font-weight-complex="normal"/>
    </style:style>
    <style:style style:name="P77"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67c58e" officeooo:paragraph-rsid="010ea9dc" style:font-size-asian="7.84999990463257pt" style:font-style-asian="normal" style:font-weight-asian="normal" style:font-size-complex="9pt" style:font-style-complex="normal" style:font-weight-complex="normal"/>
    </style:style>
    <style:style style:name="P78"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95fdf0" officeooo:paragraph-rsid="01105668" style:font-size-asian="7.84999990463257pt" style:font-style-asian="normal" style:font-weight-asian="normal" style:font-size-complex="9pt" style:font-style-complex="normal" style:font-weight-complex="normal"/>
    </style:style>
    <style:style style:name="P79" style:family="paragraph" style:parent-style-name="List_20_Contents">
      <style:paragraph-properties fo:margin-left="0cm" fo:margin-right="0cm" fo:text-align="justify" style:justify-single-word="false" fo:text-indent="0cm" style:auto-text-indent="false"/>
      <style:text-properties officeooo:rsid="00631c1c" officeooo:paragraph-rsid="00fb719a"/>
    </style:style>
    <style:style style:name="P80" style:family="paragraph" style:parent-style-name="List_20_Contents">
      <style:paragraph-properties fo:margin-left="0cm" fo:margin-right="0cm" fo:text-align="justify" style:justify-single-word="false" fo:text-indent="0cm" style:auto-text-indent="false"/>
      <style:text-properties officeooo:rsid="0065e235" officeooo:paragraph-rsid="00fb719a"/>
    </style:style>
    <style:style style:name="P81" style:family="paragraph" style:parent-style-name="List_20_Contents">
      <style:paragraph-properties fo:margin-left="0cm" fo:margin-right="0cm" fo:text-align="justify" style:justify-single-word="false" fo:text-indent="0cm" style:auto-text-indent="false"/>
      <style:text-properties officeooo:rsid="0064f07c" officeooo:paragraph-rsid="00fb719a"/>
    </style:style>
    <style:style style:name="P82" style:family="paragraph" style:parent-style-name="List_20_Contents">
      <loext:graphic-properties draw:fill="solid" draw:fill-color="#fff200" draw:opacity="100%"/>
      <style:paragraph-properties fo:margin-left="0cm" fo:margin-right="0cm" fo:margin-top="0cm" fo:margin-bottom="0.499cm" loext:contextual-spacing="false" fo:text-align="justify" style:justify-single-word="false" fo:text-indent="0cm" style:auto-text-indent="false" fo:background-color="#fff200"/>
      <style:text-properties fo:font-size="9pt" fo:font-weight="normal"/>
    </style:style>
    <style:style style:name="P83" style:family="paragraph" style:parent-style-name="Standard">
      <style:paragraph-properties fo:margin-left="0cm" fo:margin-right="0cm" fo:text-align="justify" style:justify-single-word="false" fo:text-indent="0cm" style:auto-text-indent="false"/>
      <style:text-properties style:text-position="0% 100%" style:font-name="FreeMono" fo:font-size="9pt" fo:font-style="normal" fo:font-weight="normal" officeooo:rsid="00f37674" officeooo:paragraph-rsid="00f73b65" fo:background-color="transparent"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text-position="0% 100%" style:font-name="FreeMono" fo:font-size="9pt" fo:font-style="normal" fo:font-weight="normal" officeooo:rsid="006c3d4b" officeooo:paragraph-rsid="011290c1" style:font-size-asian="7.84999990463257pt" style:font-style-asian="normal" style:font-weight-asian="normal" style:font-size-complex="9pt" style:font-style-complex="normal" style:font-weight-complex="normal"/>
    </style:style>
    <style:style style:name="P85" style:family="paragraph" style:parent-style-name="Standard">
      <loext:graphic-properties draw:fill="none" draw:fill-color="#ffffff" draw:opacity="100%"/>
      <style:paragraph-properties fo:margin-left="0cm" fo:margin-right="0cm" fo:text-align="justify" style:justify-single-word="false" fo:text-indent="0cm" style:auto-text-indent="false" fo:background-color="transparent"/>
      <style:text-properties fo:color="#f04e4d" style:text-position="0% 100%" style:font-name="FreeMono" fo:font-size="9pt" fo:font-style="normal" style:text-underline-style="none" fo:font-weight="bold" officeooo:rsid="00fb719a" officeooo:paragraph-rsid="011290c1" style:font-size-asian="10.5pt" style:font-style-asian="normal" style:font-weight-asian="bold" style:font-size-complex="12pt" style:font-style-complex="normal" style:font-weight-complex="bold"/>
    </style:style>
    <style:style style:name="P86" style:family="paragraph" style:parent-style-name="Standard">
      <loext:graphic-properties draw:fill="none" draw:fill-color="#ffffff" draw:opacity="100%"/>
      <style:paragraph-properties fo:margin-left="0cm" fo:margin-right="0cm" fo:text-align="justify" style:justify-single-word="false" fo:text-indent="0cm" style:auto-text-indent="false" fo:background-color="transparent"/>
      <style:text-properties fo:color="#f04e4d" style:text-position="0% 100%" style:font-name="FreeMono" fo:font-size="9pt" fo:font-style="normal" style:text-underline-style="none" fo:font-weight="bold" officeooo:rsid="00fb719a" officeooo:paragraph-rsid="01140f95" style:font-size-asian="10.5pt" style:font-style-asian="normal" style:font-weight-asian="bold" style:font-size-complex="12pt" style:font-style-complex="normal" style:font-weight-complex="bold"/>
    </style:style>
    <style:style style:name="P8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c9e64" officeooo:paragraph-rsid="001c9e64" style:font-size-asian="10.5pt" style:font-weight-asian="normal" style:font-size-complex="12pt" style:font-weight-complex="normal"/>
    </style:style>
    <style:style style:name="P8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244c4" officeooo:paragraph-rsid="0024aa29" style:font-size-asian="10.5pt" style:font-weight-asian="normal" style:font-size-complex="12pt" style:font-weight-complex="normal"/>
    </style:style>
    <style:style style:name="P8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244c4" officeooo:paragraph-rsid="002244c4" style:font-size-asian="10.5pt" style:font-weight-asian="normal" style:font-size-complex="12pt" style:font-weight-complex="normal"/>
    </style:style>
    <style:style style:name="P9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4aa29" officeooo:paragraph-rsid="0026a815" style:font-size-asian="10.5pt" style:font-weight-asian="normal" style:font-size-complex="12pt" style:font-weight-complex="normal"/>
    </style:style>
    <style:style style:name="P9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6a815" officeooo:paragraph-rsid="0026a815" style:font-size-asian="10.5pt" style:font-weight-asian="normal" style:font-size-complex="12pt" style:font-weight-complex="normal"/>
    </style:style>
    <style:style style:name="P9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9fb82" officeooo:paragraph-rsid="00186b67" style:font-size-asian="10.5pt" style:font-weight-asian="normal" style:font-size-complex="12pt" style:font-weight-complex="normal"/>
    </style:style>
    <style:style style:name="P9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9fb82" officeooo:paragraph-rsid="0019fb82" style:font-size-asian="10.5pt" style:font-weight-asian="normal" style:font-size-complex="12pt" style:font-weight-complex="normal"/>
    </style:style>
    <style:style style:name="P9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19fb82" style:font-size-asian="10.5pt" style:font-weight-asian="normal" style:font-size-complex="12pt" style:font-weight-complex="normal"/>
    </style:style>
    <style:style style:name="P9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1af0d4" style:font-size-asian="10.5pt" style:font-weight-asian="normal" style:font-size-complex="12pt" style:font-weight-complex="normal"/>
    </style:style>
    <style:style style:name="P96" style:family="paragraph" style:parent-style-name="Standard">
      <loext:graphic-properties draw:fill="solid" draw:fill-color="#bee3d3" draw:opacity="100%"/>
      <style:paragraph-properties fo:text-align="justify" style:justify-single-word="false" fo:background-color="#bee3d3"/>
      <style:text-properties fo:color="#000000" fo:font-size="9pt" style:text-underline-style="none" fo:font-weight="normal" officeooo:rsid="001af0d4" officeooo:paragraph-rsid="001af0d4" style:font-size-asian="10.5pt" style:font-weight-asian="normal" style:font-size-complex="12pt" style:font-weight-complex="normal"/>
    </style:style>
    <style:style style:name="P9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dd26a4" style:font-size-asian="10.5pt" style:font-weight-asian="normal" style:font-size-complex="12pt" style:font-weight-complex="normal"/>
    </style:style>
    <style:style style:name="P9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1de3d3" style:font-size-asian="10.5pt" style:font-weight-asian="normal" style:font-size-complex="12pt" style:font-weight-complex="normal"/>
    </style:style>
    <style:style style:name="P9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cd10f" officeooo:paragraph-rsid="001cd10f" style:font-size-asian="10.5pt" style:font-weight-asian="normal" style:font-size-complex="12pt" style:font-weight-complex="normal"/>
    </style:style>
    <style:style style:name="P10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cd10f" officeooo:paragraph-rsid="0067b4eb" style:font-size-asian="10.5pt" style:font-weight-asian="normal" style:font-size-complex="12pt" style:font-weight-complex="normal"/>
    </style:style>
    <style:style style:name="P10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de3d3" officeooo:paragraph-rsid="001de3d3" style:font-size-asian="10.5pt" style:font-weight-asian="normal" style:font-size-complex="12pt" style:font-weight-complex="normal"/>
    </style:style>
    <style:style style:name="P10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9ca9e" officeooo:paragraph-rsid="0029ca9e" style:font-size-asian="10.5pt" style:font-weight-asian="normal" style:font-size-complex="12pt" style:font-weight-complex="normal"/>
    </style:style>
    <style:style style:name="P10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b33bc" officeooo:paragraph-rsid="002b33bc" style:font-size-asian="10.5pt" style:font-weight-asian="normal" style:font-size-complex="12pt" style:font-weight-complex="normal"/>
    </style:style>
    <style:style style:name="P10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da680" officeooo:paragraph-rsid="002da680" style:font-size-asian="10.5pt" style:font-weight-asian="normal" style:font-size-complex="12pt" style:font-weight-complex="normal"/>
    </style:style>
    <style:style style:name="P10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f48fe" officeooo:paragraph-rsid="0024aa29" style:font-size-asian="10.5pt" style:font-weight-asian="normal" style:font-size-complex="12pt" style:font-weight-complex="normal"/>
    </style:style>
    <style:style style:name="P10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740ea" officeooo:paragraph-rsid="003740ea" style:font-size-asian="10.5pt" style:font-weight-asian="normal" style:font-size-complex="12pt" style:font-weight-complex="normal"/>
    </style:style>
    <style:style style:name="P10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83a98" officeooo:paragraph-rsid="00383a98" style:font-size-asian="10.5pt" style:font-weight-asian="normal" style:font-size-complex="12pt" style:font-weight-complex="normal"/>
    </style:style>
    <style:style style:name="P10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9f458" officeooo:paragraph-rsid="0039f458" style:font-size-asian="10.5pt" style:font-weight-asian="normal" style:font-size-complex="12pt" style:font-weight-complex="normal"/>
    </style:style>
    <style:style style:name="P10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bd230" officeooo:paragraph-rsid="003bd230" style:font-size-asian="10.5pt" style:font-weight-asian="normal" style:font-size-complex="12pt" style:font-weight-complex="normal"/>
    </style:style>
    <style:style style:name="P11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cd553" officeooo:paragraph-rsid="003cd553" style:font-size-asian="10.5pt" style:font-weight-asian="normal" style:font-size-complex="12pt" style:font-weight-complex="normal"/>
    </style:style>
    <style:style style:name="P11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43f1e0" officeooo:paragraph-rsid="0043f1e0" style:font-size-asian="10.5pt" style:font-weight-asian="normal" style:font-size-complex="12pt" style:font-weight-complex="normal"/>
    </style:style>
    <style:style style:name="P11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4af929" officeooo:paragraph-rsid="004af929" style:font-size-asian="10.5pt" style:font-weight-asian="normal" style:font-size-complex="12pt" style:font-weight-complex="normal"/>
    </style:style>
    <style:style style:name="P11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4af929" officeooo:paragraph-rsid="00d33073" style:font-size-asian="10.5pt" style:font-weight-asian="normal" style:font-size-complex="12pt" style:font-weight-complex="normal"/>
    </style:style>
    <style:style style:name="P11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0679f" officeooo:paragraph-rsid="0050679f" style:font-size-asian="10.5pt" style:font-weight-asian="normal" style:font-size-complex="12pt" style:font-weight-complex="normal"/>
    </style:style>
    <style:style style:name="P11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13f7f" officeooo:paragraph-rsid="00513f7f" style:font-size-asian="10.5pt" style:font-weight-asian="normal" style:font-size-complex="12pt" style:font-weight-complex="normal"/>
    </style:style>
    <style:style style:name="P11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8dd3b" officeooo:paragraph-rsid="00dd26a4" style:font-size-asian="10.5pt" style:font-weight-asian="normal" style:font-size-complex="12pt" style:font-weight-complex="normal"/>
    </style:style>
    <style:style style:name="P11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92c80" officeooo:paragraph-rsid="00592c80" style:font-size-asian="10.5pt" style:font-weight-asian="normal" style:font-size-complex="12pt" style:font-weight-complex="normal"/>
    </style:style>
    <style:style style:name="P11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bca42" officeooo:paragraph-rsid="005bca42" style:font-size-asian="10.5pt" style:font-weight-asian="normal" style:font-size-complex="12pt" style:font-weight-complex="normal"/>
    </style:style>
    <style:style style:name="P11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bca42" officeooo:paragraph-rsid="00dd26a4" style:font-size-asian="10.5pt" style:font-weight-asian="normal" style:font-size-complex="12pt" style:font-weight-complex="normal"/>
    </style:style>
    <style:style style:name="P12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1256c" officeooo:paragraph-rsid="00dd26a4" style:font-size-asian="10.5pt" style:font-weight-asian="normal" style:font-size-complex="12pt" style:font-weight-complex="normal"/>
    </style:style>
    <style:style style:name="P12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373d8" officeooo:paragraph-rsid="00dd26a4" style:font-size-asian="10.5pt" style:font-weight-asian="normal" style:font-size-complex="12pt" style:font-weight-complex="normal"/>
    </style:style>
    <style:style style:name="P122" style:family="paragraph" style:parent-style-name="Standard">
      <loext:graphic-properties draw:fill="none" draw:fill-color="#ffffff" draw:opacity="100%"/>
      <style:paragraph-properties fo:text-align="start" style:justify-single-word="false" fo:background-color="transparent"/>
      <style:text-properties fo:color="#000000" fo:font-size="9pt" style:text-underline-style="none" fo:font-weight="normal" officeooo:rsid="0065123d" officeooo:paragraph-rsid="00dd26a4" style:font-size-asian="10.5pt" style:font-weight-asian="normal" style:font-size-complex="12pt" style:font-weight-complex="normal"/>
    </style:style>
    <style:style style:name="P12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66468" officeooo:paragraph-rsid="00dd26a4" style:font-size-asian="10.5pt" style:font-weight-asian="normal" style:font-size-complex="12pt" style:font-weight-complex="normal"/>
    </style:style>
    <style:style style:name="P12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8a31f" officeooo:paragraph-rsid="0068a31f" style:font-size-asian="10.5pt" style:font-weight-asian="normal" style:font-size-complex="12pt" style:font-weight-complex="normal"/>
    </style:style>
    <style:style style:name="P12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8a31f" officeooo:paragraph-rsid="00fd8318" style:font-size-asian="10.5pt" style:font-weight-asian="normal" style:font-size-complex="12pt" style:font-weight-complex="normal"/>
    </style:style>
    <style:style style:name="P12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f581d" officeooo:paragraph-rsid="00dd26a4" style:font-size-asian="10.5pt" style:font-weight-asian="normal" style:font-size-complex="12pt" style:font-weight-complex="normal"/>
    </style:style>
    <style:style style:name="P12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0122e" officeooo:paragraph-rsid="008dabd5" style:font-size-asian="10.5pt" style:font-weight-asian="normal" style:font-size-complex="12pt" style:font-weight-complex="normal"/>
    </style:style>
    <style:style style:name="P12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0122e" officeooo:paragraph-rsid="00d6fe95" style:font-size-asian="10.5pt" style:font-weight-asian="normal" style:font-size-complex="12pt" style:font-weight-complex="normal"/>
    </style:style>
    <style:style style:name="P12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229d3" officeooo:paragraph-rsid="007229d3" style:font-size-asian="10.5pt" style:font-weight-asian="normal" style:font-size-complex="12pt" style:font-weight-complex="normal"/>
    </style:style>
    <style:style style:name="P13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3bc05" officeooo:paragraph-rsid="0073bc05" style:font-size-asian="10.5pt" style:font-weight-asian="normal" style:font-size-complex="12pt" style:font-weight-complex="normal"/>
    </style:style>
    <style:style style:name="P13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4988a" officeooo:paragraph-rsid="0074988a" style:font-size-asian="10.5pt" style:font-weight-asian="normal" style:font-size-complex="12pt" style:font-weight-complex="normal"/>
    </style:style>
    <style:style style:name="P13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7a5df" officeooo:paragraph-rsid="004af929" style:font-size-asian="10.5pt" style:font-weight-asian="normal" style:font-size-complex="12pt" style:font-weight-complex="normal"/>
    </style:style>
    <style:style style:name="P13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7a5df" officeooo:paragraph-rsid="008dabd5" style:font-size-asian="10.5pt" style:font-weight-asian="normal" style:font-size-complex="12pt" style:font-weight-complex="normal"/>
    </style:style>
    <style:style style:name="P13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7a5df" officeooo:paragraph-rsid="00d6fe95" style:font-size-asian="10.5pt" style:font-weight-asian="normal" style:font-size-complex="12pt" style:font-weight-complex="normal"/>
    </style:style>
    <style:style style:name="P13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8a197" officeooo:paragraph-rsid="00d6fe95" style:font-size-asian="10.5pt" style:font-weight-asian="normal" style:font-size-complex="12pt" style:font-weight-complex="normal"/>
    </style:style>
    <style:style style:name="P13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9ab5f" officeooo:paragraph-rsid="00d6fe95" style:font-size-asian="10.5pt" style:font-weight-asian="normal" style:font-size-complex="12pt" style:font-weight-complex="normal"/>
    </style:style>
    <style:style style:name="P13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dba0d" officeooo:paragraph-rsid="008dba0d" style:font-size-asian="10.5pt" style:font-weight-asian="normal" style:font-size-complex="12pt" style:font-weight-complex="normal"/>
    </style:style>
    <style:style style:name="P13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06cea" officeooo:paragraph-rsid="00906cea" style:font-size-asian="10.5pt" style:font-weight-asian="normal" style:font-size-complex="12pt" style:font-weight-complex="normal"/>
    </style:style>
    <style:style style:name="P13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22c6d" officeooo:paragraph-rsid="00922c6d" style:font-size-asian="10.5pt" style:font-weight-asian="normal" style:font-size-complex="12pt" style:font-weight-complex="normal"/>
    </style:style>
    <style:style style:name="P14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6ea1c" officeooo:paragraph-rsid="0096ea1c" style:font-size-asian="10.5pt" style:font-weight-asian="normal" style:font-size-complex="12pt" style:font-weight-complex="normal"/>
    </style:style>
    <style:style style:name="P14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91580" officeooo:paragraph-rsid="00991580" style:font-size-asian="10.5pt" style:font-weight-asian="normal" style:font-size-complex="12pt" style:font-weight-complex="normal"/>
    </style:style>
    <style:style style:name="P14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a73dd" officeooo:paragraph-rsid="009a73dd" style:font-size-asian="10.5pt" style:font-weight-asian="normal" style:font-size-complex="12pt" style:font-weight-complex="normal"/>
    </style:style>
    <style:style style:name="P14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ae741" officeooo:paragraph-rsid="009ae741" style:font-size-asian="10.5pt" style:font-weight-asian="normal" style:font-size-complex="12pt" style:font-weight-complex="normal"/>
    </style:style>
    <style:style style:name="P14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d9e7ad" officeooo:paragraph-rsid="00d9e7ad" style:font-size-asian="10.5pt" style:font-weight-asian="normal" style:font-size-complex="12pt" style:font-weight-complex="normal"/>
    </style:style>
    <style:style style:name="P14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dac037" officeooo:paragraph-rsid="00dac037" style:font-size-asian="10.5pt" style:font-weight-asian="normal" style:font-size-complex="12pt" style:font-weight-complex="normal"/>
    </style:style>
    <style:style style:name="P14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dd26a4" officeooo:paragraph-rsid="00dd26a4" style:font-size-asian="10.5pt" style:font-weight-asian="normal" style:font-size-complex="12pt" style:font-weight-complex="normal"/>
    </style:style>
    <style:style style:name="P14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e2ebae" officeooo:paragraph-rsid="00e2ebae" style:font-size-asian="10.5pt" style:font-weight-asian="normal" style:font-size-complex="12pt" style:font-weight-complex="normal"/>
    </style:style>
    <style:style style:name="P14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ee7a48" officeooo:paragraph-rsid="00ee7a48" style:font-size-asian="10.5pt" style:font-weight-asian="normal" style:font-size-complex="12pt" style:font-weight-complex="normal"/>
    </style:style>
    <style:style style:name="P14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efc9b2" officeooo:paragraph-rsid="00efc9b2" style:font-size-asian="10.5pt" style:font-weight-asian="normal" style:font-size-complex="12pt" style:font-weight-complex="normal"/>
    </style:style>
    <style:style style:name="P15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4fb2b" officeooo:paragraph-rsid="00f4fb2b" style:font-size-asian="10.5pt" style:font-weight-asian="normal" style:font-size-complex="12pt" style:font-weight-complex="normal"/>
    </style:style>
    <style:style style:name="P15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63f82" officeooo:paragraph-rsid="00f63f82" style:font-size-asian="10.5pt" style:font-weight-asian="normal" style:font-size-complex="12pt" style:font-weight-complex="normal"/>
    </style:style>
    <style:style style:name="P152" style:family="paragraph" style:parent-style-name="Standard">
      <loext:graphic-properties draw:fill="none" draw:fill-color="#ffffff" draw:opacity="100%"/>
      <style:paragraph-properties fo:text-align="start" style:justify-single-word="false" fo:background-color="transparent"/>
      <style:text-properties fo:color="#000000" fo:font-size="9pt" style:text-underline-style="none" fo:font-weight="normal" officeooo:rsid="00f82bac" officeooo:paragraph-rsid="00f82bac" style:font-size-asian="10.5pt" style:font-weight-asian="normal" style:font-size-complex="12pt" style:font-weight-complex="normal"/>
    </style:style>
    <style:style style:name="P15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8677b" officeooo:paragraph-rsid="00f8677b" style:font-size-asian="10.5pt" style:font-weight-asian="normal" style:font-size-complex="12pt" style:font-weight-complex="normal"/>
    </style:style>
    <style:style style:name="P15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b4f9b" officeooo:paragraph-rsid="00fb4f9b" style:font-size-asian="10.5pt" style:font-weight-asian="normal" style:font-size-complex="12pt" style:font-weight-complex="normal"/>
    </style:style>
    <style:style style:name="P15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b719a" officeooo:paragraph-rsid="00fb4f9b" style:font-size-asian="10.5pt" style:font-weight-asian="normal" style:font-size-complex="12pt" style:font-weight-complex="normal"/>
    </style:style>
    <style:style style:name="P15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b719a" officeooo:paragraph-rsid="00fb719a" style:font-size-asian="10.5pt" style:font-weight-asian="normal" style:font-size-complex="12pt" style:font-weight-complex="normal"/>
    </style:style>
    <style:style style:name="P15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d8318" officeooo:paragraph-rsid="00fd8318" style:font-size-asian="10.5pt" style:font-weight-asian="normal" style:font-size-complex="12pt" style:font-weight-complex="normal"/>
    </style:style>
    <style:style style:name="P15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0bc206" officeooo:paragraph-rsid="010bc206" style:font-size-asian="10.5pt" style:font-weight-asian="normal" style:font-size-complex="12pt" style:font-weight-complex="normal"/>
    </style:style>
    <style:style style:name="P15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0cd33a" officeooo:paragraph-rsid="010cd33a" style:font-size-asian="10.5pt" style:font-weight-asian="normal" style:font-size-complex="12pt" style:font-weight-complex="normal"/>
    </style:style>
    <style:style style:name="P16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105668" officeooo:paragraph-rsid="01105668"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fo:color="#000000" fo:font-size="9pt" fo:font-weight="normal" officeooo:rsid="001af0d4" officeooo:paragraph-rsid="001af0d4" style:font-size-asian="10.5pt" style:font-weight-asian="normal" style:font-size-complex="12pt" style:font-weight-complex="normal"/>
    </style:style>
    <style:style style:name="P162" style:family="paragraph" style:parent-style-name="Standard">
      <loext:graphic-properties draw:fill="solid" draw:fill-color="#bee3d3" draw:opacity="100%"/>
      <style:paragraph-properties fo:text-align="justify" style:justify-single-word="false" fo:background-color="#bee3d3"/>
      <style:text-properties fo:color="#000000" fo:font-size="9pt" fo:font-weight="normal" officeooo:rsid="001af0d4" officeooo:paragraph-rsid="001af0d4" style:font-size-asian="10.5pt" style:font-weight-asian="normal" style:font-size-complex="12pt" style:font-weight-complex="normal"/>
    </style:style>
    <style:style style:name="P163" style:family="paragraph" style:parent-style-name="Standard">
      <loext:graphic-properties draw:fill="none" draw:fill-color="#ffffff" draw:opacity="100%"/>
      <style:paragraph-properties fo:text-align="justify" style:justify-single-word="false" fo:background-color="transparent"/>
      <style:text-properties fo:color="#000000" fo:font-size="9pt" fo:font-weight="normal" officeooo:rsid="001c9e64" officeooo:paragraph-rsid="001c9e64" style:font-size-asian="10.5pt" style:font-weight-asian="normal" style:font-size-complex="12pt" style:font-weight-complex="normal"/>
    </style:style>
    <style:style style:name="P164" style:family="paragraph" style:parent-style-name="Standard">
      <loext:graphic-properties draw:fill="solid" draw:fill-color="#bee3d3" draw:opacity="100%"/>
      <style:paragraph-properties fo:text-align="justify" style:justify-single-word="false" fo:background-color="#bee3d3"/>
      <style:text-properties fo:color="#000000" fo:font-size="9pt" fo:font-weight="normal" officeooo:rsid="0019fb82" officeooo:paragraph-rsid="0019fb82" style:font-size-asian="10.5pt" style:font-weight-asian="normal" style:font-size-complex="12pt" style:font-weight-complex="normal"/>
    </style:style>
    <style:style style:name="P16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26a815" officeooo:paragraph-rsid="0026a815" style:font-size-asian="10.5pt" style:font-weight-asian="normal" style:font-size-complex="12pt" style:font-weight-complex="normal"/>
    </style:style>
    <style:style style:name="P16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285bb7" officeooo:paragraph-rsid="00285bb7" style:font-size-asian="10.5pt" style:font-weight-asian="normal" style:font-size-complex="12pt" style:font-weight-complex="normal"/>
    </style:style>
    <style:style style:name="P16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315a5" officeooo:paragraph-rsid="00e315a5" style:font-size-asian="10.5pt" style:font-weight-asian="normal" style:font-size-complex="12pt" style:font-weight-complex="normal"/>
    </style:style>
    <style:style style:name="P16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34bbf" officeooo:paragraph-rsid="00e34bbf" style:font-size-asian="10.5pt" style:font-weight-asian="normal" style:font-size-complex="12pt" style:font-weight-complex="normal"/>
    </style:style>
    <style:style style:name="P16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37225" officeooo:paragraph-rsid="00e37225" style:font-size-asian="10.5pt" style:font-weight-asian="normal" style:font-size-complex="12pt" style:font-weight-complex="normal"/>
    </style:style>
    <style:style style:name="P17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78ee5" officeooo:paragraph-rsid="00e78ee5" style:font-size-asian="10.5pt" style:font-weight-asian="normal" style:font-size-complex="12pt" style:font-weight-complex="normal"/>
    </style:style>
    <style:style style:name="P17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8587d" officeooo:paragraph-rsid="00e8587d" style:font-size-asian="10.5pt" style:font-weight-asian="normal" style:font-size-complex="12pt" style:font-weight-complex="normal"/>
    </style:style>
    <style:style style:name="P17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94d36" officeooo:paragraph-rsid="00e94d36" style:font-size-asian="10.5pt" style:font-weight-asian="normal" style:font-size-complex="12pt" style:font-weight-complex="normal"/>
    </style:style>
    <style:style style:name="P17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9641f" officeooo:paragraph-rsid="00e9641f" style:font-size-asian="10.5pt" style:font-weight-asian="normal" style:font-size-complex="12pt" style:font-weight-complex="normal"/>
    </style:style>
    <style:style style:name="P17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b52fe" officeooo:paragraph-rsid="00eb52fe" style:font-size-asian="10.5pt" style:font-weight-asian="normal" style:font-size-complex="12pt" style:font-weight-complex="normal"/>
    </style:style>
    <style:style style:name="P17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c9573" officeooo:paragraph-rsid="00ec9573" style:font-size-asian="10.5pt" style:font-weight-asian="normal" style:font-size-complex="12pt" style:font-weight-complex="normal"/>
    </style:style>
    <style:style style:name="P17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7d8bc1" officeooo:paragraph-rsid="00dd26a4" style:font-size-asian="10.5pt" style:font-style-asian="normal" style:font-weight-asian="normal" style:font-size-complex="12pt" style:font-style-complex="normal" style:font-weight-complex="normal"/>
    </style:style>
    <style:style style:name="P17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7f7313" officeooo:paragraph-rsid="00dd26a4" style:font-size-asian="10.5pt" style:font-style-asian="normal" style:font-weight-asian="normal" style:font-size-complex="12pt" style:font-style-complex="normal" style:font-weight-complex="normal"/>
    </style:style>
    <style:style style:name="P17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823e9f" officeooo:paragraph-rsid="00dd26a4" style:font-size-asian="10.5pt" style:font-style-asian="normal" style:font-weight-asian="normal" style:font-size-complex="12pt" style:font-style-complex="normal" style:font-weight-complex="normal"/>
    </style:style>
    <style:style style:name="P17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83977b" officeooo:paragraph-rsid="00dd26a4" style:font-size-asian="10.5pt" style:font-style-asian="normal" style:font-weight-asian="normal" style:font-size-complex="12pt" style:font-style-complex="normal" style:font-weight-complex="normal"/>
    </style:style>
    <style:style style:name="P18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ba3dd" officeooo:paragraph-rsid="009ba3dd" style:font-size-asian="10.5pt" style:font-style-asian="normal" style:font-weight-asian="normal" style:font-size-complex="12pt" style:font-style-complex="normal" style:font-weight-complex="normal"/>
    </style:style>
    <style:style style:name="P18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d5c9f" officeooo:paragraph-rsid="009d5c9f" style:font-size-asian="10.5pt" style:font-style-asian="normal" style:font-weight-asian="normal" style:font-size-complex="12pt" style:font-style-complex="normal" style:font-weight-complex="normal"/>
    </style:style>
    <style:style style:name="P18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ea235" officeooo:paragraph-rsid="009ea235" style:font-size-asian="10.5pt" style:font-style-asian="normal" style:font-weight-asian="normal" style:font-size-complex="12pt" style:font-style-complex="normal" style:font-weight-complex="normal"/>
    </style:style>
    <style:style style:name="P18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005ab" officeooo:paragraph-rsid="00a005ab" style:font-size-asian="10.5pt" style:font-style-asian="normal" style:font-weight-asian="normal" style:font-size-complex="12pt" style:font-style-complex="normal" style:font-weight-complex="normal"/>
    </style:style>
    <style:style style:name="P18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390bb" officeooo:paragraph-rsid="00a390bb" style:font-size-asian="10.5pt" style:font-style-asian="normal" style:font-weight-asian="normal" style:font-size-complex="12pt" style:font-style-complex="normal" style:font-weight-complex="normal"/>
    </style:style>
    <style:style style:name="P18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3ea91" officeooo:paragraph-rsid="00a3ea91" style:font-size-asian="10.5pt" style:font-style-asian="normal" style:font-weight-asian="normal" style:font-size-complex="12pt" style:font-style-complex="normal" style:font-weight-complex="normal"/>
    </style:style>
    <style:style style:name="P18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82ee6" officeooo:paragraph-rsid="00a82ee6" style:font-size-asian="10.5pt" style:font-style-asian="normal" style:font-weight-asian="normal" style:font-size-complex="12pt" style:font-style-complex="normal" style:font-weight-complex="normal"/>
    </style:style>
    <style:style style:name="P18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98eae" officeooo:paragraph-rsid="00a98eae" style:font-size-asian="10.5pt" style:font-style-asian="normal" style:font-weight-asian="normal" style:font-size-complex="12pt" style:font-style-complex="normal" style:font-weight-complex="normal"/>
    </style:style>
    <style:style style:name="P18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a3311" officeooo:paragraph-rsid="00aa5ff1" style:font-size-asian="10.5pt" style:font-style-asian="normal" style:font-weight-asian="normal" style:font-size-complex="12pt" style:font-style-complex="normal" style:font-weight-complex="normal"/>
    </style:style>
    <style:style style:name="P18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a5ff1" officeooo:paragraph-rsid="00aa5ff1" style:font-size-asian="10.5pt" style:font-style-asian="normal" style:font-weight-asian="normal" style:font-size-complex="12pt" style:font-style-complex="normal" style:font-weight-complex="normal"/>
    </style:style>
    <style:style style:name="P19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ae20f" officeooo:paragraph-rsid="00aae20f" style:font-size-asian="10.5pt" style:font-style-asian="normal" style:font-weight-asian="normal" style:font-size-complex="12pt" style:font-style-complex="normal" style:font-weight-complex="normal"/>
    </style:style>
    <style:style style:name="P19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cdaea" officeooo:paragraph-rsid="00acdaea" style:font-size-asian="10.5pt" style:font-style-asian="normal" style:font-weight-asian="normal" style:font-size-complex="12pt" style:font-style-complex="normal" style:font-weight-complex="normal"/>
    </style:style>
    <style:style style:name="P19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d0a76" officeooo:paragraph-rsid="00ad0a76" style:font-size-asian="10.5pt" style:font-style-asian="normal" style:font-weight-asian="normal" style:font-size-complex="12pt" style:font-style-complex="normal" style:font-weight-complex="normal"/>
    </style:style>
    <style:style style:name="P19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e0e27" officeooo:paragraph-rsid="00ae0e27" style:font-size-asian="10.5pt" style:font-style-asian="normal" style:font-weight-asian="normal" style:font-size-complex="12pt" style:font-style-complex="normal" style:font-weight-complex="normal"/>
    </style:style>
    <style:style style:name="P19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00e02" officeooo:paragraph-rsid="00b00e02" style:font-size-asian="10.5pt" style:font-style-asian="normal" style:font-weight-asian="normal" style:font-size-complex="12pt" style:font-style-complex="normal" style:font-weight-complex="normal"/>
    </style:style>
    <style:style style:name="P19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5faf8" officeooo:paragraph-rsid="00b5faf8" style:font-size-asian="10.5pt" style:font-style-asian="normal" style:font-weight-asian="normal" style:font-size-complex="12pt" style:font-style-complex="normal" style:font-weight-complex="normal"/>
    </style:style>
    <style:style style:name="P19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6cee0" officeooo:paragraph-rsid="00b6cee0" style:font-size-asian="10.5pt" style:font-style-asian="normal" style:font-weight-asian="normal" style:font-size-complex="12pt" style:font-style-complex="normal" style:font-weight-complex="normal"/>
    </style:style>
    <style:style style:name="P19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76718" officeooo:paragraph-rsid="00b76718" style:font-size-asian="10.5pt" style:font-style-asian="normal" style:font-weight-asian="normal" style:font-size-complex="12pt" style:font-style-complex="normal" style:font-weight-complex="normal"/>
    </style:style>
    <style:style style:name="P19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ae478" officeooo:paragraph-rsid="00bae478" style:font-size-asian="10.5pt" style:font-style-asian="normal" style:font-weight-asian="normal" style:font-size-complex="12pt" style:font-style-complex="normal" style:font-weight-complex="normal"/>
    </style:style>
    <style:style style:name="P19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fe407" officeooo:paragraph-rsid="00bfe407" style:font-size-asian="10.5pt" style:font-style-asian="normal" style:font-weight-asian="normal" style:font-size-complex="12pt" style:font-style-complex="normal" style:font-weight-complex="normal"/>
    </style:style>
    <style:style style:name="P20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0cae6" officeooo:paragraph-rsid="00c0cae6" style:font-size-asian="10.5pt" style:font-style-asian="normal" style:font-weight-asian="normal" style:font-size-complex="12pt" style:font-style-complex="normal" style:font-weight-complex="normal"/>
    </style:style>
    <style:style style:name="P20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24d6a" officeooo:paragraph-rsid="00c24d6a"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49891" officeooo:paragraph-rsid="00c49891" style:font-size-asian="10.5pt" style:font-style-asian="normal" style:font-weight-asian="normal" style:font-size-complex="12pt" style:font-style-complex="normal" style:font-weight-complex="normal"/>
    </style:style>
    <style:style style:name="P20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49891" officeooo:paragraph-rsid="00c6c973" style:font-size-asian="10.5pt" style:font-style-asian="normal" style:font-weight-asian="normal" style:font-size-complex="12pt" style:font-style-complex="normal" style:font-weight-complex="normal"/>
    </style:style>
    <style:style style:name="P20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5ed45" officeooo:paragraph-rsid="00c5ed45" style:font-size-asian="10.5pt" style:font-style-asian="normal" style:font-weight-asian="normal" style:font-size-complex="12pt" style:font-style-complex="normal" style:font-weight-complex="normal"/>
    </style:style>
    <style:style style:name="P20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70907" officeooo:paragraph-rsid="00c70907"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99bae" officeooo:paragraph-rsid="00c99bae"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abcf3" officeooo:paragraph-rsid="00cabcf3" style:font-size-asian="10.5pt" style:font-style-asian="normal" style:font-weight-asian="normal" style:font-size-complex="12pt" style:font-style-complex="normal" style:font-weight-complex="normal"/>
    </style:style>
    <style:style style:name="P20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c85b5" officeooo:paragraph-rsid="00cc85b5" style:font-size-asian="10.5pt" style:font-style-asian="normal" style:font-weight-asian="normal" style:font-size-complex="12pt" style:font-style-complex="normal" style:font-weight-complex="normal"/>
    </style:style>
    <style:style style:name="P20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dd529" officeooo:paragraph-rsid="00cdd529" style:font-size-asian="10.5pt" style:font-style-asian="normal" style:font-weight-asian="normal" style:font-size-complex="12pt" style:font-style-complex="normal" style:font-weight-complex="normal"/>
    </style:style>
    <style:style style:name="P21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ecbc5" officeooo:paragraph-rsid="00cecbc5" style:font-size-asian="10.5pt" style:font-style-asian="normal" style:font-weight-asian="normal" style:font-size-complex="12pt" style:font-style-complex="normal" style:font-weight-complex="normal"/>
    </style:style>
    <style:style style:name="P21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02abe" officeooo:paragraph-rsid="00d02abe" style:font-size-asian="10.5pt" style:font-style-asian="normal" style:font-weight-asian="normal" style:font-size-complex="12pt" style:font-style-complex="normal" style:font-weight-complex="normal"/>
    </style:style>
    <style:style style:name="P212" style:family="paragraph" style:parent-style-name="Standard">
      <loext:graphic-properties draw:fill="solid" draw:fill-color="#fff200" draw:opacity="100%"/>
      <style:paragraph-properties fo:text-align="justify" style:justify-single-word="false" fo:background-color="#fff200"/>
      <style:text-properties fo:color="#000000" fo:font-size="9pt" fo:font-style="normal" style:text-underline-style="none" fo:font-weight="normal" officeooo:rsid="00d02abe" officeooo:paragraph-rsid="00d02abe" style:font-size-asian="10.5pt" style:font-style-asian="normal" style:font-weight-asian="normal" style:font-size-complex="12pt" style:font-style-complex="normal" style:font-weight-complex="normal"/>
    </style:style>
    <style:style style:name="P21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33073" officeooo:paragraph-rsid="00d33073" style:font-size-asian="10.5pt" style:font-style-asian="normal" style:font-weight-asian="normal" style:font-size-complex="12pt" style:font-style-complex="normal" style:font-weight-complex="normal"/>
    </style:style>
    <style:style style:name="P21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f4fb2b" officeooo:paragraph-rsid="00f4fb2b" style:font-size-asian="10.5pt" style:font-style-asian="normal" style:font-weight-asian="normal" style:font-size-complex="12pt" style:font-style-complex="normal" style:font-weight-complex="normal"/>
    </style:style>
    <style:style style:name="P21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c99bae" officeooo:paragraph-rsid="00c99bae" style:font-size-asian="10.5pt" style:font-style-asian="normal" style:font-weight-asian="normal" style:font-size-complex="12pt" style:font-style-complex="normal" style:font-weight-complex="normal"/>
    </style:style>
    <style:style style:name="P21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cabcf3" officeooo:paragraph-rsid="00cc85b5" style:font-size-asian="10.5pt" style:font-style-asian="normal" style:font-weight-asian="normal" style:font-size-complex="12pt" style:font-style-complex="normal" style:font-weight-complex="normal"/>
    </style:style>
    <style:style style:name="P21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cdd529" officeooo:paragraph-rsid="00cdd529" style:font-size-asian="10.5pt" style:font-style-asian="normal" style:font-weight-asian="normal" style:font-size-complex="12pt" style:font-style-complex="normal" style:font-weight-complex="normal"/>
    </style:style>
    <style:style style:name="P21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2f48fe" officeooo:paragraph-rsid="002f48fe" style:font-size-asian="10.5pt" style:font-style-asian="normal" style:font-weight-asian="normal" style:font-size-complex="12pt" style:font-style-complex="normal" style:font-weight-complex="normal"/>
    </style:style>
    <style:style style:name="P21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002bf" officeooo:paragraph-rsid="003002bf" style:font-size-asian="10.5pt" style:font-style-asian="normal" style:font-weight-asian="normal" style:font-size-complex="12pt" style:font-style-complex="normal" style:font-weight-complex="normal"/>
    </style:style>
    <style:style style:name="P22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002bf" officeooo:paragraph-rsid="0047898d" style:font-size-asian="10.5pt" style:font-style-asian="normal" style:font-weight-asian="normal" style:font-size-complex="12pt" style:font-style-complex="normal" style:font-weight-complex="normal"/>
    </style:style>
    <style:style style:name="P22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f6bb0" officeooo:paragraph-rsid="003f6bb0" style:font-size-asian="10.5pt" style:font-style-asian="normal" style:font-weight-asian="normal" style:font-size-complex="12pt" style:font-style-complex="normal" style:font-weight-complex="normal"/>
    </style:style>
    <style:style style:name="P22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f6bb0" officeooo:paragraph-rsid="0040de62" style:font-size-asian="10.5pt" style:font-style-asian="normal" style:font-weight-asian="normal" style:font-size-complex="12pt" style:font-style-complex="normal" style:font-weight-complex="normal"/>
    </style:style>
    <style:style style:name="P22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0679f" officeooo:paragraph-rsid="0050679f" style:font-size-asian="10.5pt" style:font-style-asian="normal" style:font-weight-asian="normal" style:font-size-complex="12pt" style:font-style-complex="normal" style:font-weight-complex="normal"/>
    </style:style>
    <style:style style:name="P22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0679f" officeooo:paragraph-rsid="00527054" style:font-size-asian="10.5pt" style:font-style-asian="normal" style:font-weight-asian="normal" style:font-size-complex="12pt" style:font-style-complex="normal" style:font-weight-complex="normal"/>
    </style:style>
    <style:style style:name="P22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27054" officeooo:paragraph-rsid="00527054" style:font-size-asian="10.5pt" style:font-style-asian="normal" style:font-weight-asian="normal" style:font-size-complex="12pt" style:font-style-complex="normal" style:font-weight-complex="normal"/>
    </style:style>
    <style:style style:name="P22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2ac62" officeooo:paragraph-rsid="0052ac62" style:font-size-asian="10.5pt" style:font-style-asian="normal" style:font-weight-asian="normal" style:font-size-complex="12pt" style:font-style-complex="normal" style:font-weight-complex="normal"/>
    </style:style>
    <style:style style:name="P22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56a12" officeooo:paragraph-rsid="00556a12" style:font-size-asian="10.5pt" style:font-style-asian="normal" style:font-weight-asian="normal" style:font-size-complex="12pt" style:font-style-complex="normal" style:font-weight-complex="normal"/>
    </style:style>
    <style:style style:name="P22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56a12" officeooo:paragraph-rsid="00527054"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6d275e" officeooo:paragraph-rsid="006e8da0" style:font-size-asian="10.5pt" style:font-style-asian="normal" style:font-weight-asian="normal" style:font-size-complex="12pt" style:font-style-complex="normal" style:font-weight-complex="normal"/>
    </style:style>
    <style:style style:name="P23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6e8da0" officeooo:paragraph-rsid="006e8da0" style:font-size-asian="10.5pt" style:font-style-asian="normal" style:font-weight-asian="normal" style:font-size-complex="12pt" style:font-style-complex="normal" style:font-weight-complex="normal"/>
    </style:style>
    <style:style style:name="P23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69e9a" officeooo:paragraph-rsid="00769e9a"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879ef" officeooo:paragraph-rsid="007879ef"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b20fc" officeooo:paragraph-rsid="007b20fc"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bf263" officeooo:paragraph-rsid="007bf263"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solid" style:text-underline-width="auto" style:text-underline-color="font-color" fo:font-weight="normal" officeooo:rsid="00527054" officeooo:paragraph-rsid="00527054"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solid" style:text-underline-width="auto" style:text-underline-color="font-color" fo:font-weight="normal" officeooo:rsid="006d275e" officeooo:paragraph-rsid="006e8da0"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3bfbd" officeooo:paragraph-rsid="00dd26a4" style:font-size-asian="10.5pt" style:font-weight-asian="normal" style:font-size-complex="12pt" style:font-weight-complex="normal"/>
    </style:style>
    <style:style style:name="P23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3d9d5" officeooo:paragraph-rsid="00dd26a4" style:font-size-asian="10.5pt" style:font-weight-asian="normal" style:font-size-complex="12pt" style:font-weight-complex="normal"/>
    </style:style>
    <style:style style:name="P23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6d529" officeooo:paragraph-rsid="00dd26a4" style:font-size-asian="10.5pt" style:font-weight-asian="normal" style:font-size-complex="12pt" style:font-weight-complex="normal"/>
    </style:style>
    <style:style style:name="P24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7bb50" officeooo:paragraph-rsid="00dd26a4" style:font-size-asian="10.5pt" style:font-weight-asian="normal" style:font-size-complex="12pt" style:font-weight-complex="normal"/>
    </style:style>
    <style:style style:name="P24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6f581d" officeooo:paragraph-rsid="00dd26a4" style:font-size-asian="10.5pt" style:font-weight-asian="normal" style:font-size-complex="12pt" style:font-weight-complex="normal"/>
    </style:style>
    <style:style style:name="P242"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01af0d4" style:font-size-asian="10.5pt" style:font-weight-asian="bold" style:font-size-complex="12pt" style:font-weight-complex="bold"/>
    </style:style>
    <style:style style:name="P243"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normal" officeooo:rsid="002244c4" officeooo:paragraph-rsid="002f48fe" style:font-size-asian="10.5pt" style:font-style-asian="normal" style:font-weight-asian="normal" style:font-size-complex="12pt" style:font-style-complex="normal" style:font-weight-complex="normal"/>
    </style:style>
    <style:style style:name="P244"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3740ea" style:font-size-asian="10.5pt" style:font-style-asian="normal" style:font-weight-asian="bold" style:font-size-complex="12pt" style:font-style-complex="normal" style:font-weight-complex="bold"/>
    </style:style>
    <style:style style:name="P245"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47898d" style:font-size-asian="10.5pt" style:font-style-asian="normal" style:font-weight-asian="bold" style:font-size-complex="12pt" style:font-style-complex="normal" style:font-weight-complex="bold"/>
    </style:style>
    <style:style style:name="P246"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6ba3d7" style:font-size-asian="10.5pt" style:font-style-asian="normal" style:font-weight-asian="bold" style:font-size-complex="12pt" style:font-style-complex="normal" style:font-weight-complex="bold"/>
    </style:style>
    <style:style style:name="P247"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9112af" style:font-size-asian="10.5pt" style:font-style-asian="normal" style:font-weight-asian="bold" style:font-size-complex="12pt" style:font-style-complex="normal" style:font-weight-complex="bold"/>
    </style:style>
    <style:style style:name="P248"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d5af50" style:font-size-asian="10.5pt" style:font-style-asian="normal" style:font-weight-asian="bold" style:font-size-complex="12pt" style:font-style-complex="normal" style:font-weight-complex="bold"/>
    </style:style>
    <style:style style:name="P249"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dd26a4" style:font-size-asian="10.5pt" style:font-style-asian="normal" style:font-weight-asian="bold" style:font-size-complex="12pt" style:font-style-complex="normal" style:font-weight-complex="bold"/>
    </style:style>
    <style:style style:name="P250"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244c4" officeooo:paragraph-rsid="002f48fe" style:font-size-asian="10.5pt" style:font-style-asian="normal" style:font-weight-asian="bold" style:font-size-complex="12pt" style:font-style-complex="normal" style:font-weight-complex="bold"/>
    </style:style>
    <style:style style:name="P251" style:family="paragraph" style:parent-style-name="Standard">
      <style:paragraph-properties fo:text-align="justify" style:justify-single-word="false"/>
      <style:text-properties fo:font-size="20pt" style:text-underline-style="none" officeooo:rsid="00186b67" officeooo:paragraph-rsid="00186b67" style:font-size-asian="20pt" style:font-size-complex="20pt"/>
    </style:style>
    <style:style style:name="P252" style:family="paragraph" style:parent-style-name="Standard">
      <style:paragraph-properties fo:text-align="center" style:justify-single-word="false"/>
      <style:text-properties fo:font-size="20pt" style:text-underline-style="none" officeooo:rsid="00186b67" officeooo:paragraph-rsid="00186b67" style:font-size-asian="20pt" style:font-size-complex="20pt"/>
    </style:style>
    <style:style style:name="P253" style:family="paragraph" style:parent-style-name="Standard">
      <style:paragraph-properties fo:text-align="justify" style:justify-single-word="false"/>
      <style:text-properties style:text-underline-style="solid" style:text-underline-type="double" style:text-underline-width="auto" style:text-underline-color="font-color"/>
    </style:style>
    <style:style style:name="P254" style:family="paragraph" style:parent-style-name="Standard">
      <loext:graphic-properties draw:fill="none" draw:fill-color="#ffffff" draw:opacity="100%"/>
      <style:paragraph-properties fo:text-align="justify" style:justify-single-word="false" fo:background-color="transparent"/>
      <style:text-properties fo:font-size="9pt" fo:font-weight="normal" officeooo:rsid="00fb719a" officeooo:paragraph-rsid="00fb719a" style:font-size-asian="10.5pt" style:font-weight-asian="normal" style:font-size-complex="12pt" style:font-weight-complex="normal"/>
    </style:style>
    <style:style style:name="P255" style:family="paragraph" style:parent-style-name="Standard">
      <loext:graphic-properties draw:fill="none" draw:fill-color="#ffffff" draw:opacity="100%"/>
      <style:paragraph-properties fo:text-align="justify" style:justify-single-word="false" fo:background-color="transparent"/>
      <style:text-properties fo:color="#65c295" fo:font-size="9pt" style:text-underline-style="none" fo:font-weight="bold" officeooo:rsid="003cd553" officeooo:paragraph-rsid="003cd553" style:font-size-asian="10.5pt" style:font-weight-asian="bold" style:font-size-complex="12pt" style:font-weight-complex="bold"/>
    </style:style>
    <style:style style:name="P256"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3cd553" officeooo:paragraph-rsid="004ea873" style:font-size-asian="10.5pt" style:font-style-asian="normal" style:font-weight-asian="bold" style:font-size-complex="12pt" style:font-style-complex="normal" style:font-weight-complex="bold"/>
    </style:style>
    <style:style style:name="P257"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3cd553" officeooo:paragraph-rsid="007229d3" style:font-size-asian="10.5pt" style:font-style-asian="normal" style:font-weight-asian="bold" style:font-size-complex="12pt" style:font-style-complex="normal" style:font-weight-complex="bold"/>
    </style:style>
    <style:style style:name="P258"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3cd553" officeooo:paragraph-rsid="008cd453" style:font-size-asian="10.5pt" style:font-style-asian="normal" style:font-weight-asian="bold" style:font-size-complex="12pt" style:font-style-complex="normal" style:font-weight-complex="bold"/>
    </style:style>
    <style:style style:name="P259"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normal" officeooo:rsid="003f6bb0" officeooo:paragraph-rsid="003f6bb0" style:font-size-asian="10.5pt" style:font-style-asian="normal" style:font-weight-asian="normal" style:font-size-complex="12pt" style:font-style-complex="normal" style:font-weight-complex="normal"/>
    </style:style>
    <style:style style:name="P260"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normal" officeooo:rsid="003f6bb0" officeooo:paragraph-rsid="00a6a782" style:font-size-asian="10.5pt" style:font-style-asian="normal" style:font-weight-asian="normal" style:font-size-complex="12pt" style:font-style-complex="normal" style:font-weight-complex="normal"/>
    </style:style>
    <style:style style:name="P261" style:family="paragraph" style:parent-style-name="Standard">
      <loext:graphic-properties draw:fill="none" draw:fill-color="#ffffff" draw:opacity="100%"/>
      <style:paragraph-properties fo:text-align="justify" style:justify-single-word="false" fo:background-color="transparent"/>
      <style:text-properties fo:color="#ba131a" fo:font-size="9pt" style:text-underline-style="none" fo:font-weight="bold" officeooo:rsid="001de3d3" officeooo:paragraph-rsid="001de3d3" style:font-size-asian="10.5pt" style:font-weight-asian="bold" style:font-size-complex="12pt" style:font-weight-complex="bold"/>
    </style:style>
    <style:style style:name="P262" style:family="paragraph" style:parent-style-name="Standard">
      <loext:graphic-properties draw:fill="none" draw:fill-color="#ffffff" draw:opacity="100%"/>
      <style:paragraph-properties fo:text-align="justify" style:justify-single-word="false" fo:background-color="transparent"/>
      <style:text-properties fo:color="#ba131a" fo:font-size="9pt" style:text-underline-style="none" fo:font-weight="bold" officeooo:rsid="001de3d3" officeooo:paragraph-rsid="0106c900" style:font-size-asian="10.5pt" style:font-weight-asian="bold" style:font-size-complex="12pt" style:font-weight-complex="bold"/>
    </style:style>
    <style:style style:name="P263"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0fb719a" style:font-size-asian="10.5pt" style:font-weight-asian="bold" style:font-size-complex="12pt" style:font-weight-complex="bold"/>
    </style:style>
    <style:style style:name="P264"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0fd8318" style:font-size-asian="10.5pt" style:font-weight-asian="bold" style:font-size-complex="12pt" style:font-weight-complex="bold"/>
    </style:style>
    <style:style style:name="P265"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10025d6" style:font-size-asian="10.5pt" style:font-weight-asian="bold" style:font-size-complex="12pt" style:font-weight-complex="bold"/>
    </style:style>
    <style:style style:name="P266"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1087252" style:font-size-asian="10.5pt" style:font-weight-asian="bold" style:font-size-complex="12pt" style:font-weight-complex="bold"/>
    </style:style>
    <style:style style:name="P267"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1105668" style:font-size-asian="10.5pt" style:font-weight-asian="bold" style:font-size-complex="12pt" style:font-weight-complex="bold"/>
    </style:style>
    <style:style style:name="P268" style:family="paragraph" style:parent-style-name="corps">
      <style:paragraph-properties fo:text-align="justify" style:justify-single-word="false" fo:break-before="page"/>
      <style:text-properties fo:color="#00864b" fo:font-size="14pt" officeooo:rsid="001af0d4" officeooo:paragraph-rsid="001af0d4" style:font-size-asian="14pt" style:font-size-complex="14pt"/>
    </style:style>
    <style:style style:name="P269" style:family="paragraph" style:parent-style-name="partie">
      <style:paragraph-properties fo:text-align="justify" style:justify-single-word="false" fo:break-before="page"/>
    </style:style>
    <style:style style:name="P270" style:family="paragraph" style:parent-style-name="partie">
      <style:paragraph-properties fo:text-align="justify" style:justify-single-word="false" fo:break-before="page"/>
      <style:text-properties fo:color="#ffffff" fo:font-size="12pt" fo:font-weight="bold" style:font-size-asian="12pt" style:font-weight-asian="bold" style:font-size-complex="12pt" style:font-weight-complex="bold"/>
    </style:style>
    <style:style style:name="P271" style:family="paragraph" style:parent-style-name="corps">
      <style:paragraph-properties fo:text-align="justify" style:justify-single-word="false"/>
      <style:text-properties fo:font-size="14pt" officeooo:rsid="001af0d4" officeooo:paragraph-rsid="001af0d4" style:font-size-asian="14pt" style:font-size-complex="14pt"/>
    </style:style>
    <style:style style:name="P272" style:family="paragraph" style:parent-style-name="corps">
      <style:paragraph-properties fo:text-align="justify" style:justify-single-word="false"/>
      <style:text-properties officeooo:rsid="001af0d4" officeooo:paragraph-rsid="001af0d4"/>
    </style:style>
    <style:style style:name="P273" style:family="paragraph" style:parent-style-name="corps">
      <loext:graphic-properties draw:fill="solid" draw:fill-color="#bee3d3" draw:opacity="100%"/>
      <style:paragraph-properties fo:text-align="justify" style:justify-single-word="false" fo:background-color="#bee3d3"/>
      <style:text-properties officeooo:rsid="001af0d4" officeooo:paragraph-rsid="001af0d4"/>
    </style:style>
    <style:style style:name="P274" style:family="paragraph" style:parent-style-name="corps">
      <style:paragraph-properties fo:text-align="justify" style:justify-single-word="false"/>
      <style:text-properties officeooo:rsid="005a4f1a" officeooo:paragraph-rsid="005a4f1a"/>
    </style:style>
    <style:style style:name="P275" style:family="paragraph" style:parent-style-name="corps">
      <style:text-properties officeooo:rsid="00707ed4" officeooo:paragraph-rsid="00707ed4"/>
    </style:style>
    <style:style style:name="P276" style:family="paragraph" style:parent-style-name="corps">
      <style:paragraph-properties fo:text-align="center" style:justify-single-word="false"/>
      <style:text-properties fo:font-size="12pt" fo:font-weight="bold" officeooo:rsid="00707ed4" officeooo:paragraph-rsid="00707ed4" style:font-size-asian="12pt" style:font-weight-asian="bold" style:font-size-complex="12pt" style:font-weight-complex="bold"/>
    </style:style>
    <style:style style:name="P277" style:family="paragraph" style:parent-style-name="corps">
      <style:text-properties officeooo:rsid="00dd26a4" officeooo:paragraph-rsid="00deea2f"/>
    </style:style>
    <style:style style:name="P278" style:family="paragraph" style:parent-style-name="corps">
      <style:text-properties style:text-position="0% 100%" style:font-name="FreeMono" fo:font-size="9pt" fo:font-style="normal" fo:font-weight="normal" officeooo:rsid="01200d52" officeooo:paragraph-rsid="00deea2f" fo:background-color="transparent" style:font-size-asian="7.84999990463257pt" style:font-style-asian="normal" style:font-weight-asian="normal" style:font-size-complex="9pt" style:font-style-complex="normal" style:font-weight-complex="normal"/>
    </style:style>
    <style:style style:name="P279" style:family="paragraph" style:parent-style-name="Endnote">
      <style:text-properties officeooo:rsid="0022f91e" officeooo:paragraph-rsid="0022f91e"/>
    </style:style>
    <style:style style:name="P280" style:family="paragraph" style:parent-style-name="Endnote">
      <style:text-properties officeooo:rsid="0024aa29" officeooo:paragraph-rsid="0024aa29"/>
    </style:style>
    <style:style style:name="P281" style:family="paragraph" style:parent-style-name="Standard">
      <style:paragraph-properties fo:text-align="justify" style:justify-single-word="false"/>
      <style:text-properties fo:color="#000000" fo:font-size="9pt" style:text-underline-style="none" fo:font-weight="normal" officeooo:rsid="0067b4eb" officeooo:paragraph-rsid="0070122e" style:font-size-asian="10.5pt" style:font-weight-asian="normal" style:font-size-complex="12pt" style:font-weight-complex="normal"/>
    </style:style>
    <style:style style:name="P28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bold" officeooo:rsid="0026a815" officeooo:paragraph-rsid="0026a815" style:font-size-asian="10.5pt" style:font-weight-asian="bold" style:font-size-complex="12pt" style:font-weight-complex="bold"/>
    </style:style>
    <style:style style:name="P28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26a815" officeooo:paragraph-rsid="0026a815" style:font-size-asian="10.5pt" style:font-style-asian="normal" style:font-weight-asian="normal" style:font-size-complex="12pt" style:font-style-complex="normal" style:font-weight-complex="normal"/>
    </style:style>
    <style:style style:name="P28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80104" officeooo:paragraph-rsid="00d6fe95" style:font-size-asian="10.5pt" style:font-style-asian="normal" style:font-weight-asian="normal" style:font-size-complex="12pt" style:font-style-complex="normal" style:font-weight-complex="normal"/>
    </style:style>
    <style:style style:name="P28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f4fb2b" officeooo:paragraph-rsid="00f4fb2b" style:font-size-asian="10.5pt" style:font-style-asian="normal" style:font-weight-asian="normal" style:font-size-complex="12pt" style:font-style-complex="normal" style:font-weight-complex="normal"/>
    </style:style>
    <style:style style:name="P28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f63f82" officeooo:paragraph-rsid="00f63f82" style:font-size-asian="10.5pt" style:font-style-asian="normal" style:font-weight-asian="normal" style:font-size-complex="12pt" style:font-style-complex="normal" style:font-weight-complex="normal"/>
    </style:style>
    <style:style style:name="P28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6373d8" officeooo:paragraph-rsid="00dd26a4" style:font-size-asian="10.5pt" style:font-style-asian="normal" style:font-weight-asian="normal" style:font-size-complex="12pt" style:font-style-complex="normal" style:font-weight-complex="normal"/>
    </style:style>
    <style:style style:name="P288" style:family="paragraph" style:parent-style-name="Standard">
      <loext:graphic-properties draw:fill="none" draw:fill-color="#ffffff" draw:opacity="100%"/>
      <style:paragraph-properties fo:text-align="start" style:justify-single-word="false" fo:background-color="transparent"/>
      <style:text-properties fo:color="#000000" fo:font-size="9pt" fo:font-style="normal" style:text-underline-style="none" fo:font-weight="normal" officeooo:rsid="00678299" officeooo:paragraph-rsid="00dd26a4" style:font-size-asian="10.5pt" style:font-style-asian="normal" style:font-weight-asian="normal" style:font-size-complex="12pt" style:font-style-complex="normal" style:font-weight-complex="normal"/>
    </style:style>
    <style:style style:name="P289" style:family="paragraph" style:parent-style-name="Standard">
      <loext:graphic-properties draw:fill="none" draw:fill-color="#ffffff" draw:opacity="100%"/>
      <style:paragraph-properties fo:text-align="start" style:justify-single-word="false" fo:background-color="transparent"/>
      <style:text-properties fo:color="#000000" fo:font-size="9pt" fo:font-style="normal" style:text-underline-style="none" fo:font-weight="normal" officeooo:rsid="0065123d" officeooo:paragraph-rsid="00dd26a4" style:font-size-asian="10.5pt" style:font-style-asian="normal" style:font-weight-asian="normal" style:font-size-complex="12pt" style:font-style-complex="normal" style:font-weight-complex="normal"/>
    </style:style>
    <style:style style:name="P29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52973" officeooo:paragraph-rsid="0096ea1c" style:font-size-asian="10.5pt" style:font-style-asian="normal" style:font-weight-asian="normal" style:font-size-complex="12pt" style:font-style-complex="normal" style:font-weight-complex="normal"/>
    </style:style>
    <style:style style:name="P29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6ea1c" officeooo:paragraph-rsid="0096ea1c" style:font-size-asian="10.5pt" style:font-style-asian="normal" style:font-weight-asian="normal" style:font-size-complex="12pt" style:font-style-complex="normal" style:font-weight-complex="normal"/>
    </style:style>
    <style:style style:name="P29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91580" officeooo:paragraph-rsid="009a73dd" style:font-size-asian="10.5pt" style:font-style-asian="normal" style:font-weight-asian="normal" style:font-size-complex="12pt" style:font-style-complex="normal" style:font-weight-complex="normal"/>
    </style:style>
    <style:style style:name="P29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1fad3" officeooo:paragraph-rsid="00c0cae6" style:font-size-asian="10.5pt" style:font-style-asian="normal" style:font-weight-asian="normal" style:font-size-complex="12pt" style:font-style-complex="normal" style:font-weight-complex="normal"/>
    </style:style>
    <style:style style:name="P29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8dba0d" officeooo:paragraph-rsid="008dba0d" style:font-size-asian="10.5pt" style:font-style-asian="normal" style:font-weight-asian="normal" style:font-size-complex="12pt" style:font-style-complex="normal" style:font-weight-complex="normal"/>
    </style:style>
    <style:style style:name="P29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2ebae" officeooo:paragraph-rsid="00e2ebae" style:font-size-asian="10.5pt" style:font-style-asian="normal" style:font-weight-asian="normal" style:font-size-complex="12pt" style:font-style-complex="normal" style:font-weight-complex="normal"/>
    </style:style>
    <style:style style:name="P29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315a5" officeooo:paragraph-rsid="00e315a5" style:font-size-asian="10.5pt" style:font-style-asian="normal" style:font-weight-asian="normal" style:font-size-complex="12pt" style:font-style-complex="normal" style:font-weight-complex="normal"/>
    </style:style>
    <style:style style:name="P29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37225" officeooo:paragraph-rsid="00e37225" style:font-size-asian="10.5pt" style:font-style-asian="normal" style:font-weight-asian="normal" style:font-size-complex="12pt" style:font-style-complex="normal" style:font-weight-complex="normal"/>
    </style:style>
    <style:style style:name="P29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9641f" officeooo:paragraph-rsid="00e9641f" style:font-size-asian="10.5pt" style:font-style-asian="normal" style:font-weight-asian="normal" style:font-size-complex="12pt" style:font-style-complex="normal" style:font-weight-complex="normal"/>
    </style:style>
    <style:style style:name="P29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b52fe" officeooo:paragraph-rsid="00eb52fe" style:font-size-asian="10.5pt" style:font-style-asian="normal" style:font-weight-asian="normal" style:font-size-complex="12pt" style:font-style-complex="normal" style:font-weight-complex="normal"/>
    </style:style>
    <style:style style:name="P30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c9573" officeooo:paragraph-rsid="00ec9573" style:font-size-asian="10.5pt" style:font-style-asian="normal" style:font-weight-asian="normal" style:font-size-complex="12pt" style:font-style-complex="normal" style:font-weight-complex="normal"/>
    </style:style>
    <style:style style:name="P30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bold" officeooo:rsid="00e94d36" officeooo:paragraph-rsid="00e94d36" style:font-size-asian="10.5pt" style:font-style-asian="normal" style:font-weight-asian="bold" style:font-size-complex="12pt" style:font-style-complex="normal" style:font-weight-complex="bold"/>
    </style:style>
    <style:style style:name="P30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aa5ff1" officeooo:paragraph-rsid="00aa5ff1" style:font-size-asian="10.5pt" style:font-style-asian="normal" style:font-weight-asian="normal" style:font-size-complex="12pt" style:font-style-complex="normal" style:font-weight-complex="normal"/>
    </style:style>
    <style:style style:name="P30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italic" style:text-underline-style="none" fo:font-weight="normal" officeooo:rsid="00666468" officeooo:paragraph-rsid="00dd26a4" style:font-size-asian="10.5pt" style:font-style-asian="italic" style:font-weight-asian="normal" style:font-size-complex="12pt" style:font-style-complex="italic" style:font-weight-complex="normal"/>
    </style:style>
    <style:style style:name="P30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italic" style:text-underline-style="none" fo:font-weight="normal" officeooo:rsid="00666468" officeooo:paragraph-rsid="004af929" style:font-size-asian="10.5pt" style:font-style-asian="italic" style:font-weight-asian="normal" style:font-size-complex="12pt" style:font-style-complex="italic" style:font-weight-complex="normal"/>
    </style:style>
    <style:style style:name="P30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italic" style:text-underline-style="none" fo:font-weight="normal" officeooo:rsid="00c0cae6" officeooo:paragraph-rsid="00c0cae6" style:font-size-asian="10.5pt" style:font-style-asian="italic" style:font-weight-asian="normal" style:font-size-complex="12pt" style:font-style-complex="italic" style:font-weight-complex="normal"/>
    </style:style>
    <style:style style:name="P30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2b33bc" officeooo:paragraph-rsid="002b33bc" style:font-size-asian="10.5pt" style:font-weight-asian="normal" style:font-size-complex="12pt" style:font-weight-complex="normal"/>
    </style:style>
    <style:style style:name="P30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2da680" officeooo:paragraph-rsid="002da680" style:font-size-asian="10.5pt" style:font-weight-asian="normal" style:font-size-complex="12pt" style:font-weight-complex="normal"/>
    </style:style>
    <style:style style:name="P30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73bc05" officeooo:paragraph-rsid="0073bc05" style:font-size-asian="10.5pt" style:font-weight-asian="normal" style:font-size-complex="12pt" style:font-weight-complex="normal"/>
    </style:style>
    <style:style style:name="P30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740ea" officeooo:paragraph-rsid="003740ea" style:font-size-asian="10.5pt" style:font-weight-asian="normal" style:font-size-complex="12pt" style:font-weight-complex="normal"/>
    </style:style>
    <style:style style:name="P31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cd553" officeooo:paragraph-rsid="003cd553" style:font-size-asian="10.5pt" style:font-weight-asian="normal" style:font-size-complex="12pt" style:font-weight-complex="normal"/>
    </style:style>
    <style:style style:name="P31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0679f" officeooo:paragraph-rsid="0050679f" style:font-size-asian="10.5pt" style:font-weight-asian="normal" style:font-size-complex="12pt" style:font-weight-complex="normal"/>
    </style:style>
    <style:style style:name="P31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9f458" officeooo:paragraph-rsid="0039f458" style:font-size-asian="10.5pt" style:font-weight-asian="normal" style:font-size-complex="12pt" style:font-weight-complex="normal"/>
    </style:style>
    <style:style style:name="P31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bd230" officeooo:paragraph-rsid="003bd230" style:font-size-asian="10.5pt" style:font-weight-asian="normal" style:font-size-complex="12pt" style:font-weight-complex="normal"/>
    </style:style>
    <style:style style:name="P31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13f7f" officeooo:paragraph-rsid="00513f7f" style:font-size-asian="10.5pt" style:font-weight-asian="normal" style:font-size-complex="12pt" style:font-weight-complex="normal"/>
    </style:style>
    <style:style style:name="P31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solid" style:text-underline-width="auto" style:text-underline-color="font-color" fo:font-weight="normal" officeooo:rsid="002da680" officeooo:paragraph-rsid="002da680" style:font-size-asian="10.5pt" style:font-weight-asian="normal" style:font-size-complex="12pt" style:font-weight-complex="normal"/>
    </style:style>
    <style:style style:name="P31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3d746" officeooo:paragraph-rsid="00b00e02" style:font-size-asian="10.5pt" style:font-style-asian="normal" style:font-weight-asian="normal" style:font-size-complex="12pt" style:font-style-complex="normal" style:font-weight-complex="normal"/>
    </style:style>
    <style:style style:name="P31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6cee0" officeooo:paragraph-rsid="00b6cee0" style:font-size-asian="10.5pt" style:font-style-asian="normal" style:font-weight-asian="normal" style:font-size-complex="12pt" style:font-style-complex="normal" style:font-weight-complex="normal"/>
    </style:style>
    <style:style style:name="P31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90f52" officeooo:paragraph-rsid="00b90f52" style:font-size-asian="10.5pt" style:font-style-asian="normal" style:font-weight-asian="normal" style:font-size-complex="12pt" style:font-style-complex="normal" style:font-weight-complex="normal"/>
    </style:style>
    <style:style style:name="P31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ae478" officeooo:paragraph-rsid="00bae478" style:font-size-asian="10.5pt" style:font-style-asian="normal" style:font-weight-asian="normal" style:font-size-complex="12pt" style:font-style-complex="normal" style:font-weight-complex="normal"/>
    </style:style>
    <style:style style:name="P32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ae478" officeooo:paragraph-rsid="00b6cee0" style:font-size-asian="10.5pt" style:font-style-asian="normal" style:font-weight-asian="normal" style:font-size-complex="12pt" style:font-style-complex="normal" style:font-weight-complex="normal"/>
    </style:style>
    <style:style style:name="P32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df8b0" officeooo:paragraph-rsid="00bdf8b0" style:font-size-asian="10.5pt" style:font-style-asian="normal" style:font-weight-asian="normal" style:font-size-complex="12pt" style:font-style-complex="normal" style:font-weight-complex="normal"/>
    </style:style>
    <style:style style:name="P32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df8b0" officeooo:paragraph-rsid="00c6c973" style:font-size-asian="10.5pt" style:font-style-asian="normal" style:font-weight-asian="normal" style:font-size-complex="12pt" style:font-style-complex="normal" style:font-weight-complex="normal"/>
    </style:style>
    <style:style style:name="P32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c99bae" officeooo:paragraph-rsid="00c99bae" style:font-size-asian="10.5pt" style:font-style-asian="normal" style:font-weight-asian="normal" style:font-size-complex="12pt" style:font-style-complex="normal" style:font-weight-complex="normal"/>
    </style:style>
    <style:style style:name="P32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cabcf3" officeooo:paragraph-rsid="00c99bae" style:font-size-asian="10.5pt" style:font-style-asian="normal" style:font-weight-asian="normal" style:font-size-complex="12pt" style:font-style-complex="normal" style:font-weight-complex="normal"/>
    </style:style>
    <style:style style:name="P32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8dba0d" officeooo:paragraph-rsid="008dba0d" style:font-size-asian="10.5pt" style:font-style-asian="normal" style:font-weight-asian="normal" style:font-size-complex="12pt" style:font-style-complex="normal" style:font-weight-complex="normal"/>
    </style:style>
    <style:style style:name="P32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d6fe95" officeooo:paragraph-rsid="00906cea" style:font-size-asian="10.5pt" style:font-style-asian="normal" style:font-weight-asian="normal" style:font-size-complex="12pt" style:font-style-complex="normal" style:font-weight-complex="normal"/>
    </style:style>
    <style:style style:name="P32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d9e7ad" officeooo:paragraph-rsid="00d9e7ad" style:font-size-asian="10.5pt" style:font-style-asian="normal" style:font-weight-asian="normal" style:font-size-complex="12pt" style:font-style-complex="normal" style:font-weight-complex="normal"/>
    </style:style>
    <style:style style:name="P32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f05a35" officeooo:paragraph-rsid="00efc9b2" style:font-size-asian="10.5pt" style:font-style-asian="normal" style:font-weight-asian="normal" style:font-size-complex="12pt" style:font-style-complex="normal" style:font-weight-complex="normal"/>
    </style:style>
    <style:style style:name="P32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f8677b" officeooo:paragraph-rsid="00f8677b" style:font-size-asian="10.5pt" style:font-style-asian="normal" style:font-weight-asian="normal" style:font-size-complex="12pt" style:font-style-complex="normal" style:font-weight-complex="normal"/>
    </style:style>
    <style:style style:name="P33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e78ee5" officeooo:paragraph-rsid="00e78ee5" style:font-size-asian="10.5pt" style:font-style-asian="normal" style:font-weight-asian="normal" style:font-size-complex="12pt" style:font-style-complex="normal" style:font-weight-complex="normal"/>
    </style:style>
    <style:style style:name="P33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italic" style:text-underline-style="none" fo:font-weight="normal" officeooo:rsid="00b76718" officeooo:paragraph-rsid="00b76718" style:font-size-asian="10.5pt" style:font-style-asian="italic" style:font-weight-asian="normal" style:font-size-complex="12pt" style:font-style-complex="italic" style:font-weight-complex="normal"/>
    </style:style>
    <style:style style:name="P332" style:family="paragraph" style:parent-style-name="Standard">
      <loext:graphic-properties draw:fill="none" draw:fill-color="#ffffff" draw:opacity="100%"/>
      <style:paragraph-properties fo:text-align="justify" style:justify-single-word="false" fo:background-color="transparent"/>
      <style:text-properties fo:color="#000000" style:text-position="sub 58%" fo:font-size="9pt" style:text-underline-style="none" fo:font-weight="normal" officeooo:rsid="002e0a79" officeooo:paragraph-rsid="0073bc05" style:font-size-asian="10.5pt" style:font-weight-asian="normal" style:font-size-complex="12pt" style:font-weight-complex="normal"/>
    </style:style>
    <style:style style:name="P333" style:family="paragraph" style:parent-style-name="Standard">
      <loext:graphic-properties draw:fill="none" draw:fill-color="#ffffff" draw:opacity="100%"/>
      <style:paragraph-properties fo:text-align="justify" style:justify-single-word="false" fo:background-color="transparent"/>
      <style:text-properties fo:color="#000000" style:text-position="sub 58%" fo:font-size="9pt" fo:font-style="normal" style:text-underline-style="none" fo:font-weight="normal" officeooo:rsid="002da680" officeooo:paragraph-rsid="003bd230" style:font-size-asian="10.5pt" style:font-style-asian="normal" style:font-weight-asian="normal" style:font-size-complex="12pt" style:font-style-complex="normal" style:font-weight-complex="normal"/>
    </style:style>
    <style:style style:name="P334"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7229d3" style:font-size-asian="10.5pt" style:font-style-asian="normal" style:font-weight-asian="bold" style:font-size-complex="12pt" style:font-style-complex="normal" style:font-weight-complex="bold"/>
    </style:style>
    <style:style style:name="P335"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a6a782" style:font-size-asian="10.5pt" style:font-style-asian="normal" style:font-weight-asian="bold" style:font-size-complex="12pt" style:font-style-complex="normal" style:font-weight-complex="bold"/>
    </style:style>
    <style:style style:name="P336"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a98eae" style:font-size-asian="10.5pt" style:font-style-asian="normal" style:font-weight-asian="bold" style:font-size-complex="12pt" style:font-style-complex="normal" style:font-weight-complex="bold"/>
    </style:style>
    <style:style style:name="P337"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bdf8b0" style:font-size-asian="10.5pt" style:font-style-asian="normal" style:font-weight-asian="bold" style:font-size-complex="12pt" style:font-style-complex="normal" style:font-weight-complex="bold"/>
    </style:style>
    <style:style style:name="P338"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c84fdf" style:font-size-asian="10.5pt" style:font-style-asian="normal" style:font-weight-asian="bold" style:font-size-complex="12pt" style:font-style-complex="normal" style:font-weight-complex="bold"/>
    </style:style>
    <style:style style:name="P339"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e0bf36" style:font-size-asian="10.5pt" style:font-style-asian="normal" style:font-weight-asian="bold" style:font-size-complex="12pt" style:font-style-complex="normal" style:font-weight-complex="bold"/>
    </style:style>
    <style:style style:name="P340"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f05a35" style:font-size-asian="10.5pt" style:font-style-asian="normal" style:font-weight-asian="bold" style:font-size-complex="12pt" style:font-style-complex="normal" style:font-weight-complex="bold"/>
    </style:style>
    <style:style style:name="P341" style:family="paragraph" style:parent-style-name="Standard">
      <loext:graphic-properties draw:fill="none" draw:fill-color="#ffffff" draw:opacity="100%"/>
      <style:paragraph-properties fo:text-align="justify" style:justify-single-word="false" fo:background-color="transparent"/>
      <style:text-properties fo:color="#c06616" fo:font-size="9pt" style:text-underline-style="none" fo:font-weight="bold" officeooo:rsid="00fb719a" officeooo:paragraph-rsid="01202183" style:font-size-asian="10.5pt" style:font-weight-asian="bold" style:font-size-complex="12pt" style:font-weight-complex="bold"/>
    </style:style>
    <style:style style:name="P342" style:family="paragraph" style:parent-style-name="corps">
      <style:text-properties style:text-position="0% 100%" style:font-name="FreeMono" fo:font-size="9pt" fo:font-style="normal" fo:font-weight="normal" officeooo:rsid="0122b28e" officeooo:paragraph-rsid="00deea2f" fo:background-color="transparent" style:font-size-asian="7.84999990463257pt" style:font-style-asian="normal" style:font-weight-asian="normal" style:font-size-complex="9pt" style:font-style-complex="normal" style:font-weight-complex="normal"/>
    </style:style>
    <style:style style:name="P343" style:family="paragraph" style:parent-style-name="corps">
      <style:paragraph-properties fo:text-align="justify" style:justify-single-word="false"/>
      <style:text-properties officeooo:rsid="001af0d4" officeooo:paragraph-rsid="001af0d4"/>
    </style:style>
    <style:style style:name="P344" style:family="paragraph" style:parent-style-name="corps">
      <style:paragraph-properties fo:text-align="justify" style:justify-single-word="false"/>
      <style:text-properties officeooo:rsid="01216a1b" officeooo:paragraph-rsid="01216a1b"/>
    </style:style>
    <style:style style:name="P345" style:family="paragraph" style:parent-style-name="corps">
      <style:paragraph-properties fo:text-align="justify" style:justify-single-word="false"/>
      <style:text-properties officeooo:rsid="01226a44" officeooo:paragraph-rsid="01226a44"/>
    </style:style>
    <style:style style:name="P346" style:family="paragraph" style:parent-style-name="corps">
      <style:paragraph-properties fo:text-align="justify" style:justify-single-word="false"/>
      <style:text-properties officeooo:rsid="01232297" officeooo:paragraph-rsid="01232297"/>
    </style:style>
    <style:style style:name="P347" style:family="paragraph" style:parent-style-name="corps">
      <style:paragraph-properties fo:text-align="justify" style:justify-single-word="false"/>
      <style:text-properties officeooo:rsid="0125db8b" officeooo:paragraph-rsid="0125db8b"/>
    </style:style>
    <style:style style:name="P348" style:family="paragraph" style:parent-style-name="corps">
      <style:paragraph-properties fo:text-align="justify" style:justify-single-word="false"/>
      <style:text-properties officeooo:rsid="0128ace4" officeooo:paragraph-rsid="0128ace4"/>
    </style:style>
    <style:style style:name="P349" style:family="paragraph" style:parent-style-name="corps">
      <style:paragraph-properties fo:text-align="justify" style:justify-single-word="false"/>
      <style:text-properties officeooo:rsid="012e1012" officeooo:paragraph-rsid="012e1012"/>
    </style:style>
    <style:style style:name="P350" style:family="paragraph" style:parent-style-name="corps">
      <style:paragraph-properties fo:text-align="justify" style:justify-single-word="false"/>
      <style:text-properties officeooo:rsid="012ffd2a" officeooo:paragraph-rsid="012ffd2a"/>
    </style:style>
    <style:style style:name="P351" style:family="paragraph" style:parent-style-name="corps">
      <style:paragraph-properties fo:text-align="justify" style:justify-single-word="false"/>
      <style:text-properties officeooo:rsid="01350530" officeooo:paragraph-rsid="01350530"/>
    </style:style>
    <style:style style:name="P352" style:family="paragraph" style:parent-style-name="Endnote">
      <style:paragraph-properties fo:break-before="page"/>
      <style:text-properties fo:font-style="italic" officeooo:rsid="0024aa29" officeooo:paragraph-rsid="0024aa29" fo:background-color="#bce4e5" style:font-style-asian="italic" style:font-style-complex="italic"/>
    </style:style>
    <style:style style:name="P353"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style:font-name="FreeMono1" fo:font-size="9pt" fo:font-style="normal" style:text-underline-style="none" fo:font-weight="normal" style:text-blinking="false" fo:background-color="transparent"/>
    </style:style>
    <style:style style:name="P35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9165a" officeooo:paragraph-rsid="010427b4" style:font-size-asian="7.84999990463257pt" style:font-style-asian="normal" style:font-weight-asian="normal" style:font-size-complex="9pt" style:font-style-complex="normal" style:font-weight-complex="normal"/>
    </style:style>
    <style:style style:name="P355" style:family="paragraph" style:parent-style-name="List_20_Contents" style:list-style-name="L5">
      <style:paragraph-properties fo:margin-left="0cm" fo:margin-right="0cm" fo:text-align="justify" style:justify-single-word="false" fo:text-indent="0cm" style:auto-text-indent="false"/>
      <style:text-properties style:text-position="0% 100%" style:font-name="FreeMono" fo:font-size="9pt" fo:font-style="normal" fo:font-weight="normal" officeooo:rsid="006c3d4b" officeooo:paragraph-rsid="01105668" style:font-size-asian="7.84999990463257pt" style:font-style-asian="normal" style:font-weight-asian="normal" style:font-size-complex="9pt" style:font-style-complex="normal" style:font-weight-complex="normal"/>
    </style:style>
    <style:style style:name="P356" style:family="paragraph" style:parent-style-name="List_20_Contents" style:list-style-name="L5">
      <style:paragraph-properties fo:margin-left="0cm" fo:margin-right="0cm" fo:text-align="justify" style:justify-single-word="false" fo:text-indent="0cm" style:auto-text-indent="false"/>
      <style:text-properties style:text-position="0% 100%" style:font-name="FreeMono" fo:font-size="9pt" fo:font-style="normal" fo:font-weight="normal" officeooo:rsid="008ef9e3" officeooo:paragraph-rsid="01105668" style:font-size-asian="7.84999990463257pt" style:font-style-asian="normal" style:font-weight-asian="normal" style:font-size-complex="9pt" style:font-style-complex="normal" style:font-weight-complex="normal"/>
    </style:style>
    <style:style style:name="P35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1234c" officeooo:paragraph-rsid="0111e7d8" style:font-size-asian="7.84999990463257pt" style:font-style-asian="normal" style:font-weight-asian="normal" style:font-size-complex="9pt" style:font-style-complex="normal" style:font-weight-complex="normal"/>
    </style:style>
    <style:style style:name="P35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713cc" officeooo:paragraph-rsid="01208ff6" style:font-size-asian="7.84999990463257pt" style:font-style-asian="normal" style:font-weight-asian="normal" style:font-size-complex="9pt" style:font-style-complex="normal" style:font-weight-complex="normal"/>
    </style:style>
    <style:style style:name="P35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337b9" officeooo:paragraph-rsid="01208ff6" style:font-size-asian="7.84999990463257pt" style:font-style-asian="normal" style:font-weight-asian="normal" style:font-size-complex="9pt" style:font-style-complex="normal" style:font-weight-complex="normal"/>
    </style:style>
    <style:style style:name="P36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37380" officeooo:paragraph-rsid="01208ff6" style:font-size-asian="7.84999990463257pt" style:font-style-asian="normal" style:font-weight-asian="normal" style:font-size-complex="9pt" style:font-style-complex="normal" style:font-weight-complex="normal"/>
    </style:style>
    <style:style style:name="P36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499d5" officeooo:paragraph-rsid="01208ff6" style:font-size-asian="7.84999990463257pt" style:font-style-asian="normal" style:font-weight-asian="normal" style:font-size-complex="9pt" style:font-style-complex="normal" style:font-weight-complex="normal"/>
    </style:style>
    <style:style style:name="P36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italic" fo:font-weight="normal" officeooo:rsid="008ef9e3" officeooo:paragraph-rsid="01105668" style:font-size-asian="7.84999990463257pt" style:font-style-asian="italic" style:font-weight-asian="normal" style:font-size-complex="9pt" style:font-style-complex="italic" style:font-weight-complex="normal"/>
    </style:style>
    <style:style style:name="P363"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55813" officeooo:paragraph-rsid="01155813" style:font-size-asian="7.84999990463257pt" style:font-style-asian="normal" style:font-weight-asian="normal" style:font-size-complex="9pt" style:font-style-complex="normal" style:font-weight-complex="normal"/>
    </style:style>
    <style:style style:name="P364"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b50fc" officeooo:paragraph-rsid="011b50fc" style:font-size-asian="7.84999990463257pt" style:font-style-asian="normal" style:font-weight-asian="normal" style:font-size-complex="9pt" style:font-style-complex="normal" style:font-weight-complex="normal"/>
    </style:style>
    <style:style style:name="P365"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c83f2" officeooo:paragraph-rsid="011c83f2" style:font-size-asian="7.84999990463257pt" style:font-style-asian="normal" style:font-weight-asian="normal" style:font-size-complex="9pt" style:font-style-complex="normal" style:font-weight-complex="normal"/>
    </style:style>
    <style:style style:name="P366"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e1f84" officeooo:paragraph-rsid="011e1f84" style:font-size-asian="7.84999990463257pt" style:font-style-asian="normal" style:font-weight-asian="normal" style:font-size-complex="9pt" style:font-style-complex="normal" style:font-weight-complex="normal"/>
    </style:style>
    <style:style style:name="P367" style:family="paragraph" style:parent-style-name="List_20_Contents" style:list-style-name="L1">
      <style:paragraph-properties fo:text-align="justify" style:justify-single-word="false"/>
      <style:text-properties officeooo:paragraph-rsid="00fb719a"/>
    </style:style>
    <style:style style:name="P368" style:family="paragraph" style:parent-style-name="List_20_Contents" style:list-style-name="L2">
      <style:paragraph-properties fo:text-align="justify" style:justify-single-word="false"/>
      <style:text-properties style:text-position="0% 100%" style:font-name="FreeMono" fo:font-size="9pt" fo:font-style="normal" fo:font-weight="normal" officeooo:rsid="004e722f" officeooo:paragraph-rsid="00fb719a" style:font-size-asian="7.84999990463257pt" style:font-style-asian="normal" style:font-weight-asian="normal" style:font-size-complex="9pt" style:font-style-complex="normal" style:font-weight-complex="normal"/>
    </style:style>
    <style:style style:name="P369" style:family="paragraph" style:parent-style-name="List_20_Contents" style:list-style-name="L3">
      <style:paragraph-properties fo:text-align="justify" style:justify-single-word="false"/>
      <style:text-properties style:text-position="0% 100%" style:font-name="FreeMono" fo:font-size="9pt" fo:font-style="normal" fo:font-weight="normal" officeooo:rsid="005ce9c7" officeooo:paragraph-rsid="00fb719a" style:font-size-asian="7.84999990463257pt" style:font-style-asian="normal" style:font-weight-asian="normal" style:font-size-complex="9pt" style:font-style-complex="normal" style:font-weight-complex="normal"/>
    </style:style>
    <style:style style:name="P370" style:family="paragraph" style:parent-style-name="List_20_Contents" style:list-style-name="L4">
      <style:paragraph-properties fo:text-align="justify" style:justify-single-word="false"/>
      <style:text-properties style:text-position="0% 100%" style:font-name="FreeMono" fo:font-size="9pt" fo:font-style="normal" fo:font-weight="normal" officeooo:rsid="00580c3c" officeooo:paragraph-rsid="00fb719a" style:font-size-asian="7.84999990463257pt" style:font-style-asian="normal" style:font-weight-asian="normal" style:font-size-complex="9pt" style:font-style-complex="normal" style:font-weight-complex="normal"/>
    </style:style>
    <style:style style:name="P371" style:family="paragraph" style:parent-style-name="List_20_Contents" style:list-style-name="L4">
      <style:paragraph-properties fo:text-align="justify" style:justify-single-word="false"/>
      <style:text-properties style:text-position="0% 100%" style:font-name="FreeMono" fo:font-size="9pt" fo:font-style="normal" fo:font-weight="normal" officeooo:rsid="005a0b52" officeooo:paragraph-rsid="00fb719a" style:font-size-asian="7.84999990463257pt" style:font-style-asian="normal" style:font-weight-asian="normal" style:font-size-complex="9pt" style:font-style-complex="normal" style:font-weight-complex="normal"/>
    </style:style>
    <style:style style:name="P372" style:family="paragraph" style:parent-style-name="List_20_Contents" style:list-style-name="L6">
      <style:paragraph-properties fo:text-align="justify" style:justify-single-word="false"/>
      <style:text-properties style:text-position="0% 100%" style:font-name="FreeMono" fo:font-size="9pt" fo:font-style="normal" fo:font-weight="normal" officeooo:rsid="00944b76" officeooo:paragraph-rsid="01105668" style:font-size-asian="7.84999990463257pt" style:font-style-asian="normal" style:font-weight-asian="normal" style:font-size-complex="9pt" style:font-style-complex="normal" style:font-weight-complex="normal"/>
    </style:style>
    <style:style style:name="P373" style:family="paragraph" style:parent-style-name="List_20_Contents" style:list-style-name="L6">
      <style:paragraph-properties fo:text-align="justify" style:justify-single-word="false"/>
      <style:text-properties style:text-position="0% 100%" style:font-name="FreeMono" fo:font-size="9pt" fo:font-style="normal" fo:font-weight="normal" officeooo:rsid="0095fdf0" officeooo:paragraph-rsid="01105668" style:font-size-asian="7.84999990463257pt" style:font-style-asian="normal" style:font-weight-asian="normal" style:font-size-complex="9pt" style:font-style-complex="normal" style:font-weight-complex="normal"/>
    </style:style>
    <style:style style:name="P374" style:family="paragraph" style:parent-style-name="List_20_Contents" style:list-style-name="L6">
      <loext:graphic-properties draw:fill="none" draw:fill-color="#ffffff" draw:opacity="100%"/>
      <style:paragraph-properties fo:text-align="justify" style:justify-single-word="false" fo:background-color="transparent"/>
      <style:text-properties fo:color="#000000" style:text-position="0% 100%" style:font-name="FreeMono" fo:font-size="9pt" fo:font-style="normal" style:text-underline-style="none" fo:font-weight="normal" officeooo:rsid="0095fdf0" officeooo:paragraph-rsid="01105668" style:font-size-asian="7.84999990463257pt" style:font-style-asian="normal" style:font-weight-asian="normal" style:font-size-complex="9pt" style:font-style-complex="normal" style:font-weight-complex="normal"/>
    </style:style>
    <style:style style:name="P3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ffff" fo:font-size="12pt" style:text-underline-style="none" fo:font-weight="bold" officeooo:rsid="00186b67" style:font-size-asian="12pt" style:font-weight-asian="bold" style:font-size-complex="12pt" style:font-weight-complex="bold"/>
    </style:style>
    <style:style style:name="T2" style:family="text">
      <style:text-properties fo:color="#ffffff" fo:font-size="12pt" style:text-underline-style="none" fo:font-weight="bold" officeooo:rsid="0019fb82" style:font-size-asian="12pt" style:font-weight-asian="bold" style:font-size-complex="12pt" style:font-weight-complex="bold"/>
    </style:style>
    <style:style style:name="T3" style:family="text">
      <style:text-properties style:text-underline-style="none"/>
    </style:style>
    <style:style style:name="T4" style:family="text">
      <style:text-properties style:text-underline-style="none" officeooo:rsid="0019fb82"/>
    </style:style>
    <style:style style:name="T5" style:family="text">
      <style:text-properties style:text-underline-style="none" officeooo:rsid="001af0d4"/>
    </style:style>
    <style:style style:name="T6" style:family="text">
      <style:text-properties style:text-underline-style="none" officeooo:rsid="00186b67"/>
    </style:style>
    <style:style style:name="T7" style:family="text">
      <style:text-properties style:text-underline-style="none" officeooo:rsid="001cd10f"/>
    </style:style>
    <style:style style:name="T8" style:family="text">
      <style:text-properties style:text-underline-style="none" officeooo:rsid="001de3d3"/>
    </style:style>
    <style:style style:name="T9" style:family="text">
      <style:text-properties style:text-underline-style="none" officeooo:rsid="0067b4eb"/>
    </style:style>
    <style:style style:name="T10" style:family="text">
      <style:text-properties style:text-underline-style="none" officeooo:rsid="006a2216"/>
    </style:style>
    <style:style style:name="T11" style:family="text">
      <style:text-properties style:text-underline-style="none" officeooo:rsid="00f9d7fb"/>
    </style:style>
    <style:style style:name="T12" style:family="text">
      <style:text-properties officeooo:rsid="00203783"/>
    </style:style>
    <style:style style:name="T13" style:family="text">
      <style:text-properties officeooo:rsid="00211fba"/>
    </style:style>
    <style:style style:name="T14" style:family="text">
      <style:text-properties officeooo:rsid="002244c4"/>
    </style:style>
    <style:style style:name="T15" style:family="text">
      <style:text-properties officeooo:rsid="007b20fc" fo:background-color="#bce4e5" loext:char-shading-value="0"/>
    </style:style>
    <style:style style:name="T16" style:family="text">
      <style:text-properties fo:background-color="#bce4e5" loext:char-shading-value="0"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58dd3b" style:font-style-asian="italic" style:font-style-complex="italic"/>
    </style:style>
    <style:style style:name="T20" style:family="text">
      <style:text-properties fo:font-style="italic" officeooo:rsid="00952973" style:font-style-asian="italic" style:font-style-complex="italic"/>
    </style:style>
    <style:style style:name="T21" style:family="text">
      <style:text-properties fo:font-style="italic" officeooo:rsid="00a0f332" style:font-style-asian="italic" style:font-style-complex="italic"/>
    </style:style>
    <style:style style:name="T22" style:family="text">
      <style:text-properties fo:font-style="italic" officeooo:rsid="00a2eba1" style:font-style-asian="italic" style:font-style-complex="italic"/>
    </style:style>
    <style:style style:name="T23" style:family="text">
      <style:text-properties fo:font-style="italic" officeooo:rsid="00a8dbfc" style:font-style-asian="italic" style:font-style-complex="italic"/>
    </style:style>
    <style:style style:name="T24" style:family="text">
      <style:text-properties fo:font-style="italic" officeooo:rsid="00aa5ff1" style:font-style-asian="italic" style:font-style-complex="italic"/>
    </style:style>
    <style:style style:name="T25" style:family="text">
      <style:text-properties fo:font-style="italic" officeooo:rsid="00b76718" style:font-style-asian="italic" style:font-style-complex="italic"/>
    </style:style>
    <style:style style:name="T26" style:family="text">
      <style:text-properties fo:font-style="italic" officeooo:rsid="00c24d6a" style:font-style-asian="italic" style:font-style-complex="italic"/>
    </style:style>
    <style:style style:name="T27" style:family="text">
      <style:text-properties fo:font-style="italic" officeooo:rsid="00c0cae6" style:font-style-asian="italic" style:font-style-complex="italic"/>
    </style:style>
    <style:style style:name="T28" style:family="text">
      <style:text-properties fo:font-style="italic" officeooo:rsid="00d0c3a6" style:font-style-asian="italic" style:font-style-complex="italic"/>
    </style:style>
    <style:style style:name="T29" style:family="text">
      <style:text-properties fo:font-style="italic" officeooo:rsid="00fd8318" style:font-style-asian="italic" style:font-style-complex="italic"/>
    </style:style>
    <style:style style:name="T30" style:family="text">
      <style:text-properties fo:font-style="italic" officeooo:rsid="010cd33a" style:font-style-asian="italic" style:font-style-complex="italic"/>
    </style:style>
    <style:style style:name="T31" style:family="text">
      <style:text-properties fo:font-style="italic" officeooo:rsid="0091ea9c" style:font-style-asian="italic" style:font-style-complex="italic"/>
    </style:style>
    <style:style style:name="T32" style:family="text">
      <style:text-properties fo:font-style="italic" officeooo:rsid="0095fdf0" style:font-style-asian="italic" style:font-style-complex="italic"/>
    </style:style>
    <style:style style:name="T33" style:family="text">
      <style:text-properties fo:font-style="italic" officeooo:rsid="01105668" style:font-style-asian="italic" style:font-style-complex="italic"/>
    </style:style>
    <style:style style:name="T34" style:family="text">
      <style:text-properties fo:font-style="italic" officeooo:rsid="011198c2" style:font-style-asian="italic" style:font-style-complex="italic"/>
    </style:style>
    <style:style style:name="T35" style:family="text">
      <style:text-properties fo:font-style="italic" officeooo:rsid="006d16f6" style:font-style-asian="italic" style:font-style-complex="italic"/>
    </style:style>
    <style:style style:name="T36" style:family="text">
      <style:text-properties fo:font-style="italic" officeooo:rsid="006f8c3b" style:font-style-asian="italic" style:font-style-complex="italic"/>
    </style:style>
    <style:style style:name="T37" style:family="text">
      <style:text-properties fo:font-style="italic" officeooo:rsid="011290c1" style:font-style-asian="italic" style:font-style-complex="italic"/>
    </style:style>
    <style:style style:name="T38" style:family="text">
      <style:text-properties fo:font-style="italic" officeooo:rsid="01169be9" style:font-style-asian="italic" style:font-style-complex="italic"/>
    </style:style>
    <style:style style:name="T39" style:family="text">
      <style:text-properties fo:font-style="italic" officeooo:rsid="00237380" style:font-style-asian="italic" style:font-style-complex="italic"/>
    </style:style>
    <style:style style:name="T40" style:family="text">
      <style:text-properties fo:font-style="italic" fo:background-color="#bce4e5" loext:char-shading-value="0" style:font-style-asian="italic" style:font-style-complex="italic"/>
    </style:style>
    <style:style style:name="T41" style:family="text">
      <style:text-properties fo:font-style="italic" officeooo:rsid="0022f91e" fo:background-color="#bce4e5" loext:char-shading-value="0" style:font-style-asian="italic" style:font-style-complex="italic"/>
    </style:style>
    <style:style style:name="T42" style:family="text">
      <style:text-properties fo:font-style="italic" officeooo:rsid="0026708e" fo:background-color="#bce4e5" loext:char-shading-value="0" style:font-style-asian="italic" style:font-style-complex="italic"/>
    </style:style>
    <style:style style:name="T43" style:family="text">
      <style:text-properties fo:font-style="italic" officeooo:rsid="0026a815" fo:background-color="#bce4e5" loext:char-shading-value="0" style:font-style-asian="italic" style:font-style-complex="italic"/>
    </style:style>
    <style:style style:name="T44" style:family="text">
      <style:text-properties fo:font-style="italic" officeooo:rsid="003002bf" fo:background-color="#bce4e5" loext:char-shading-value="0" style:font-style-asian="italic" style:font-style-complex="italic"/>
    </style:style>
    <style:style style:name="T45" style:family="text">
      <style:text-properties fo:font-style="italic" officeooo:rsid="0058dd3b" fo:background-color="#bce4e5" loext:char-shading-value="0" style:font-style-asian="italic" style:font-style-complex="italic"/>
    </style:style>
    <style:style style:name="T46" style:family="text">
      <style:text-properties fo:font-style="italic" officeooo:rsid="0061256c" fo:background-color="#bce4e5" loext:char-shading-value="0" style:font-style-asian="italic" style:font-style-complex="italic"/>
    </style:style>
    <style:style style:name="T47" style:family="text">
      <style:text-properties fo:font-style="italic" officeooo:rsid="007b20fc" fo:background-color="#bce4e5" loext:char-shading-value="0" style:font-style-asian="italic" style:font-style-complex="italic"/>
    </style:style>
    <style:style style:name="T48" style:family="text">
      <style:text-properties fo:font-style="italic" officeooo:rsid="008b82ca" fo:background-color="#bce4e5" loext:char-shading-value="0" style:font-style-asian="italic" style:font-style-complex="italic"/>
    </style:style>
    <style:style style:name="T49" style:family="text">
      <style:text-properties fo:font-style="italic" officeooo:rsid="00952973" fo:background-color="#bce4e5" loext:char-shading-value="0" style:font-style-asian="italic" style:font-style-complex="italic"/>
    </style:style>
    <style:style style:name="T50" style:family="text">
      <style:text-properties fo:font-style="italic" officeooo:rsid="00922c6d" fo:background-color="#bce4e5" loext:char-shading-value="0" style:font-style-asian="italic" style:font-style-complex="italic"/>
    </style:style>
    <style:style style:name="T51" style:family="text">
      <style:text-properties fo:font-style="italic" officeooo:rsid="00a0f332" fo:background-color="#bce4e5" loext:char-shading-value="0" style:font-style-asian="italic" style:font-style-complex="italic"/>
    </style:style>
    <style:style style:name="T52" style:family="text">
      <style:text-properties fo:font-style="italic" officeooo:rsid="00a8dbfc" fo:background-color="#bce4e5" loext:char-shading-value="0" style:font-style-asian="italic" style:font-style-complex="italic"/>
    </style:style>
    <style:style style:name="T53" style:family="text">
      <style:text-properties fo:font-style="italic" officeooo:rsid="00b76718" fo:background-color="#bce4e5" loext:char-shading-value="0" style:font-style-asian="italic" style:font-style-complex="italic"/>
    </style:style>
    <style:style style:name="T54" style:family="text">
      <style:text-properties fo:font-style="italic" officeooo:rsid="00c24d6a" fo:background-color="#bce4e5" loext:char-shading-value="0" style:font-style-asian="italic" style:font-style-complex="italic"/>
    </style:style>
    <style:style style:name="T55" style:family="text">
      <style:text-properties fo:font-style="italic" officeooo:rsid="00f50993" fo:background-color="#bce4e5" loext:char-shading-value="0" style:font-style-asian="italic" style:font-style-complex="italic"/>
    </style:style>
    <style:style style:name="T56" style:family="text">
      <style:text-properties fo:font-style="italic" officeooo:rsid="01105668" fo:background-color="#bce4e5" loext:char-shading-value="0" style:font-style-asian="italic" style:font-style-complex="italic"/>
    </style:style>
    <style:style style:name="T57" style:family="text">
      <style:text-properties fo:font-style="italic" officeooo:rsid="00909836" fo:background-color="#bce4e5" loext:char-shading-value="0" style:font-style-asian="italic" style:font-style-complex="italic"/>
    </style:style>
    <style:style style:name="T58" style:family="text">
      <style:text-properties fo:font-style="italic" officeooo:rsid="0091ea9c" fo:background-color="#bce4e5" loext:char-shading-value="0" style:font-style-asian="italic" style:font-style-complex="italic"/>
    </style:style>
    <style:style style:name="T59" style:family="text">
      <style:text-properties fo:font-style="italic" fo:background-color="#bce4e5" loext:char-shading-value="0" style:font-style-asian="italic" style:font-style-complex="italic"/>
    </style:style>
    <style:style style:name="T60" style:family="text">
      <style:text-properties fo:font-style="italic" officeooo:rsid="01208ff6" fo:background-color="#bce4e5" loext:char-shading-value="0" style:font-style-asian="italic" style:font-style-complex="italic"/>
    </style:style>
    <style:style style:name="T61" style:family="text">
      <style:text-properties fo:font-style="italic" fo:background-color="#bce4e5" loext:char-shading-value="0" style:font-style-asian="italic" style:font-weight-asian="normal" style:font-style-complex="italic" style:font-weight-complex="normal"/>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none" fo:background-color="#bce4e5" loext:char-shading-value="0" style:font-style-asian="italic" style:font-style-complex="italic"/>
    </style:style>
    <style:style style:name="T65" style:family="text">
      <style:text-properties fo:font-style="italic" style:text-underline-style="none" officeooo:rsid="00e4ec17" fo:background-color="#bce4e5" loext:char-shading-value="0"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0909836" style:font-style-asian="italic" style:font-weight-asian="bold" style:font-style-complex="italic" style:font-weight-complex="bold"/>
    </style:style>
    <style:style style:name="T68" style:family="text">
      <style:text-properties fo:font-style="italic" fo:font-weight="bold" officeooo:rsid="006d16f6" style:font-style-asian="italic" style:font-weight-asian="bold" style:font-style-complex="italic" style:font-weight-complex="bold"/>
    </style:style>
    <style:style style:name="T69" style:family="text">
      <style:text-properties fo:font-style="italic" fo:font-weight="bold" officeooo:rsid="0091ea9c" fo:background-color="#bce4e5" loext:char-shading-value="0"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fo:background-color="#bce4e5" loext:char-shading-value="0" style:font-style-asian="italic" style:font-style-complex="italic"/>
    </style:style>
    <style:style style:name="T71" style:family="text">
      <style:text-properties fo:font-style="italic" fo:background-color="#dfcce4" loext:char-shading-value="0" style:font-style-asian="italic" style:font-style-complex="italic"/>
    </style:style>
    <style:style style:name="T72" style:family="text">
      <style:text-properties officeooo:rsid="0022f91e"/>
    </style:style>
    <style:style style:name="T73" style:family="text">
      <style:text-properties fo:color="#000000" style:text-underline-style="none"/>
    </style:style>
    <style:style style:name="T74" style:family="text">
      <style:text-properties fo:color="#000000" style:text-underline-style="solid" style:text-underline-width="auto" style:text-underline-color="font-color"/>
    </style:style>
    <style:style style:name="T75" style:family="text">
      <style:text-properties officeooo:rsid="0024aa29"/>
    </style:style>
    <style:style style:name="T76" style:family="text">
      <style:text-properties fo:font-style="normal" style:font-style-asian="normal" style:font-style-complex="normal"/>
    </style:style>
    <style:style style:name="T77" style:family="text">
      <style:text-properties fo:font-style="normal" officeooo:rsid="0024aa29" style:font-style-asian="normal" style:font-style-complex="normal"/>
    </style:style>
    <style:style style:name="T78" style:family="text">
      <style:text-properties fo:font-style="normal" officeooo:rsid="0026a815" style:font-style-asian="normal" style:font-style-complex="normal"/>
    </style:style>
    <style:style style:name="T79" style:family="text">
      <style:text-properties fo:font-style="normal" officeooo:rsid="0058dd3b" style:font-style-asian="normal" style:font-style-complex="normal"/>
    </style:style>
    <style:style style:name="T80" style:family="text">
      <style:text-properties fo:font-style="normal" officeooo:rsid="0061963f" style:font-style-asian="normal" style:font-style-complex="normal"/>
    </style:style>
    <style:style style:name="T81" style:family="text">
      <style:text-properties fo:font-style="normal" officeooo:rsid="006373d8" style:font-style-asian="normal" style:font-style-complex="normal"/>
    </style:style>
    <style:style style:name="T82" style:family="text">
      <style:text-properties fo:font-style="normal" officeooo:rsid="00660e0c" style:font-style-asian="normal" style:font-style-complex="normal"/>
    </style:style>
    <style:style style:name="T83" style:family="text">
      <style:text-properties fo:font-style="normal" officeooo:rsid="00678299" style:font-style-asian="normal" style:font-style-complex="normal"/>
    </style:style>
    <style:style style:name="T84" style:family="text">
      <style:text-properties fo:font-style="normal" officeooo:rsid="0061256c" style:font-style-asian="normal" style:font-style-complex="normal"/>
    </style:style>
    <style:style style:name="T85" style:family="text">
      <style:text-properties fo:font-style="normal" officeooo:rsid="008b82ca" style:font-style-asian="normal" style:font-style-complex="normal"/>
    </style:style>
    <style:style style:name="T86" style:family="text">
      <style:text-properties fo:font-style="normal" officeooo:rsid="009310fa" style:font-style-asian="normal" style:font-style-complex="normal"/>
    </style:style>
    <style:style style:name="T87" style:family="text">
      <style:text-properties fo:font-style="normal" officeooo:rsid="00952973" style:font-style-asian="normal" style:font-style-complex="normal"/>
    </style:style>
    <style:style style:name="T88" style:family="text">
      <style:text-properties fo:font-style="normal" officeooo:rsid="00922c6d" style:font-style-asian="normal" style:font-style-complex="normal"/>
    </style:style>
    <style:style style:name="T89" style:family="text">
      <style:text-properties fo:font-style="normal" officeooo:rsid="009ae741" style:font-style-asian="normal" style:font-style-complex="normal"/>
    </style:style>
    <style:style style:name="T90" style:family="text">
      <style:text-properties fo:font-style="normal" officeooo:rsid="00d80104" style:font-style-asian="normal" style:font-style-complex="normal"/>
    </style:style>
    <style:style style:name="T91" style:family="text">
      <style:text-properties fo:font-style="normal" officeooo:rsid="00fd8318" style:font-style-asian="normal" style:font-style-complex="normal"/>
    </style:style>
    <style:style style:name="T92" style:family="text">
      <style:text-properties fo:font-style="normal" officeooo:rsid="01249de2" style:font-style-asian="normal" style:font-style-complex="normal"/>
    </style:style>
    <style:style style:name="T93" style:family="text">
      <style:text-properties fo:font-style="normal" officeooo:rsid="0125db8b" style:font-style-asian="normal" style:font-style-complex="normal"/>
    </style:style>
    <style:style style:name="T94" style:family="text">
      <style:text-properties fo:font-style="normal" officeooo:rsid="0126e996" style:font-style-asian="normal" style:font-style-complex="normal"/>
    </style:style>
    <style:style style:name="T95" style:family="text">
      <style:text-properties fo:font-style="normal" officeooo:rsid="0128ace4" style:font-style-asian="normal" style:font-style-complex="normal"/>
    </style:style>
    <style:style style:name="T96" style:family="text">
      <style:text-properties fo:font-style="normal" officeooo:rsid="0121a0c5" style:font-style-asian="normal" style:font-style-complex="normal"/>
    </style:style>
    <style:style style:name="T97" style:family="text">
      <style:text-properties fo:font-style="normal" officeooo:rsid="012bba7b" style:font-style-asian="normal" style:font-style-complex="normal"/>
    </style:style>
    <style:style style:name="T98" style:family="text">
      <style:text-properties fo:font-style="normal" officeooo:rsid="012ccec9" style:font-style-asian="normal" style:font-style-complex="normal"/>
    </style:style>
    <style:style style:name="T99" style:family="text">
      <style:text-properties fo:font-style="normal" officeooo:rsid="012f379d" style:font-style-asian="normal" style:font-style-complex="normal"/>
    </style:style>
    <style:style style:name="T100" style:family="text">
      <style:text-properties fo:font-style="normal" officeooo:rsid="012ffd2a"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61963f" style:font-style-asian="normal" style:font-weight-asian="bold" style:font-style-complex="normal" style:font-weight-complex="bold"/>
    </style:style>
    <style:style style:name="T103" style:family="text">
      <style:text-properties fo:font-style="normal" fo:font-weight="bold" officeooo:rsid="00952973" style:font-style-asian="normal" style:font-weight-asian="bold" style:font-style-complex="normal" style:font-weight-complex="bold"/>
    </style:style>
    <style:style style:name="T104" style:family="text">
      <style:text-properties fo:font-style="normal" style:text-underline-style="solid" style:text-underline-width="auto" style:text-underline-color="font-color" style:font-style-asian="normal" style:font-style-complex="normal"/>
    </style:style>
    <style:style style:name="T105" style:family="text">
      <style:text-properties fo:font-style="normal" style:text-underline-style="solid" style:text-underline-width="auto" style:text-underline-color="font-color" officeooo:rsid="009310fa" style:font-style-asian="normal" style:font-style-complex="normal"/>
    </style:style>
    <style:style style:name="T106" style:family="text">
      <style:text-properties fo:font-style="normal" officeooo:rsid="0026708e" fo:background-color="transparent" loext:char-shading-value="0" style:font-style-asian="normal" style:font-style-complex="normal"/>
    </style:style>
    <style:style style:name="T107" style:family="text">
      <style:text-properties fo:font-style="normal" style:text-underline-style="none" style:font-style-asian="normal" style:font-style-complex="normal"/>
    </style:style>
    <style:style style:name="T108" style:family="text">
      <style:text-properties fo:font-style="normal" style:text-underline-style="none" officeooo:rsid="00e4ec17" style:font-style-asian="normal" style:font-style-complex="normal"/>
    </style:style>
    <style:style style:name="T109" style:family="text">
      <style:text-properties fo:font-style="normal" style:text-underline-style="none" officeooo:rsid="00e529d6" style:font-style-asian="normal" style:font-style-complex="normal"/>
    </style:style>
    <style:style style:name="T110" style:family="text">
      <style:text-properties fo:font-style="normal" style:text-underline-style="none" officeooo:rsid="00e709b3" style:font-style-asian="normal" style:font-style-complex="normal"/>
    </style:style>
    <style:style style:name="T111" style:family="text">
      <style:text-properties fo:font-style="normal" style:text-underline-style="none" officeooo:rsid="00e9641f" style:font-style-asian="normal" style:font-style-complex="normal"/>
    </style:style>
    <style:style style:name="T112" style:family="text">
      <style:text-properties fo:font-style="normal" style:text-underline-style="none" fo:font-weight="bold" style:font-style-asian="normal" style:font-weight-asian="bold" style:font-style-complex="normal" style:font-weight-complex="bold"/>
    </style:style>
    <style:style style:name="T113" style:family="text">
      <style:text-properties fo:font-style="normal" style:text-underline-style="none" fo:font-weight="bold" officeooo:rsid="00e529d6" style:font-style-asian="normal" style:font-weight-asian="bold" style:font-style-complex="normal" style:font-weight-complex="bold"/>
    </style:style>
    <style:style style:name="T114" style:family="text">
      <style:text-properties fo:font-weight="bold"/>
    </style:style>
    <style:style style:name="T115" style:family="text">
      <style:text-properties fo:font-weight="bold" style:font-weight-asian="bold" style:font-weight-complex="bold"/>
    </style:style>
    <style:style style:name="T116" style:family="text">
      <style:text-properties fo:font-weight="bold" officeooo:rsid="002f48fe" style:font-weight-asian="bold" style:font-weight-complex="bold"/>
    </style:style>
    <style:style style:name="T117" style:family="text">
      <style:text-properties fo:font-weight="bold" officeooo:rsid="0040de62" style:font-weight-asian="bold" style:font-weight-complex="bold"/>
    </style:style>
    <style:style style:name="T118" style:family="text">
      <style:text-properties fo:font-weight="bold" officeooo:rsid="0058dd3b" style:font-weight-asian="bold" style:font-weight-complex="bold"/>
    </style:style>
    <style:style style:name="T119" style:family="text">
      <style:text-properties fo:font-weight="bold" officeooo:rsid="005d173a" style:font-weight-asian="bold" style:font-weight-complex="bold"/>
    </style:style>
    <style:style style:name="T120" style:family="text">
      <style:text-properties fo:font-weight="bold" officeooo:rsid="0057bb50" style:font-weight-asian="bold" style:font-weight-complex="bold"/>
    </style:style>
    <style:style style:name="T121" style:family="text">
      <style:text-properties fo:font-weight="bold" officeooo:rsid="006e8da0" style:font-weight-asian="bold" style:font-weight-complex="bold"/>
    </style:style>
    <style:style style:name="T122" style:family="text">
      <style:text-properties fo:font-weight="bold" officeooo:rsid="008dabd5" style:font-weight-asian="bold" style:font-weight-complex="bold"/>
    </style:style>
    <style:style style:name="T123" style:family="text">
      <style:text-properties fo:font-weight="bold" officeooo:rsid="00a8dbfc" style:font-weight-asian="bold" style:font-weight-complex="bold"/>
    </style:style>
    <style:style style:name="T124" style:family="text">
      <style:text-properties fo:font-weight="bold" officeooo:rsid="00aa5ff1" style:font-weight-asian="bold" style:font-weight-complex="bold"/>
    </style:style>
    <style:style style:name="T125" style:family="text">
      <style:text-properties fo:font-weight="bold" officeooo:rsid="00b5faf8" style:font-weight-asian="bold" style:font-weight-complex="bold"/>
    </style:style>
    <style:style style:name="T126" style:family="text">
      <style:text-properties fo:font-weight="bold" officeooo:rsid="00f50993" style:font-weight-asian="bold" style:font-weight-complex="bold"/>
    </style:style>
    <style:style style:name="T127" style:family="text">
      <style:text-properties fo:font-weight="bold" officeooo:rsid="00fad784" style:font-weight-asian="bold" style:font-weight-complex="bold"/>
    </style:style>
    <style:style style:name="T128" style:family="text">
      <style:text-properties fo:font-weight="bold" officeooo:rsid="0079e653" style:font-weight-asian="bold" style:font-weight-complex="bold"/>
    </style:style>
    <style:style style:name="T129" style:family="text">
      <style:text-properties fo:font-weight="bold" officeooo:rsid="00f05a35"/>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3740ea"/>
    </style:style>
    <style:style style:name="T132" style:family="text">
      <style:text-properties style:text-underline-style="solid" style:text-underline-width="auto" style:text-underline-color="font-color" officeooo:rsid="003cd553"/>
    </style:style>
    <style:style style:name="T133" style:family="text">
      <style:text-properties style:text-underline-style="solid" style:text-underline-width="auto" style:text-underline-color="font-color" officeooo:rsid="0040de62"/>
    </style:style>
    <style:style style:name="T134" style:family="text">
      <style:text-properties style:text-underline-style="solid" style:text-underline-width="auto" style:text-underline-color="font-color" officeooo:rsid="00a390bb"/>
    </style:style>
    <style:style style:name="T135" style:family="text">
      <style:text-properties style:text-underline-style="solid" style:text-underline-width="auto" style:text-underline-color="font-color" officeooo:rsid="00c24d6a"/>
    </style:style>
    <style:style style:name="T136" style:family="text">
      <style:text-properties style:text-underline-style="solid" style:text-underline-width="auto" style:text-underline-color="font-color" officeooo:rsid="00c70907"/>
    </style:style>
    <style:style style:name="T137" style:family="text">
      <style:text-properties style:text-underline-style="solid" style:text-underline-width="auto" style:text-underline-color="font-color" officeooo:rsid="00d9e7ad"/>
    </style:style>
    <style:style style:name="T138" style:family="text">
      <style:text-properties style:text-underline-style="solid" style:text-underline-width="auto" style:text-underline-color="font-color" fo:background-color="transparent" loext:char-shading-value="0"/>
    </style:style>
    <style:style style:name="T139" style:family="text">
      <style:text-properties style:text-underline-style="solid" style:text-underline-width="auto" style:text-underline-color="font-color" officeooo:rsid="00fb719a"/>
    </style:style>
    <style:style style:name="T140" style:family="text">
      <style:text-properties style:text-underline-style="solid" style:text-underline-width="auto" style:text-underline-color="font-color" officeooo:rsid="00fc14cc"/>
    </style:style>
    <style:style style:name="T141" style:family="text">
      <style:text-properties officeooo:rsid="0026a815"/>
    </style:style>
    <style:style style:name="T142" style:family="text">
      <style:text-properties style:text-position="sub 58%"/>
    </style:style>
    <style:style style:name="T143" style:family="text">
      <style:text-properties style:text-position="sub 58%" officeooo:rsid="002da680"/>
    </style:style>
    <style:style style:name="T144" style:family="text">
      <style:text-properties style:text-position="sub 58%" officeooo:rsid="002e0a79"/>
    </style:style>
    <style:style style:name="T145" style:family="text">
      <style:text-properties style:text-position="sub 58%" officeooo:rsid="003e6c4f"/>
    </style:style>
    <style:style style:name="T146" style:family="text">
      <style:text-properties style:text-position="sub 58%" officeooo:rsid="0040de62"/>
    </style:style>
    <style:style style:name="T147" style:family="text">
      <style:text-properties style:text-position="sub 58%" fo:font-style="normal" style:font-style-asian="normal" style:font-style-complex="normal"/>
    </style:style>
    <style:style style:name="T148" style:family="text">
      <style:text-properties style:text-position="sub 58%" fo:font-style="normal" officeooo:rsid="008e77d4" style:font-style-asian="normal" style:font-style-complex="normal"/>
    </style:style>
    <style:style style:name="T149" style:family="text">
      <style:text-properties style:text-position="sub 58%" fo:font-style="normal" style:text-underline-style="none" style:font-style-asian="normal" style:font-style-complex="normal"/>
    </style:style>
    <style:style style:name="T150" style:family="text">
      <style:text-properties style:text-position="sub 58%" officeooo:rsid="00d9e7ad"/>
    </style:style>
    <style:style style:name="T151" style:family="text">
      <style:text-properties style:text-position="sub 58%" officeooo:rsid="01233d62"/>
    </style:style>
    <style:style style:name="T152" style:family="text">
      <style:text-properties style:text-position="sub 58%" fo:font-style="italic" style:font-style-asian="italic" style:font-style-complex="italic"/>
    </style:style>
    <style:style style:name="T153" style:family="text">
      <style:text-properties style:text-position="sub 58%" officeooo:rsid="005ae462"/>
    </style:style>
    <style:style style:name="T154" style:family="text">
      <style:text-properties style:text-position="sub 58%" style:font-name="FreeMono" fo:font-size="9pt" fo:letter-spacing="normal" fo:font-style="normal" fo:font-weight="normal" officeooo:rsid="003a57a0" style:letter-kerning="true" style:font-size-asian="7.80000019073486pt" style:font-style-asian="normal" style:font-weight-asian="normal" style:font-size-complex="9pt" style:font-style-complex="normal" style:font-weight-complex="normal"/>
    </style:style>
    <style:style style:name="T155" style:family="text">
      <style:text-properties style:text-position="sub 58%" officeooo:rsid="004aa614"/>
    </style:style>
    <style:style style:name="T156" style:family="text">
      <style:text-properties style:text-position="sub 58%" officeooo:rsid="0049165a"/>
    </style:style>
    <style:style style:name="T157" style:family="text">
      <style:text-properties style:text-position="sub 58%" officeooo:rsid="01022b81"/>
    </style:style>
    <style:style style:name="T158" style:family="text">
      <style:text-properties style:text-position="sub 58%" officeooo:rsid="004ba5f8"/>
    </style:style>
    <style:style style:name="T159" style:family="text">
      <style:text-properties style:text-position="sub 58%" officeooo:rsid="004f7419"/>
    </style:style>
    <style:style style:name="T160" style:family="text">
      <style:text-properties style:text-position="sub 58%" officeooo:rsid="0047b004"/>
    </style:style>
    <style:style style:name="T161" style:family="text">
      <style:text-properties style:text-position="sub 58%" officeooo:rsid="00529845"/>
    </style:style>
    <style:style style:name="T162" style:family="text">
      <style:text-properties style:text-position="sub 58%" officeooo:rsid="0033c78d"/>
    </style:style>
    <style:style style:name="T163" style:family="text">
      <style:text-properties style:text-position="sub 58%" officeooo:rsid="0067c58e"/>
    </style:style>
    <style:style style:name="T164" style:family="text">
      <style:text-properties style:text-position="sub 58%" style:font-name="FreeMono"/>
    </style:style>
    <style:style style:name="T165" style:family="text">
      <style:text-properties style:text-position="sub 58%" style:font-name="FreeMono" officeooo:rsid="0135b603"/>
    </style:style>
    <style:style style:name="T166" style:family="text">
      <style:text-properties style:text-position="sub 58%" style:font-name="FreeMono" officeooo:rsid="0137aa41"/>
    </style:style>
    <style:style style:name="T167" style:family="text">
      <style:text-properties style:text-position="0% 100%"/>
    </style:style>
    <style:style style:name="T168" style:family="text">
      <style:text-properties style:text-position="0% 100%" style:text-underline-style="solid" style:text-underline-width="auto" style:text-underline-color="font-color"/>
    </style:style>
    <style:style style:name="T169" style:family="text">
      <style:text-properties style:text-position="0% 100%" style:text-underline-style="solid" style:text-underline-width="auto" style:text-underline-color="font-color" officeooo:rsid="003e6c4f"/>
    </style:style>
    <style:style style:name="T170" style:family="text">
      <style:text-properties style:text-position="0% 100%" style:text-underline-style="solid" style:text-underline-width="auto" style:text-underline-color="font-color" officeooo:rsid="003f2a9f"/>
    </style:style>
    <style:style style:name="T171" style:family="text">
      <style:text-properties style:text-position="0% 100%" fo:font-style="italic" style:font-style-asian="italic" style:font-style-complex="italic"/>
    </style:style>
    <style:style style:name="T172" style:family="text">
      <style:text-properties style:text-position="0% 100%" fo:font-style="italic" officeooo:rsid="005451d5" style:font-style-asian="italic" style:font-style-complex="italic"/>
    </style:style>
    <style:style style:name="T173" style:family="text">
      <style:text-properties style:text-position="0% 100%" fo:font-style="italic" officeooo:rsid="00d9e7ad" style:font-style-asian="italic" style:font-style-complex="italic"/>
    </style:style>
    <style:style style:name="T174" style:family="text">
      <style:text-properties style:text-position="0% 100%" fo:font-style="italic" fo:background-color="#bce4e5" loext:char-shading-value="0" style:font-style-asian="italic" style:font-style-complex="italic"/>
    </style:style>
    <style:style style:name="T175" style:family="text">
      <style:text-properties style:text-position="0% 100%" fo:font-style="italic" officeooo:rsid="003f2a9f" fo:background-color="#bce4e5" loext:char-shading-value="0" style:font-style-asian="italic" style:font-style-complex="italic"/>
    </style:style>
    <style:style style:name="T176" style:family="text">
      <style:text-properties style:text-position="0% 100%" fo:font-style="italic" officeooo:rsid="0052ac62" fo:background-color="#bce4e5" loext:char-shading-value="0" style:font-style-asian="italic" style:font-style-complex="italic"/>
    </style:style>
    <style:style style:name="T177" style:family="text">
      <style:text-properties style:text-position="0% 100%" fo:font-style="italic" officeooo:rsid="005451d5" fo:background-color="#bce4e5" loext:char-shading-value="0" style:font-style-asian="italic" style:font-style-complex="italic"/>
    </style:style>
    <style:style style:name="T178" style:family="text">
      <style:text-properties style:text-position="0% 100%" fo:font-style="italic" officeooo:rsid="00d9e7ad" fo:background-color="#bce4e5" loext:char-shading-value="0" style:font-style-asian="italic" style:font-style-complex="italic"/>
    </style:style>
    <style:style style:name="T179" style:family="text">
      <style:text-properties style:text-position="0% 100%" fo:font-style="italic" fo:font-weight="bold" officeooo:rsid="00d9e7ad" style:font-style-asian="italic" style:font-weight-asian="bold" style:font-style-complex="italic" style:font-weight-complex="bold"/>
    </style:style>
    <style:style style:name="T180" style:family="text">
      <style:text-properties style:text-position="0% 100%" fo:font-style="italic" style:text-underline-style="none" style:font-style-asian="italic" style:font-style-complex="italic"/>
    </style:style>
    <style:style style:name="T181" style:family="text">
      <style:text-properties style:text-position="0% 100%" fo:font-style="italic" style:text-underline-style="none" fo:background-color="#bce4e5" loext:char-shading-value="0" style:font-style-asian="italic" style:font-style-complex="italic"/>
    </style:style>
    <style:style style:name="T182" style:family="text">
      <style:text-properties style:text-position="0% 100%" officeooo:rsid="002e0a79"/>
    </style:style>
    <style:style style:name="T183" style:family="text">
      <style:text-properties style:text-position="0% 100%" fo:font-style="normal" style:font-style-asian="normal" style:font-style-complex="normal"/>
    </style:style>
    <style:style style:name="T184" style:family="text">
      <style:text-properties style:text-position="0% 100%" fo:font-style="normal" officeooo:rsid="00d6fe95" style:font-style-asian="normal" style:font-style-complex="normal"/>
    </style:style>
    <style:style style:name="T185" style:family="text">
      <style:text-properties style:text-position="0% 100%" fo:font-style="normal" officeooo:rsid="00d9e7ad" style:font-style-asian="normal" style:font-style-complex="normal"/>
    </style:style>
    <style:style style:name="T186" style:family="text">
      <style:text-properties style:text-position="0% 100%" fo:font-style="normal" style:text-underline-style="solid" style:text-underline-width="auto" style:text-underline-color="font-color" style:font-style-asian="normal" style:font-style-complex="normal"/>
    </style:style>
    <style:style style:name="T187" style:family="text">
      <style:text-properties style:text-position="0% 100%" fo:font-style="normal" style:text-underline-style="none" style:font-style-asian="normal" style:font-style-complex="normal"/>
    </style:style>
    <style:style style:name="T188" style:family="text">
      <style:text-properties style:text-position="0% 100%" fo:font-style="normal" style:text-underline-style="none" officeooo:rsid="00eda170" style:font-style-asian="normal" style:font-style-complex="normal"/>
    </style:style>
    <style:style style:name="T189" style:family="text">
      <style:text-properties style:text-position="0% 100%" fo:font-weight="bold" style:font-weight-asian="bold" style:font-weight-complex="bold"/>
    </style:style>
    <style:style style:name="T190" style:family="text">
      <style:text-properties style:text-position="0% 100%" fo:font-weight="bold" officeooo:rsid="00d9e7ad" style:font-weight-asian="bold" style:font-weight-complex="bold"/>
    </style:style>
    <style:style style:name="T191" style:family="text">
      <style:text-properties style:text-position="0% 100%" officeooo:rsid="003e6c4f"/>
    </style:style>
    <style:style style:name="T192" style:family="text">
      <style:text-properties style:text-position="0% 100%" officeooo:rsid="003f240f"/>
    </style:style>
    <style:style style:name="T193" style:family="text">
      <style:text-properties style:text-position="0% 100%" officeooo:rsid="003f2a9f"/>
    </style:style>
    <style:style style:name="T194" style:family="text">
      <style:text-properties style:text-position="0% 100%" officeooo:rsid="0050679f"/>
    </style:style>
    <style:style style:name="T195" style:family="text">
      <style:text-properties style:text-position="0% 100%" officeooo:rsid="0051db33"/>
    </style:style>
    <style:style style:name="T196" style:family="text">
      <style:text-properties style:text-position="0% 100%" officeooo:rsid="0052ac62"/>
    </style:style>
    <style:style style:name="T197" style:family="text">
      <style:text-properties style:text-position="0% 100%" officeooo:rsid="005c9391"/>
    </style:style>
    <style:style style:name="T198" style:family="text">
      <style:text-properties style:text-position="0% 100%" officeooo:rsid="00a4ee45"/>
    </style:style>
    <style:style style:name="T199" style:family="text">
      <style:text-properties style:text-position="0% 100%" officeooo:rsid="00b1efe9"/>
    </style:style>
    <style:style style:name="T200" style:family="text">
      <style:text-properties style:text-position="0% 100%" officeooo:rsid="00b3d746"/>
    </style:style>
    <style:style style:name="T201" style:family="text">
      <style:text-properties style:text-position="0% 100%" officeooo:rsid="00bae478"/>
    </style:style>
    <style:style style:name="T202" style:family="text">
      <style:text-properties style:text-position="0% 100%" officeooo:rsid="00bc5bec"/>
    </style:style>
    <style:style style:name="T203" style:family="text">
      <style:text-properties style:text-position="0% 100%" style:text-underline-style="none"/>
    </style:style>
    <style:style style:name="T204" style:family="text">
      <style:text-properties style:text-position="0% 100%" officeooo:rsid="00d9e7ad"/>
    </style:style>
    <style:style style:name="T205" style:family="text">
      <style:text-properties style:text-position="0% 100%" style:font-name="FreeMono" fo:font-size="9pt" fo:font-style="normal" fo:font-weight="normal" officeooo:rsid="0122b28e" fo:background-color="transparent" loext:char-shading-value="0" style:font-size-asian="7.84999990463257pt" style:font-style-asian="normal" style:font-weight-asian="normal" style:font-size-complex="9pt" style:font-style-complex="normal" style:font-weight-complex="normal"/>
    </style:style>
    <style:style style:name="T206" style:family="text">
      <style:text-properties style:text-position="0% 100%" style:font-name="FreeMono" fo:font-size="9pt" fo:font-style="normal" fo:font-weight="normal" officeooo:rsid="01233d62" fo:background-color="transparent" loext:char-shading-value="0" style:font-size-asian="7.84999990463257pt" style:font-style-asian="normal" style:font-weight-asian="normal" style:font-size-complex="9pt" style:font-style-complex="normal" style:font-weight-complex="normal"/>
    </style:style>
    <style:style style:name="T207" style:family="text">
      <style:text-properties style:text-position="0% 100%" style:font-name="FreeMono" fo:font-size="9pt" fo:font-style="normal" fo:font-weight="normal" officeooo:rsid="00deea2f" fo:background-color="transparent" loext:char-shading-value="0" style:font-size-asian="7.84999990463257pt" style:font-style-asian="normal" style:font-weight-asian="normal" style:font-size-complex="9pt" style:font-style-complex="normal" style:font-weight-complex="normal"/>
    </style:style>
    <style:style style:name="T208" style:family="text">
      <style:text-properties style:text-position="0% 100%" style:font-name="FreeMono" fo:font-size="9pt" fo:font-style="normal" fo:font-weight="normal" officeooo:rsid="004df926" style:font-size-asian="7.84999990463257pt" style:font-style-asian="normal" style:font-weight-asian="normal" style:font-size-complex="9pt" style:font-style-complex="normal" style:font-weight-complex="normal"/>
    </style:style>
    <style:style style:name="T209" style:family="text">
      <style:text-properties style:text-position="0% 100%" style:font-name="FreeMono" fo:font-size="9pt" fo:font-style="normal" fo:font-weight="normal" officeooo:rsid="005a0b52" style:font-size-asian="7.84999990463257pt" style:font-style-asian="normal" style:font-weight-asian="normal" style:font-size-complex="9pt" style:font-style-complex="normal" style:font-weight-complex="normal"/>
    </style:style>
    <style:style style:name="T210" style:family="text">
      <style:text-properties style:text-position="0% 100%" style:font-name="FreeMono" fo:font-size="9pt" fo:font-style="normal" fo:font-weight="normal" officeooo:rsid="005ae462" style:font-size-asian="7.84999990463257pt" style:font-style-asian="normal" style:font-weight-asian="normal" style:font-size-complex="9pt" style:font-style-complex="normal" style:font-weight-complex="normal"/>
    </style:style>
    <style:style style:name="T211" style:family="text">
      <style:text-properties style:text-position="0% 100%" style:font-name="FreeMono" fo:font-size="9pt" fo:font-style="normal" fo:font-weight="normal" officeooo:rsid="005aee64" style:font-size-asian="7.84999990463257pt" style:font-style-asian="normal" style:font-weight-asian="normal" style:font-size-complex="9pt" style:font-style-complex="normal" style:font-weight-complex="normal"/>
    </style:style>
    <style:style style:name="T212" style:family="text">
      <style:text-properties style:text-position="0% 100%" style:font-name="FreeMono" fo:font-size="9pt" fo:font-style="normal" fo:font-weight="normal" officeooo:rsid="005e7525" style:font-size-asian="7.84999990463257pt" style:font-style-asian="normal" style:font-weight-asian="normal" style:font-size-complex="9pt" style:font-style-complex="normal" style:font-weight-complex="normal"/>
    </style:style>
    <style:style style:name="T213" style:family="text">
      <style:text-properties style:text-position="0% 100%" style:font-name="FreeMono" fo:font-size="9pt" fo:font-style="normal" fo:font-weight="normal" officeooo:rsid="006055a7" style:font-size-asian="7.84999990463257pt" style:font-style-asian="normal" style:font-weight-asian="normal" style:font-size-complex="9pt" style:font-style-complex="normal" style:font-weight-complex="normal"/>
    </style:style>
    <style:style style:name="T214" style:family="text">
      <style:text-properties style:text-position="0% 100%" style:font-name="FreeMono" fo:font-size="9pt" fo:font-style="normal" fo:font-weight="normal" officeooo:rsid="00386413" style:font-size-asian="7.84999990463257pt" style:font-style-asian="normal" style:font-weight-asian="normal" style:font-size-complex="9pt" style:font-style-complex="normal" style:font-weight-complex="normal"/>
    </style:style>
    <style:style style:name="T215" style:family="text">
      <style:text-properties style:text-position="0% 100%" style:font-name="FreeMono" fo:font-size="9pt" fo:font-style="normal" fo:font-weight="bold" officeooo:rsid="0122b28e" fo:background-color="transparent" loext:char-shading-value="0" style:font-size-asian="7.84999990463257pt" style:font-style-asian="normal" style:font-weight-asian="bold" style:font-size-complex="9pt" style:font-style-complex="normal" style:font-weight-complex="bold"/>
    </style:style>
    <style:style style:name="T216" style:family="text">
      <style:text-properties style:text-position="0% 100%" style:font-name="FreeMono" fo:font-size="9pt" fo:font-style="normal" fo:font-weight="bold" officeooo:rsid="005ae462" style:font-size-asian="7.84999990463257pt" style:font-style-asian="normal" style:font-weight-asian="bold" style:font-size-complex="9pt" style:font-style-complex="normal" style:font-weight-complex="bold"/>
    </style:style>
    <style:style style:name="T217" style:family="text">
      <style:text-properties style:text-position="0% 100%" style:font-name="FreeMono" fo:font-size="9pt" fo:font-style="italic" fo:font-weight="normal" officeooo:rsid="0122b28e" fo:background-color="#dfcce4" loext:char-shading-value="0" style:font-size-asian="7.84999990463257pt" style:font-style-asian="italic" style:font-weight-asian="normal" style:font-size-complex="9pt" style:font-style-complex="italic" style:font-weight-complex="normal"/>
    </style:style>
    <style:style style:name="T218" style:family="text">
      <style:text-properties style:text-position="0% 100%" style:font-name="FreeMono" fo:font-size="9pt" fo:letter-spacing="normal" fo:font-style="normal" fo:font-weight="normal" officeooo:rsid="00386413" style:letter-kerning="true" style:font-size-asian="7.80000019073486pt" style:font-style-asian="normal" style:font-weight-asian="normal" style:font-size-complex="9pt" style:font-style-complex="normal" style:font-weight-complex="normal"/>
    </style:style>
    <style:style style:name="T219" style:family="text">
      <style:text-properties style:text-position="0% 100%" style:font-name="FreeMono" fo:font-size="9pt" fo:letter-spacing="normal" fo:font-style="normal" fo:font-weight="normal" officeooo:rsid="003a57a0" style:letter-kerning="true" style:font-size-asian="7.80000019073486pt" style:font-style-asian="normal" style:font-weight-asian="normal" style:font-size-complex="9pt" style:font-style-complex="normal" style:font-weight-complex="normal"/>
    </style:style>
    <style:style style:name="T220" style:family="text">
      <style:text-properties style:text-position="0% 100%" style:font-name="FreeMono" fo:font-size="9pt" fo:letter-spacing="normal" fo:font-style="normal" fo:font-weight="normal" officeooo:rsid="00386413" style:letter-kerning="true" style:font-size-asian="7.84999990463257pt" style:font-style-asian="normal" style:font-weight-asian="normal" style:font-size-complex="9pt" style:font-style-complex="normal" style:font-weight-complex="normal"/>
    </style:style>
    <style:style style:name="T221" style:family="text">
      <style:text-properties style:text-position="0% 100%" style:font-style-asian="normal" style:font-style-complex="normal"/>
    </style:style>
    <style:style style:name="T222" style:family="text">
      <style:text-properties style:text-position="0% 100%" officeooo:rsid="005ae462"/>
    </style:style>
    <style:style style:name="T223" style:family="text">
      <style:text-properties style:text-position="0% 100%" style:font-name="FreeMono"/>
    </style:style>
    <style:style style:name="T224" style:family="text">
      <style:text-properties style:text-position="0% 100%" style:font-name="FreeMono" officeooo:rsid="013324c7"/>
    </style:style>
    <style:style style:name="T225" style:family="text">
      <style:text-properties style:text-position="0% 100%" style:font-name="FreeMono" officeooo:rsid="0135b603"/>
    </style:style>
    <style:style style:name="T226" style:family="text">
      <style:text-properties style:text-position="0% 100%" style:font-name="FreeMono" officeooo:rsid="0135bf96"/>
    </style:style>
    <style:style style:name="T227" style:family="text">
      <style:text-properties style:text-position="0% 100%" style:font-name="FreeMono" officeooo:rsid="0137aa41"/>
    </style:style>
    <style:style style:name="T228" style:family="text">
      <style:text-properties officeooo:rsid="002da680"/>
    </style:style>
    <style:style style:name="T229" style:family="text">
      <style:text-properties officeooo:rsid="002f48fe"/>
    </style:style>
    <style:style style:name="T230" style:family="text">
      <style:text-properties officeooo:rsid="003002bf"/>
    </style:style>
    <style:style style:name="T231" style:family="text">
      <style:text-properties officeooo:rsid="003740ea"/>
    </style:style>
    <style:style style:name="T232" style:family="text">
      <style:text-properties officeooo:rsid="0040de62"/>
    </style:style>
    <style:style style:name="T233" style:family="text">
      <style:text-properties officeooo:rsid="004ea873"/>
    </style:style>
    <style:style style:name="T234" style:family="text">
      <style:text-properties officeooo:rsid="00556a12"/>
    </style:style>
    <style:style style:name="T235" style:family="text">
      <style:text-properties officeooo:rsid="0057bb50"/>
    </style:style>
    <style:style style:name="T236" style:family="text">
      <style:text-properties officeooo:rsid="0058dd3b"/>
    </style:style>
    <style:style style:name="T237" style:family="text">
      <style:text-properties officeooo:rsid="005d173a"/>
    </style:style>
    <style:style style:name="T238" style:family="text">
      <style:text-properties officeooo:rsid="0061256c"/>
    </style:style>
    <style:style style:name="T239" style:family="text">
      <style:text-properties officeooo:rsid="006373d8"/>
    </style:style>
    <style:style style:name="T240" style:family="text">
      <style:text-properties fo:color="#00864b" style:text-position="0% 100%" fo:font-style="normal" fo:font-weight="bold" style:font-style-asian="normal" style:font-weight-asian="bold" style:font-style-complex="normal" style:font-weight-complex="bold"/>
    </style:style>
    <style:style style:name="T241" style:family="text">
      <style:text-properties fo:color="#00864b" style:text-position="0% 100%" fo:font-style="normal" fo:font-weight="bold" officeooo:rsid="002f48fe" style:font-style-asian="normal" style:font-weight-asian="bold" style:font-style-complex="normal" style:font-weight-complex="bold"/>
    </style:style>
    <style:style style:name="T242" style:family="text">
      <style:text-properties officeooo:rsid="0068a31f"/>
    </style:style>
    <style:style style:name="T243" style:family="text">
      <style:text-properties officeooo:rsid="006e8da0"/>
    </style:style>
    <style:style style:name="T244" style:family="text">
      <style:text-properties officeooo:rsid="006f581d"/>
    </style:style>
    <style:style style:name="T245" style:family="text">
      <style:text-properties officeooo:rsid="007f7313"/>
    </style:style>
    <style:style style:name="T246" style:family="text">
      <style:text-properties officeooo:rsid="008dabd5"/>
    </style:style>
    <style:style style:name="T247" style:family="text">
      <style:text-properties officeooo:rsid="009112af"/>
    </style:style>
    <style:style style:name="T248" style:family="text">
      <style:text-properties officeooo:rsid="00991580"/>
    </style:style>
    <style:style style:name="T249" style:family="text">
      <style:text-properties officeooo:rsid="009ba3dd"/>
    </style:style>
    <style:style style:name="T250" style:family="text">
      <style:text-properties officeooo:rsid="00a0f332"/>
    </style:style>
    <style:style style:name="T251" style:family="text">
      <style:text-properties fo:color="#00888a" fo:font-style="italic" fo:font-weight="bold" style:font-style-asian="italic" style:font-weight-asian="bold" style:font-style-complex="italic" style:font-weight-complex="bold"/>
    </style:style>
    <style:style style:name="T252" style:family="text">
      <style:text-properties officeooo:rsid="00a2eba1"/>
    </style:style>
    <style:style style:name="T253" style:family="text">
      <style:text-properties officeooo:rsid="00a390bb"/>
    </style:style>
    <style:style style:name="T254" style:family="text">
      <style:text-properties officeooo:rsid="00a6284c"/>
    </style:style>
    <style:style style:name="T255" style:family="text">
      <style:text-properties officeooo:rsid="00a8dbfc"/>
    </style:style>
    <style:style style:name="T256" style:family="text">
      <style:text-properties officeooo:rsid="00aa5ff1"/>
    </style:style>
    <style:style style:name="T257" style:family="text">
      <style:text-properties officeooo:rsid="00ae0e27"/>
    </style:style>
    <style:style style:name="T258" style:family="text">
      <style:text-properties officeooo:rsid="00b0908d"/>
    </style:style>
    <style:style style:name="T259" style:family="text">
      <style:text-properties officeooo:rsid="00b488cd"/>
    </style:style>
    <style:style style:name="T260" style:family="text">
      <style:text-properties officeooo:rsid="00b5faf8"/>
    </style:style>
    <style:style style:name="T261" style:family="text">
      <style:text-properties officeooo:rsid="00bfe407"/>
    </style:style>
    <style:style style:name="T262" style:family="text">
      <style:text-properties officeooo:rsid="00c0cae6"/>
    </style:style>
    <style:style style:name="T263" style:family="text">
      <style:text-properties officeooo:rsid="00c24d6a"/>
    </style:style>
    <style:style style:name="T264" style:family="text">
      <style:text-properties officeooo:rsid="00c2c343"/>
    </style:style>
    <style:style style:name="T265" style:family="text">
      <style:text-properties officeooo:rsid="00c6c973"/>
    </style:style>
    <style:style style:name="T266" style:family="text">
      <style:text-properties officeooo:rsid="00c70907"/>
    </style:style>
    <style:style style:name="T267" style:family="text">
      <style:text-properties officeooo:rsid="00cc85b5"/>
    </style:style>
    <style:style style:name="T268" style:family="text">
      <style:text-properties officeooo:rsid="00cdd529"/>
    </style:style>
    <style:style style:name="T269" style:family="text">
      <style:text-properties officeooo:rsid="00d02abe"/>
    </style:style>
    <style:style style:name="T270" style:family="text">
      <style:text-properties officeooo:rsid="00d5af50"/>
    </style:style>
    <style:style style:name="T271" style:family="text">
      <style:text-properties officeooo:rsid="00d6fe95"/>
    </style:style>
    <style:style style:name="T272" style:family="text">
      <style:text-properties officeooo:rsid="00d9e7ad"/>
    </style:style>
    <style:style style:name="T273" style:family="text">
      <style:text-properties officeooo:rsid="01233d62"/>
    </style:style>
    <style:style style:name="T274" style:family="text">
      <style:text-properties officeooo:rsid="00deea2f"/>
    </style:style>
    <style:style style:name="T275" style:family="text">
      <style:text-properties fo:background-color="#fff200" loext:char-shading-value="0"/>
    </style:style>
    <style:style style:name="T276" style:family="text">
      <style:text-properties officeooo:rsid="00deea2f" fo:background-color="#fff200" loext:char-shading-value="0"/>
    </style:style>
    <style:style style:name="T277" style:family="text">
      <style:text-properties style:font-name="FreeMono" fo:font-style="normal" style:text-underline-style="none" style:font-name-asian="FreeMono" style:font-style-asian="normal" style:font-name-complex="FreeMono" style:font-style-complex="normal"/>
    </style:style>
    <style:style style:name="T278" style:family="text">
      <style:text-properties style:font-name="FreeMono" fo:font-style="normal" style:text-underline-style="none" style:font-name-asian="Noto Sans CJK SC Regular" style:font-style-asian="normal" style:font-name-complex="Lohit Devanagari" style:font-style-complex="normal"/>
    </style:style>
    <style:style style:name="T279" style:family="text">
      <style:text-properties style:text-line-through-style="none" style:text-line-through-type="none" fo:font-style="normal" style:text-underline-style="none" style:font-style-asian="normal" style:font-style-complex="normal"/>
    </style:style>
    <style:style style:name="T280" style:family="text">
      <style:text-properties style:text-line-through-style="none" style:text-line-through-type="none" style:text-underline-style="none" style:text-blinking="false"/>
    </style:style>
    <style:style style:name="T281" style:family="text">
      <style:text-properties style:text-line-through-style="none" style:text-line-through-type="none" style:text-underline-style="none" fo:font-weight="bold" style:text-blinking="false"/>
    </style:style>
    <style:style style:name="T282" style:family="text">
      <style:text-properties style:text-line-through-style="none" style:text-line-through-type="none" style:text-position="-33% 80%" style:text-underline-style="none" style:text-blinking="false"/>
    </style:style>
    <style:style style:name="T283" style:family="text">
      <style:text-properties officeooo:rsid="00ee7a48"/>
    </style:style>
    <style:style style:name="T284" style:family="text">
      <style:text-properties officeooo:rsid="00f05a35"/>
    </style:style>
    <style:style style:name="T285" style:family="text">
      <style:text-properties fo:font-variant="normal" fo:text-transform="none" style:font-name="FreeMono1" fo:font-style="normal" style:text-underline-style="solid" style:text-underline-width="auto" style:text-underline-color="font-color" fo:background-color="transparent" loext:char-shading-value="0"/>
    </style:style>
    <style:style style:name="T286" style:family="text">
      <style:text-properties fo:font-variant="normal" fo:text-transform="none" style:text-line-through-style="none" style:text-line-through-type="none" style:font-name="FreeMono1" fo:font-size="9pt" fo:font-style="normal" style:text-underline-style="none" fo:font-weight="normal" style:text-blinking="false" fo:background-color="transparent" loext:char-shading-value="0"/>
    </style:style>
    <style:style style:name="T287" style:family="text">
      <style:text-properties fo:font-variant="normal" fo:text-transform="none" style:text-line-through-style="none" style:text-line-through-type="none" style:font-name="FreeMono1" fo:font-size="9pt" fo:font-style="normal" style:text-underline-style="none" fo:font-weight="normal" officeooo:rsid="00f05a35" style:text-blinking="false" fo:background-color="transparent" loext:char-shading-value="0"/>
    </style:style>
    <style:style style:name="T288" style:family="text">
      <style:text-properties fo:font-variant="normal" fo:text-transform="none" style:text-line-through-style="none" style:text-line-through-type="none" style:font-name="FreeMono1" fo:font-style="normal" style:text-underline-style="none" style:text-blinking="false" fo:background-color="transparent" loext:char-shading-value="0"/>
    </style:style>
    <style:style style:name="T289" style:family="text">
      <style:text-properties fo:font-variant="normal" fo:text-transform="none" style:text-line-through-style="none" style:text-line-through-type="none" style:font-name="FreeMono1" fo:font-style="normal" style:text-underline-style="none" fo:font-weight="bold" style:text-blinking="false" fo:background-color="transparent" loext:char-shading-value="0"/>
    </style:style>
    <style:style style:name="T290" style:family="text">
      <style:text-properties fo:font-variant="normal" fo:text-transform="none" style:text-line-through-style="none" style:text-line-through-type="none" style:font-name="FreeMono1" fo:font-style="italic" style:text-underline-style="none" style:text-blinking="false" fo:background-color="transparent" loext:char-shading-value="0"/>
    </style:style>
    <style:style style:name="T291" style:family="text">
      <style:text-properties style:font-style-asian="normal" style:font-style-complex="normal"/>
    </style:style>
    <style:style style:name="T292" style:family="text">
      <style:text-properties style:font-style-asian="normal" style:font-weight-asian="normal" style:font-style-complex="normal" style:font-weight-complex="normal"/>
    </style:style>
    <style:style style:name="T293" style:family="text">
      <style:text-properties officeooo:rsid="00f50993"/>
    </style:style>
    <style:style style:name="T294" style:family="text">
      <style:text-properties officeooo:rsid="00f73b65"/>
    </style:style>
    <style:style style:name="T295" style:family="text">
      <style:text-properties officeooo:rsid="00fb719a"/>
    </style:style>
    <style:style style:name="T296" style:family="text">
      <style:text-properties officeooo:rsid="005943fe"/>
    </style:style>
    <style:style style:name="T297" style:family="text">
      <style:text-properties style:text-position="super 58%"/>
    </style:style>
    <style:style style:name="T298" style:family="text">
      <style:text-properties style:text-position="super 58%" style:font-name="FreeMono" fo:font-size="9pt" fo:font-style="normal" fo:font-weight="normal" officeooo:rsid="004df926" style:font-size-asian="7.84999990463257pt" style:font-style-asian="normal" style:font-weight-asian="normal" style:font-size-complex="9pt" style:font-style-complex="normal" style:font-weight-complex="normal"/>
    </style:style>
    <style:style style:name="T299" style:family="text">
      <style:text-properties style:text-position="super 58%" officeooo:rsid="0050d368"/>
    </style:style>
    <style:style style:name="T300" style:family="text">
      <style:text-properties style:text-position="super 58%" officeooo:rsid="0033c78d"/>
    </style:style>
    <style:style style:name="T301" style:family="text">
      <style:text-properties officeooo:rsid="004e722f"/>
    </style:style>
    <style:style style:name="T302" style:family="text">
      <style:text-properties officeooo:rsid="005a0b52"/>
    </style:style>
    <style:style style:name="T303" style:family="text">
      <style:text-properties officeooo:rsid="005ae462"/>
    </style:style>
    <style:style style:name="T304" style:family="text">
      <style:text-properties officeooo:rsid="00fc14cc"/>
    </style:style>
    <style:style style:name="T305" style:family="text">
      <style:text-properties officeooo:rsid="00fd7b82"/>
    </style:style>
    <style:style style:name="T306" style:family="text">
      <style:text-properties officeooo:rsid="00fd8318"/>
    </style:style>
    <style:style style:name="T307" style:family="text">
      <style:text-properties officeooo:rsid="00ff3b89"/>
    </style:style>
    <style:style style:name="T308" style:family="text">
      <style:text-properties officeooo:rsid="010025d6"/>
    </style:style>
    <style:style style:name="T309" style:family="text">
      <style:text-properties officeooo:rsid="004aa614"/>
    </style:style>
    <style:style style:name="T310" style:family="text">
      <style:text-properties officeooo:rsid="01012a4e"/>
    </style:style>
    <style:style style:name="T311" style:family="text">
      <style:text-properties officeooo:rsid="003a57a0"/>
    </style:style>
    <style:style style:name="T312" style:family="text">
      <style:text-properties officeooo:rsid="0049165a"/>
    </style:style>
    <style:style style:name="T313" style:family="text">
      <style:text-properties officeooo:rsid="01022b81"/>
    </style:style>
    <style:style style:name="T314" style:family="text">
      <style:text-properties officeooo:rsid="004ba5f8"/>
    </style:style>
    <style:style style:name="T315" style:family="text">
      <style:text-properties officeooo:rsid="004f7419"/>
    </style:style>
    <style:style style:name="T316" style:family="text">
      <style:text-properties officeooo:rsid="0047b004"/>
    </style:style>
    <style:style style:name="T317" style:family="text">
      <style:text-properties officeooo:rsid="00529845"/>
    </style:style>
    <style:style style:name="T318" style:family="text">
      <style:text-properties officeooo:rsid="0051326a"/>
    </style:style>
    <style:style style:name="T319" style:family="text">
      <style:text-properties officeooo:rsid="01062327"/>
    </style:style>
    <style:style style:name="T320" style:family="text">
      <style:text-properties officeooo:rsid="0106c900"/>
    </style:style>
    <style:style style:name="T321" style:family="text">
      <style:text-properties officeooo:rsid="01087252"/>
    </style:style>
    <style:style style:name="T322" style:family="text">
      <style:text-properties officeooo:rsid="0033c78d"/>
    </style:style>
    <style:style style:name="T323" style:family="text">
      <style:text-properties officeooo:rsid="002ef9ee"/>
    </style:style>
    <style:style style:name="T324" style:family="text">
      <style:text-properties officeooo:rsid="0079e653"/>
    </style:style>
    <style:style style:name="T325" style:family="text">
      <style:text-properties officeooo:rsid="002fd295"/>
    </style:style>
    <style:style style:name="T326" style:family="text">
      <style:text-properties officeooo:rsid="0069c242"/>
    </style:style>
    <style:style style:name="T327" style:family="text">
      <style:text-properties officeooo:rsid="00376382"/>
    </style:style>
    <style:style style:name="T328" style:family="text">
      <style:text-properties officeooo:rsid="0067c58e"/>
    </style:style>
    <style:style style:name="T329" style:family="text">
      <style:text-properties officeooo:rsid="01105668"/>
    </style:style>
    <style:style style:name="T330" style:family="text">
      <style:text-properties officeooo:rsid="002ed865"/>
    </style:style>
    <style:style style:name="T331" style:family="text">
      <style:text-properties officeooo:rsid="008af6fb"/>
    </style:style>
    <style:style style:name="T332" style:family="text">
      <style:text-properties officeooo:rsid="00909836"/>
    </style:style>
    <style:style style:name="T333" style:family="text">
      <style:text-properties officeooo:rsid="0081234c"/>
    </style:style>
    <style:style style:name="T334" style:family="text">
      <style:text-properties officeooo:rsid="0095fdf0"/>
    </style:style>
    <style:style style:name="T335" style:family="text">
      <style:text-properties officeooo:rsid="011198c2"/>
    </style:style>
    <style:style style:name="T336" style:family="text">
      <style:text-properties officeooo:rsid="0111e7d8"/>
    </style:style>
    <style:style style:name="T337" style:family="text">
      <style:text-properties officeooo:rsid="0092abe3"/>
    </style:style>
    <style:style style:name="T338" style:family="text">
      <style:text-properties officeooo:rsid="006d16f6"/>
    </style:style>
    <style:style style:name="T339" style:family="text">
      <style:text-properties fo:color="#ce181e" fo:font-style="italic" fo:font-weight="bold" officeooo:rsid="006d16f6" style:font-style-asian="italic" style:font-weight-asian="bold" style:font-style-complex="italic" style:font-weight-complex="bold"/>
    </style:style>
    <style:style style:name="T340" style:family="text">
      <style:text-properties fo:color="#ce181e" fo:font-style="italic" style:font-style-asian="italic" style:font-style-complex="italic"/>
    </style:style>
    <style:style style:name="T341" style:family="text">
      <style:text-properties officeooo:rsid="006f8c3b"/>
    </style:style>
    <style:style style:name="T342" style:family="text">
      <style:text-properties officeooo:rsid="011290c1"/>
    </style:style>
    <style:style style:name="T343" style:family="text">
      <style:text-properties officeooo:rsid="01140f95"/>
    </style:style>
    <style:style style:name="T344" style:family="text">
      <style:text-properties officeooo:rsid="01169be9"/>
    </style:style>
    <style:style style:name="T345" style:family="text">
      <style:text-properties officeooo:rsid="011858a9"/>
    </style:style>
    <style:style style:name="T346" style:family="text">
      <style:text-properties officeooo:rsid="011b50fc"/>
    </style:style>
    <style:style style:name="T347" style:family="text">
      <style:text-properties officeooo:rsid="011c83f2"/>
    </style:style>
    <style:style style:name="T348" style:family="text">
      <style:text-properties officeooo:rsid="011e1f84"/>
    </style:style>
    <style:style style:name="T349" style:family="text">
      <style:text-properties officeooo:rsid="01200eaf"/>
    </style:style>
    <style:style style:name="T350" style:family="text">
      <style:text-properties officeooo:rsid="01202183"/>
    </style:style>
    <style:style style:name="T351" style:family="text">
      <style:text-properties officeooo:rsid="00237380"/>
    </style:style>
    <style:style style:name="T352" style:family="text">
      <style:text-properties officeooo:rsid="01208ff6"/>
    </style:style>
    <style:style style:name="T353" style:family="text">
      <style:text-properties officeooo:rsid="01216a1b"/>
    </style:style>
    <style:style style:name="T354" style:family="text">
      <style:text-properties fo:font-variant="normal" fo:text-transform="none" fo:color="#006d6f" style:text-outline="false" style:text-line-through-style="none" style:text-line-through-type="none" style:text-position="0% 100%" style:font-name="FreeMono" fo:font-size="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5" style:family="text">
      <style:text-properties fo:font-variant="normal" fo:text-transform="none" style:use-window-font-color="true" style:text-outline="false" style:text-line-through-style="none" style:text-line-through-type="none" style:text-position="0% 100%" style:font-name="FreeMono"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text-position="0% 100%" style:font-name="FreeMono"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252">Exploiter la décomposition pour améliorer la résolution de SAT en parallèle</text:p>
      <text:p text:style-name="P253"/>
      <text:p text:style-name="P253"/>
      <text:p text:style-name="P161"><text:span text:style-name="T6">P</text:span><text:span text:style-name="T3">our l’instant, principalement des définitions qui ne servent à rien.</text:span></text:p>
      <text:p text:style-name="P161"><text:span text:style-name="T3">!!! </text:span><text:span text:style-name="T9">vérifier les conjugaisons</text:span></text:p>
      <text:p text:style-name="P281"/>
      <text:p text:style-name="P268">INTRODUCTION GENERALE</text:p>
      <text:p text:style-name="P271"/>
      <text:p text:style-name="P272"/>
      <text:p text:style-name="P272">FICHIER → PARSER DU MINISAT → format PATOH → à simplifier (enlever les clauses qui servent à rien, genre si on a a ∨ b ∨ c et une autre a ∨ b, on dégage celle-ci) → PATOH → on fait les différentes décompositions données → bam parallélisation → on résou<text:span text:style-name="T12">t</text:span> l’instance.</text:p>
      <text:p text:style-name="P272"/>
      <text:p text:style-name="P274">EXPLICATION SUJET + ce qu’on attend de moi</text:p>
      <text:p text:style-name="P272"/>
      <text:p text:style-name="P272"/>
      <text:p text:style-name="P272"/>
      <text:p text:style-name="P345"><text:a xlink:type="simple" xlink:href="https://archive.org/stream/GraphsAndHypergraphs/Graphs%20and%20Hypergraphs#page/n3/mode/2up" text:style-name="Internet_20_link" text:visited-style-name="Visited_20_Internet_20_Link">GRAPHS AND HYPERGRAPHS</text:a> du français C. Berge en 1973. </text:p>
      <text:p text:style-name="P346">Des problèmes comprenant des graphes sont apparus pour la première fois dans le domaine des mathématiques sous la forme de puzzle (<text:span text:style-name="T18">bridge problem</text:span><text:span text:style-name="T76">de Königsberg), </text:span><text:span text:style-name="T92">puis en ingénierie électrique (loi de Kirchhof), chimie, psychologie et </text:span><text:span text:style-name="T95">économie</text:span><text:span text:style-name="T92">. Finalement, les graphes se furent accordés un propre domaine de recherche. C’est seulement en 1957 que la recherche dans la théorie des graphes commença à être importante et que plusieurs mathématiciens ém</text:span><text:span text:style-name="T93">irent</text:span><text:span text:style-name="T92"> des théories </text:span><text:span text:style-name="T93">toujours utilisées. </text:span></text:p>
      <text:p text:style-name="P347"><text:span text:style-name="T76">En 1958, </text:span><text:span text:style-name="T94">le mathématicien français Claude Berge (1926-2002) devint un fondateur de la théorie des graphes moderne en publiant « Théorie des graphes et ses applications » puis en créant la notion des graphes parfaits. </text:span></text:p>
      <text:p text:style-name="P348"><text:span text:style-name="T94">E</text:span><text:span text:style-name="T76">n 1973, M. Berge publia « Graphes et Hypergraphes », introduisant la notion d’hypergraphes que nous utiliserons au cours de ce dossier. </text:span><text:span text:style-name="T97">Un graphe repose sur le </text:span><text:span text:style-name="T98">fait</text:span><text:span text:style-name="T97"> qu’il est composé de sommets, reliés </text:span><text:span text:style-name="T98">ou non</text:span><text:span text:style-name="T97"> par des arêtes. </text:span><text:span text:style-name="T98">Ces dernières ont alors exactement deux extrémités, autrement dit un ensemble de deux sommets. Une généralisation de ce principe permet d’introduire les hyperarêtes, des ensembles de sommets mais dont la cardinalité peut être supérieure à deux. </text:span><text:span text:style-name="T99">Un hypergraphe peut être formé à partir d’un graphe et de ses cliques, arbres couvrants ou cycles. </text:span><text:span text:style-name="T100">Plusieurs problèmes combinatoires qui pouvaient être décrits en terme de graphes peuvent l’être également avec les hypergraphes, qui donnent des résultats plus simples. </text:span><text:span text:style-name="T99">Un hypergraphe permet </text:span><text:span text:style-name="T100">également</text:span><text:span text:style-name="T99"> de générer simultanément plusieurs résultats d</text:span><text:span text:style-name="T100">onnés par des simples graphes.</text:span></text:p>
      <text:p text:style-name="P349"><text:span text:style-name="T96">A</text:span><text:span text:style-name="T76">insi, l’utilisation d’hypergraphes </text:span><text:span text:style-name="T99">permet de généraliser certains concepts de graphes, et de simplifier par la même occasion la résolution de certains problèmes connus.</text:span></text:p>
      <text:p text:style-name="P350"><text:span text:style-name="T99">[</text:span><text:span text:style-name="T76">insérer pour cnf et sat et hypergraphes]</text:span></text:p>
      <text:p text:style-name="P269"><text:span text:style-name="T1">PARTIE I – </text:span><text:span text:style-name="T2">Définitions</text:span></text:p>
      <text:p text:style-name="P92"/>
      <text:p text:style-name="P163"><text:span text:style-name="T4">L’</text:span><text:span text:style-name="T3">un des problèmes rencontrés lors </text:span><text:span text:style-name="T7">du début de ce stage est, bien entendu la compréhension des différentes notions nécessaires. Cependant, elle fut laborieuse et retardée par la mauvaise traduction de certaines termes. Pour plus de clarté, nous mettrons les traductions officielles françaises suivies des termes correspondants anglais. Si nous n’avons pas trouvé de traduction dans la documentation française, nous utiliserons le terme anglais en premier et proposerons si besoin une traduction.</text:span></text:p>
      <text:p text:style-name="P87"/>
      <text:p text:style-name="P87"/>
      <text:p text:style-name="P164"><text:span text:style-name="T3">Chapitre </text:span><text:span text:style-name="T5">A</text:span><text:span text:style-name="T3"> </text:span><text:span text:style-name="T5">: SAT</text:span></text:p>
      <text:p text:style-name="P94"/>
      <text:p text:style-name="P95">A.1 : SenSATional !</text:p>
      <text:p text:style-name="P117">NP-difficile</text:p>
      <text:p text:style-name="P94"/>
      <text:p text:style-name="P162"><text:span text:style-name="T5">C</text:span><text:span text:style-name="T3">hapitre B : Les graphes</text:span></text:p>
      <text:p text:style-name="P94"/>
      <text:p text:style-name="P242">B.1 : <text:span text:style-name="T14">Généralités</text:span></text:p>
      <text:p text:style-name="P242"/>
      <text:p text:style-name="P88">Un graphe est un <text:span text:style-name="T115">couple G = (V,E</text:span>) constitué <text:span text:style-name="T72">de deux ensembles</text:span>(<text:span text:style-name="T40">set</text:span><text:span text:style-name="T40"><text:note text:id="ftn1" text:note-class="endnote"><text:note-citation>a</text:note-citation><text:note-body><text:p text:style-name="P279">Ensemble = <text:span text:style-name="T40">set</text:span></text:p></text:note-body></text:note></text:span>) <text:span text:style-name="T72">: </text:span></text:p>
      <text:p text:style-name="P88"><text:span text:style-name="T75">- l’ensemble non vide et fini V, constitué des sommets (</text:span><text:span text:style-name="T41">vertices</text:span><text:span text:style-name="T41"><text:note text:id="ftn2" text:note-class="endnote"><text:note-citation>b</text:note-citation><text:note-body><text:p text:style-name="P279">Sommets = <text:span text:style-name="T40">vertices</text:span><text:span text:style-name="T62">, </text:span><text:span text:style-name="T106">sommet = </text:span><text:span text:style-name="T42">vertex</text:span></text:p></text:note-body></text:note></text:span><text:span text:style-name="T72">) du graphe,</text:span></text:p>
      <text:p text:style-name="P88"><text:span text:style-name="T72">- et l’ensemble E composé d’arêtes (</text:span><text:span text:style-name="T41">edges</text:span><text:span text:style-name="T41"><text:note text:id="ftn3" text:note-class="endnote"><text:note-citation>c</text:note-citation><text:note-body><text:p text:style-name="P280">Arêtes = <text:span text:style-name="T40">edges</text:span></text:p><text:p text:style-name="P352"/><text:p text:style-name="P352"/><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5"/><text:p text:style-name="P276">POUBELLE</text:p><text:p text:style-name="P275"/><text:p text:style-name="P275"><text:span text:style-name="T130">Graphe grille</text:span> (<text:span text:style-name="T40">grid graph</text:span>) :</text:p><text:p text:style-name="P275">Ce type de graphe ressemble comme son nom l’indique à une grille. Le graphe grille ne peut être ni carré ni triangulaire, mais simplement former un carrelage régulier.</text:p><text:p text:style-name="P275"/><text:p text:style-name="P342"/><text:p text:style-name="P342"/><text:p text:style-name="P277"><text:span text:style-name="T207">U</text:span><text:span text:style-name="T205">n cycle peut faire référence à </text:span><text:span text:style-name="T215">l’espace cyclique </text:span><text:span text:style-name="T205">(</text:span><text:a xlink:type="simple" xlink:href="https://en.wikipedia.org/wiki/Cycle_space" text:style-name="Internet_20_link" text:visited-style-name="Visited_20_Internet_20_Link"><text:span text:style-name="T217">cycle space</text:span></text:a><text:span text:style-name="T205">), </text:span><text:span text:style-name="T206">qui est l’ensemble de sous-graphes eulériens, c’est-à-dire que chacun de ces sous-graphes n’a que des sommets de degré pair.</text:span></text:p><text:p text:style-name="P1"/><text:p text:style-name="P2">Dans un graphe non orienté, nous pouvons avoir des cycles (ou circuit) dits <text:span text:style-name="T115">périphériques </text:span>(<text:a xlink:type="simple" xlink:href="https://en.wikipedia.org/wiki/Peripheral_cycle" text:style-name="Internet_20_link" text:visited-style-name="Visited_20_Internet_20_Link"><text:span text:style-name="T71">peripherical cycle</text:span></text:a>). Nous pouvons le définir de manière équivalente :</text:p><text:p text:style-name="P2">- un <text:span text:style-name="T273">cycle</text:span> C est périphérique à un graphe G s’il est un cycle simple dans un graphe orienté si et seulement si pour que quelque soit les deux arêtes e<text:span text:style-name="T142">1</text:span> et e<text:span text:style-name="T142">2 </text:span>choisies dans G \ C, il existe une chaîne <text:span text:style-name="T273">dans G qui commence avec e</text:span><text:span text:style-name="T151">1</text:span><text:span text:style-name="T273"> et finit avec e</text:span><text:span text:style-name="T151">2, </text:span><text:span text:style-name="T273">et qui ne contient aucun sommet appartenant au cycle C.</text:span></text:p><text:p text:style-name="P2">- <text:span text:style-name="T273">un cycle C est périphérique si il a un cycle induit ayant la propriété que le sous-graphe G \ C construit par la suppression de sommets et d’arêtes de C est connexe.</text:span></text:p><text:p text:style-name="P2">- <text:span text:style-name="T276">PAS BIEN COMPRIS </text:span><text:span text:style-name="T274">? Soit le cycle C, un sous-graphe quelconque de G. Un sous-graphe minimal B de G est un pont de C s’il est disjoint au niveau des arêtes de C mais si tous ses points d’attache (les sommets adjacents aux arêtes qui sont dans B et dans G \ B) appartiennent à C. Un simple cycle V est périphérique s’il a exactement un pont</text:span></text:p><text:p text:style-name="P278"/></text:note-body></text:note></text:span><text:span text:style-name="T72">), des sous-ensembles de paires d’éléments de V. Soient e ∈ E, x et y ∈ V, e = {x,y}.</text:span></text:p>
      <text:p text:style-name="P111">Nous n’utiliserons ici que des <text:span text:style-name="T115">graphes finis </text:span>(<text:span text:style-name="T40">finite graph</text:span>) c’est-à-dire que ses ensembles V et E sont finis.</text:p>
      <text:p text:style-name="P129">L’ordre d’un graphe est le nombre d’éléments de V, c’est-à-dire le nombre de ses sommets.</text:p>
      <text:p text:style-name="P105"/>
      <text:p text:style-name="P334">B.1.a) Relation entre les sommets</text:p>
      <text:p text:style-name="P257"/>
      <text:p text:style-name="P90"><text:span text:style-name="T130">Relation d’adjacence</text:span> <text:span text:style-name="T141">(</text:span><text:span text:style-name="T43">adjacency relation</text:span><text:span text:style-name="T141">) :</text:span></text:p>
      <text:p text:style-name="P90"/>
      <text:p text:style-name="P90"><text:span text:style-name="T78">Soit une arête e de G</text:span><text:span text:style-name="T76">, ses extrémités (</text:span><text:span text:style-name="T40">endpoints</text:span><text:span text:style-name="T76">) étant x et y. Ces deux sommet sont </text:span><text:span text:style-name="T78">alors </text:span><text:span text:style-name="T76">dits </text:span><text:span text:style-name="T101">adjacents </text:span><text:span text:style-name="T76">(</text:span><text:span text:style-name="T40">adjacent</text:span><text:span text:style-name="T76">) ou </text:span><text:span text:style-name="T101">voisins</text:span><text:span text:style-name="T76"> dans le graphe G. </text:span><text:span text:style-name="T78">L’adjacence peut être représentée grâce au symbole ~ : x ~ y, ou tout simplement par la notation xy. Cette relation est binaire et symétrique : x ~ y et y ~ x sont équivalents.</text:span></text:p>
      <text:p text:style-name="P283"/>
      <text:p text:style-name="P165"><text:span text:style-name="T77">I</text:span><text:span text:style-name="T76">ncidence ou indépendance ?</text:span></text:p>
      <text:p text:style-name="P91"><text:span text:style-name="T76">De même, deux arêtes e et e‘ du graphe G partageant une extrémité seront dites </text:span><text:span text:style-name="T101">incidentes</text:span><text:span text:style-name="T76">. Sinon, elles seront indépendantes.</text:span></text:p>
      <text:p text:style-name="P89"/>
      <text:p text:style-name="P91"><text:span text:style-name="T130">Voisinage, degré </text:span><text:span text:style-name="T132">et taille</text:span> :</text:p>
      <text:p text:style-name="P87"/>
      <text:p text:style-name="P91">Le <text:span text:style-name="T115">voisinage</text:span> d’un sommet est l’ensemble de ses voisins, c’est-à-dire l’ensemble des sommets qui lui sont adjacents.</text:p>
      <text:p text:style-name="P91">Le <text:span text:style-name="T115">degré</text:span> d’un sommet est le nombre de ses voisins, ou de manière équivalente, le nombre d’arêtes qui ont ce sommet en extrémité. Si un sommet a un degré d’ordre zéro, alors il est dit <text:span text:style-name="T115">isolé.</text:span></text:p>
      <text:p text:style-name="P110"><text:span text:style-name="T115">La taille </text:span>d’un graphe correspond généralement au nombre de ses arêtes.</text:p>
      <text:p text:style-name="P282"/>
      <text:p text:style-name="P106"><text:span text:style-name="T130">Boucle</text:span> :<text:span text:style-name="T115"> </text:span></text:p>
      <text:p text:style-name="P106">Une <text:span text:style-name="T115">boucle</text:span> est une arête d’un graphe ayant pour extrémités le même sommet.</text:p>
      <text:p text:style-name="P106"/>
      <text:p text:style-name="P334">B.1.b) Différents types de sous-graphes</text:p>
      <text:p text:style-name="P257"/>
      <text:p text:style-name="P166">Sous-graphe<text:span text:style-name="T3"> (</text:span><text:span text:style-name="T64">subgraph</text:span><text:span text:style-name="T3">):</text:span></text:p>
      <text:p text:style-name="P102">Soit le graphe G = (V,E), le <text:span text:style-name="T115">sous-graphe </text:span>H est le graphe contenu dans G, noté H = (V<text:span text:style-name="T142">H</text:span><text:span text:style-name="T167">,E</text:span><text:span text:style-name="T142">H</text:span><text:span text:style-name="T167">). Alors, V</text:span><text:span text:style-name="T142">H</text:span><text:span text:style-name="T167"> ⊆ V et E</text:span><text:span text:style-name="T142">H</text:span><text:span text:style-name="T167"> ⊆ { x,y) ∈ E | x ∈ V</text:span><text:span text:style-name="T142">H</text:span><text:span text:style-name="T167"> ∧ y ∈ V</text:span><text:span text:style-name="T142">H</text:span><text:span text:style-name="T167">}.</text:span></text:p>
      <text:p text:style-name="P102"/>
      <text:p text:style-name="P102"><text:span text:style-name="T130">Sous-graphe couvrant </text:span>(<text:span text:style-name="T40">spanning subgraph</text:span><text:span text:style-name="T76">) :</text:span></text:p>
      <text:p text:style-name="P103">Parfois décrit comme sous-graphe partiel ou sous-graphe recouvrant, ce <text:span text:style-name="T115">sous-graphe </text:span><text:span text:style-name="T116">couvrant</text:span> H partage le même ensemble de sommets avec le graphe G qui le contient. Alors, si V<text:span text:style-name="T142">H</text:span><text:span text:style-name="T167"> = V et E</text:span><text:span text:style-name="T142">H</text:span><text:span text:style-name="T167"> ⊆ E, le sous-graphe H couvre le graphe G.</text:span></text:p>
      <text:p text:style-name="P306"/>
      <text:p text:style-name="P103"><text:span text:style-name="T168">Sous-graphe induit</text:span><text:span text:style-name="T167"> (</text:span><text:span text:style-name="T174">induced subgraph</text:span><text:span text:style-name="T167">) :</text:span></text:p>
      <text:p text:style-name="P104">Un <text:span text:style-name="T115">sous-graphe induit</text:span> H de G est un sous-graphe qui restreint le graphe à un sous-ensemble de sommets. Ainsi, pour tout couple de sommets (x,y) ∈ V<text:span text:style-name="T142">H</text:span><text:span text:style-name="T167">, l’arête xy ∈ E</text:span><text:span text:style-name="T142">H</text:span><text:span text:style-name="T167"> si et seulement si xy ∈ E.</text:span></text:p>
      <text:p text:style-name="P307"/>
      <text:p text:style-name="P130"><text:span text:style-name="T168">Sous-graphe propre</text:span><text:span text:style-name="T167"> (</text:span><text:span text:style-name="T171">proper subgraph</text:span><text:span text:style-name="T167">) :</text:span></text:p>
      <text:p text:style-name="P131"><text:span text:style-name="T167">Un sous-graphe H d’un graphe G est dit </text:span><text:span text:style-name="T189">propre</text:span><text:span text:style-name="T167"> s’il est issu de la suppression d’une arête ou d’un sommet de G. Il est noté grâce à la relation ⊂.</text:span></text:p>
      <text:p text:style-name="P308"/>
      <text:p text:style-name="P315">Notation :</text:p>
      <text:p text:style-name="P87">P<text:span text:style-name="T228">our identifier un graphe formé par la suppression d’une arête e ou d’un sous-ensemble V</text:span><text:span text:style-name="T143">H </text:span><text:span text:style-name="T182">de V, nous utiliserons la notation G</text:span><office:annotation office:name="__Annotation__129_1624916508"><dc:creator>Marie Miceli</dc:creator><dc:date>2018-04-29T16:36:20.658728535</dc:date><loext:sender-initials>MM</loext:sender-initials><text:p text:style-name="P375"><text:span text:style-name="T354">A vérifier parce que plus vu \ que -</text:span></text:p></office:annotation><text:span text:style-name="T182"> - </text:span><office:annotation-end office:name="__Annotation__129_1624916508"/><text:span text:style-name="T182">e ou G - V</text:span><text:span text:style-name="T144">H </text:span><text:span text:style-name="T182">respectivement.</text:span><text:span text:style-name="T144"> </text:span></text:p>
      <text:p text:style-name="P332"/>
      <text:p text:style-name="P250">B.<text:span text:style-name="T231">2</text:span> : <text:span text:style-name="T229">Orientation d’un graphe</text:span></text:p>
      <text:p text:style-name="P243"/>
      <text:p text:style-name="P218">Un <text:span text:style-name="T115">graphe</text:span> <text:span text:style-name="T115">non orienté</text:span> (<text:span text:style-name="T40">undirected graph</text:span>) est un graphe dont les arêtes n’ont pas d’orientation. Dans notre dossier, nous nous concentrerons principalement sur ce type de graphe.</text:p>
      <text:p text:style-name="P218">Au contraire, un<text:span text:style-name="T115"> graphe orienté </text:span>(<text:span text:style-name="T40">directed graph</text:span>) est composé d’arêtes ayant une orientation, généralement identifiée grâce à une flèche. Dans ce type de graphe, nous ne parlerons plus d’arête mais d’<text:span text:style-name="T115">arc</text:span> (<text:span text:style-name="T40">arc</text:span>), de flèches <text:span text:style-name="T230">(</text:span><text:span text:style-name="T44">arrow</text:span><text:span text:style-name="T230">)</text:span> ou de lignes orientées. De même, nous n’emploierons plus le terme sommet mais celui de <text:span text:style-name="T115">nœud</text:span> ou <text:span text:style-name="T115">point</text:span> (<text:span text:style-name="T40">node</text:span>).</text:p>
      <text:p text:style-name="P218"><text:soft-page-break/></text:p>
      <text:p text:style-name="P219"><text:span text:style-name="T130">Représentation d’un arc, terminologie et arc inverse</text:span> :</text:p>
      <text:p text:style-name="P219">L’arc (x,y) sera représenté par une flèche partant de x et finissant à y. L’extrémité initiale ou origine sera alors x et l’extrémité terminale ou fin sera y. L’arc (y,x) sera alors son <text:span text:style-name="T115">arc inverse</text:span> (<text:span text:style-name="T40">inverted arrow</text:span>). Nous parlerons aussi de <text:span text:style-name="T115">transposée</text:span> de (x,y).</text:p>
      <text:p text:style-name="P219"/>
      <text:p text:style-name="P220"/>
      <text:p text:style-name="P220"><office:annotation office:name="__Annotation__224_1624916508"><dc:creator>Marie Miceli</dc:creator><dc:date>2018-04-29T17:44:34.073572964</dc:date><loext:sender-initials>MM</loext:sender-initials><text:p text:style-name="P375"><text:span text:style-name="T356">À jeter sûrement</text:span></text:p></office:annotation><text:span text:style-name="T130">Symétrie d’un graphe orienté</text:span> : </text:p>
      <text:p text:style-name="P220">Un graphe orienté G est dit <text:span text:style-name="T115">symétrique</text:span> (<text:span text:style-name="T40">symétrie</text:span>) lorsque pour tout arc x de G, son inverse x’ correspond à un arc y de G.<office:annotation-end office:name="__Annotation__224_1624916508"/></text:p>
      <text:p text:style-name="P220"/>
      <text:p text:style-name="P245"/>
      <text:p text:style-name="P244">B.3 : <text:span text:style-name="T233">Notions basiques sur les graphes</text:span></text:p>
      <text:p text:style-name="P309"/>
      <text:p text:style-name="P255"><text:span text:style-name="T167">B.3.a) </text:span><text:span text:style-name="T194">Les arêtes</text:span></text:p>
      <text:p text:style-name="P310"/>
      <text:p text:style-name="P311">Une classification des graphes existe en fonction du type et de la multiplicité des arêtes. Ici, nous définirons les principales caractéristiques des graphes liées aux arêtes.</text:p>
      <text:p text:style-name="P311"><text:s/></text:p>
      <text:p text:style-name="P110"><text:span text:style-name="T168">Graphe vide</text:span><text:span text:style-name="T167"> (</text:span><text:span text:style-name="T175">empty</text:span><text:span text:style-name="T174"> graph</text:span><text:span text:style-name="T167">) </text:span><text:span text:style-name="T191">et </text:span><text:span text:style-name="T169">graphe nu</text:span><text:span text:style-name="T170">l</text:span><text:span text:style-name="T193"> (</text:span><text:span text:style-name="T175">null graph</text:span><text:span text:style-name="T193">)</text:span><text:span text:style-name="T191"> :</text:span></text:p>
      <text:p text:style-name="P110"><text:span text:style-name="T167">Un graphe vide est un graphe </text:span><text:span text:style-name="T168">d’ordre</text:span><text:span text:style-name="T167"> n quelconque mais avec une </text:span><text:span text:style-name="T168">taille</text:span><text:span text:style-name="T167"> nul</text:span><text:span text:style-name="T191">l</text:span><text:span text:style-name="T167">e. </text:span><text:span text:style-name="T191">Nous le notons N</text:span><text:span text:style-name="T145">n</text:span><text:span text:style-name="T191">. </text:span><text:span text:style-name="T192">Un graphe nul peut être équivalent au graphe vide, mais il référence égal</text:span><text:span text:style-name="T198">e</text:span><text:span text:style-name="T192">ment à </text:span><text:span text:style-name="T191">un graphe d’ordre 0 et de taille nulle.</text:span><text:span text:style-name="T167"><text:tab/></text:span></text:p>
      <text:p text:style-name="P310"/>
      <text:p text:style-name="P107"><text:span text:style-name="T168">Graphe simple</text:span><text:span text:style-name="T167"> (</text:span><text:span text:style-name="T174">graphe simple</text:span><text:span text:style-name="T183">) :</text:span></text:p>
      <text:p text:style-name="P107"><text:span text:style-name="T167">Un </text:span><text:span text:style-name="T189">graphe simple</text:span><text:span text:style-name="T167"> G est un </text:span><text:span text:style-name="T168">graphe non orienté</text:span><text:span text:style-name="T167">, sans </text:span><text:span text:style-name="T168">boucle</text:span><text:span text:style-name="T167"> et dont aucune arête n’est répétée. Ainsi, chaque arête du graphe correspond à une paire de sommets distincts. </text:span></text:p>
      <text:p text:style-name="P312">Pour un graphe simple G d’ordre n, le degré d’un sommet v appartenant à V est au maximum égal à n – 1. </text:p>
      <text:p text:style-name="P313">Un graphe simple équivaut à un graphe orienté ne comportant pas de boucle.</text:p>
      <text:p text:style-name="P312"/>
      <text:p text:style-name="P108"><text:span text:style-name="T168">Multigraphe</text:span><text:span text:style-name="T167"> (</text:span><text:span text:style-name="T174">multigraph</text:span><text:span text:style-name="T167">) :</text:span></text:p>
      <text:p text:style-name="P109"><text:span text:style-name="T167">Au contraire, si une même paire de sommets est liée par plusieurs arêtes (une arête multiple) nous parlerons de </text:span><text:span text:style-name="T189">multigraphe</text:span><text:span text:style-name="T167">. </text:span></text:p>
      <text:p text:style-name="P313"/>
      <text:p text:style-name="P109"><text:span text:style-name="T168">Pseudographe</text:span><text:span text:style-name="T167"> (</text:span><text:span text:style-name="T174">pseudograph</text:span><text:span text:style-name="T167">) :</text:span></text:p>
      <text:p text:style-name="P109"><text:span text:style-name="T167">Un </text:span><text:span text:style-name="T189">pseudographe</text:span><text:span text:style-name="T167"> est un type de </text:span><text:span text:style-name="T168">multigraphe</text:span><text:span text:style-name="T167">, seulement ce ne sont plus des arêtes multiples mais des </text:span><text:span text:style-name="T168">boucles</text:span><text:span text:style-name="T167"> qui lient une même paire de sommets.</text:span></text:p>
      <text:p text:style-name="P313"/>
      <text:p text:style-name="P115"><text:span text:style-name="T168">Graphe pondéré</text:span><text:span text:style-name="T167"> (</text:span><text:span text:style-name="T174">weighted graph</text:span><text:span text:style-name="T167">) : </text:span></text:p>
      <text:p text:style-name="P115"><text:span text:style-name="T167">Un graphe dont chaque arête a un nombre, dit </text:span><text:span text:style-name="T189">poids</text:span><text:span text:style-name="T167">, associé est un </text:span><text:span text:style-name="T189">graphe pondéré</text:span><text:span text:style-name="T167">. </text:span><text:span text:style-name="T195">Le poids peut faire référence à une capacité ou à une longueur. </text:span><text:span text:style-name="T167">La notion de graphe pondéré est parfois retrouvé sous le terme de réseau.</text:span></text:p>
      <text:p text:style-name="P314"/>
      <text:p text:style-name="P118"><text:span text:style-name="T168">Graphe complémentaire</text:span><text:span text:style-name="T167"> (</text:span><text:span text:style-name="T174">complement graph</text:span><text:span text:style-name="T167">) :</text:span></text:p>
      <text:p text:style-name="P118"><text:span text:style-name="T167">Un graphe est dit complémentaire ou inverse d’un graphe G s’il contient les mêmes sommets que G, mais si ses sommets sont adjacents dans H si et seulement s’ils sont disjoints dans G.</text:span><text:span text:style-name="T197"> </text:span></text:p>
      <text:p text:style-name="P313"/>
      <text:p text:style-name="P311">Les arêtes peuvent également permettre de définir plusieurs notions, fondamentales pour notre dossier.</text:p>
      <text:p text:style-name="P311"/>
      <text:p text:style-name="P114"><text:span text:style-name="T168">Chaîne</text:span><text:span text:style-name="T167"> (</text:span><text:span text:style-name="T177">walk</text:span><text:span text:style-name="T167">)</text:span></text:p>
      <text:p text:style-name="P311">Ces deux notions sont équivalentes, le terme chaîne s’applique pour graphes non orientés tandis que chemin est retrouvé pour les graphes orientés.</text:p>
      <text:p text:style-name="P114"><text:span text:style-name="T167">Une </text:span><text:span text:style-name="T189">chaîne</text:span><text:span text:style-name="T167">, notée </text:span><text:span text:style-name="T189">μ(x,y)</text:span><text:span text:style-name="T167"> est définie par une suite finie d’arêtes consécutives, reliant x à y. Si dans cette chaîne, toute arête n’est répétée qu’une seule et unique fois, nous parlerons de chaîne </text:span><text:span text:style-name="T189">simple </text:span><text:span text:style-name="T196">(</text:span><text:span text:style-name="T176">trail</text:span><text:span text:style-name="T196">)</text:span><text:span text:style-name="T167">. De même, si la chaîne n’emprunte qu’une seule fois chaque sommet, alors cette chaîne est dite </text:span><text:span text:style-name="T189">élémentaire </text:span><text:span text:style-name="T172">(</text:span><text:span text:style-name="T177">path</text:span><text:span text:style-name="T172">)</text:span><text:span text:style-name="T167">. </text:span></text:p>
      <text:p text:style-name="P311"/>
      <text:p text:style-name="P223">Pour un graphe orienté, nous <text:span text:style-name="T254">emploierons</text:span> le terme de <text:span text:style-name="T115">chemin</text:span> pour chaîne, noté μ[x,y] et de <text:span text:style-name="T115">circuit</text:span> pour cycle. Dans ce type de graphe, l’orientation des arcs sera fondamentale.</text:p>
      <text:p text:style-name="P223"/>
      <text:p text:style-name="P225">La <text:span text:style-name="T115">longueur</text:span> d’une <text:span text:style-name="T254">chaîne</text:span> (ou d’un circuit) est le nombre d’arêtes (d’arcs) qui la composent. Le <text:span text:style-name="T115">poids</text:span> d’une chaîne (ou d’un circuit) est la somme de chaque poids des arêtes (ou arcs) qui la composent si nous nous trouvons dans un graphe pondéré. Sinon, les termes longueur et poids peuvent être confondus.</text:p>
      <text:p text:style-name="P228"/>
      <text:p text:style-name="P229">Si l<text:span text:style-name="T243">a chaîne</text:span> simple comprend tous les sommets du graphe, nous parlons de <text:span text:style-name="T243">chaîne</text:span> <text:span text:style-name="T115">eulérien</text:span><text:span text:style-name="T121">ne</text:span>. </text:p>
      <text:p text:style-name="P229"/>
      <text:p text:style-name="P236">Graphe eulérien</text:p>
      <text:p text:style-name="P229">Dans un graphe eulérien, les extrémités d’une arêtes sont séparées en une extrémité initiale et une extrémité terminale. L’ensemble des arêtes du graphe eulérien peut être ordonné de façon à ce que l’extrémité terminale d’une arête corresponde à l’extrémité initiale de l’arête qui lui succède dans l’ordonnancement. Autrement dit, le graphe eulérien peut être parcouru entièrement en passant une seule et unique fois par chaque sommet et chaque arête.</text:p>
      <text:p text:style-name="P225"/>
      <text:p text:style-name="P235">Cycle</text:p>
      <text:p text:style-name="P224">Un <text:span text:style-name="T115">cycle</text:span>, est une chaîne dont les extrémités sont identiques. </text:p>
      <text:p text:style-name="P226">Un cycle peut être dit « <text:span text:style-name="T115">closed walk</text:span> », <text:span text:style-name="T234">s’il est une séquence de sommets commençant et finissant par le même sommet, et dont deux sommets consécutifs dans la séquence sont adjacents dans le graphe. Le choix de début / fin dans un « closed walk » cycle n’est pas important, que ce soit ADBCDA ou BCDADB, le cycle sera toujours le même.</text:span></text:p>
      <text:p text:style-name="P227">S’il est dit <text:span text:style-name="T115">simple</text:span>, alors aucune arête ou sommet ne doit être répété, excepté celui de début. Généralement, le terme cycle est employé pour signifier cycle simple.</text:p>
      <text:p text:style-name="P231"><text:soft-page-break/>La notion de cycle permet de définir un type de graphe : le graphe cordal.</text:p>
      <text:p text:style-name="P231"/>
      <text:p text:style-name="P232"><text:span text:style-name="T130">Graphe cordal</text:span> (<text:span text:style-name="T40">chordal graph, </text:span><text:span text:style-name="T47">triangulated graph </text:span><text:span text:style-name="T15">ou </text:span><text:span text:style-name="T47">rigit circuit graph</text:span>) :</text:p>
      <text:p text:style-name="P233">Un graphe est cordal ou triangulé si chacun de ses cycles de quatre sommets ou plus possède une arête reliant deux sommets non-adjacents du cycle. Cette arête si elle existe est noté <text:span text:style-name="T115">corde</text:span><text:span text:style-name="T18"> (</text:span><text:span text:style-name="T40">chord</text:span><text:span text:style-name="T18">)</text:span>. </text:p>
      <text:p text:style-name="P233">De manière équivalente, tous les cycles sans corde d’un graphe possède au plus trois sommets.</text:p>
      <text:p text:style-name="P234">De plus, un graphe cordal ne doit pas contenir de <text:span text:style-name="T115">trou</text:span>, c’est-à-dire de cycle induit de longueur quatre ou plus. Nous retrouverons le graphe cordal dans une prochaine partie, lors de la <text:span text:style-name="T115">décomposition arborescente</text:span>.</text:p>
      <text:p text:style-name="P225"/>
      <text:p text:style-name="P256"><text:span text:style-name="T228">B.3.</text:span>b<text:span text:style-name="T228">) Les degrés</text:span></text:p>
      <text:p text:style-name="P259"/>
      <text:p text:style-name="P230">De même, les degrés des sommets permettent de caractériser les graphes.</text:p>
      <text:p text:style-name="P230"/>
      <text:p text:style-name="P221"><text:span text:style-name="T130">Graphe complet</text:span> (<text:span text:style-name="T40">complete graph</text:span>) :</text:p>
      <text:p text:style-name="P222">Un graphe <text:span text:style-name="T130">simple</text:span> <text:span text:style-name="T232">d’</text:span><text:span text:style-name="T133">ordre</text:span><text:span text:style-name="T232"> n, dont chaque sommet a (n – 1) comme </text:span><text:span text:style-name="T133">degré</text:span><text:span text:style-name="T232">, est un </text:span><text:span text:style-name="T117">graphe complet</text:span><text:span text:style-name="T232">. Autrement dit, tout couple de sommets disjoints est relié par une arête (pour un graphe non orienté) ou par deux arcs (pour un graphe orienté), un arc pour chaque sens. Les graphes complets sont donc, par définition, symétriques.</text:span></text:p>
      <text:p text:style-name="P222"><text:span text:style-name="T232">Pour chaque graphe d’ordre n, il n’existe qu’un seul graphe complet possible, noté K</text:span><text:span text:style-name="T146">n</text:span><text:span text:style-name="T232">. Ce graphe complet possède </text:span><office:annotation office:name="__Annotation__198_1624916508"><dc:creator>Marie Miceli</dc:creator><dc:date>2018-04-29T17:40:27.937723220</dc:date><loext:sender-initials>MM</loext:sender-initials><text:p text:style-name="P375"><text:span text:style-name="T356">À faire proprement, combinaison. A faire avec latex ?</text:span></text:p></office:annotation><text:span text:style-name="T232">(n 2)</text:span><office:annotation-end office:name="__Annotation__198_1624916508"/><text:span text:style-name="T232"> <text:s/>soit (n * (n-1)) / 2 arêtes.</text:span></text:p>
      <text:p text:style-name="P333"/>
      <text:p text:style-name="P112"><text:span text:style-name="T130">Graphe régulier</text:span> (<text:span text:style-name="T40">regular graph</text:span>) : </text:p>
      <text:p text:style-name="P112">Si tout sommet d’un graphe non orienté G partage le même degré k, alors G est dit <text:span text:style-name="T115">régulier</text:span> ou <text:span text:style-name="T115">k-régulier</text:span>.</text:p>
      <text:p text:style-name="P132"/>
      <text:p text:style-name="P134"><text:span text:style-name="T271">Un </text:span>sommet peut être également défini en fonction de son degré, par exemple le sommet universel.</text:p>
      <text:p text:style-name="P134"><text:line-break/><text:span text:style-name="T130">Sommet universel </text:span>(<text:span text:style-name="T40">universal vertex</text:span>) :</text:p>
      <text:p text:style-name="P135">Un sommet est dit <text:span text:style-name="T115">universel</text:span> lorsqu’il est adjacent à tous les autres sommets du graphe. Alors, pour un graphe d’ordre n, son degré est obligatoirement de n – 1.</text:p>
      <text:p text:style-name="P135"/>
      <text:p text:style-name="P136">Lorsqu’un graphe comprend un sommet universel, nous pouvons l’appeler un graphe <text:span text:style-name="T115">cône</text:span>, tandis que le sommet peut être dit <text:span text:style-name="T66">apex</text:span><text:span text:style-name="T18">. </text:span><text:span text:style-name="T85">Il ne cependant pas confondre un sommet dit apex et un graphe à apex (</text:span><text:span text:style-name="T48">apex graph</text:span><text:span text:style-name="T85">), </text:span><text:span text:style-name="T90">que nous décrirons plus tard.</text:span></text:p>
      <text:p text:style-name="P284"/>
      <text:p text:style-name="P150"><text:span text:style-name="T90">U</text:span><text:span text:style-name="T76">n sommet universel est également dit sommet dominant (</text:span><text:span text:style-name="T40">dominating vertex</text:span><text:span text:style-name="T18">) </text:span><text:span text:style-name="T76">comme il forme un ensemble dominant à lui tout seul.</text:span></text:p>
      <text:p text:style-name="P214"/>
      <text:p text:style-name="P214"><text:span text:style-name="T130">Ensemble dominant</text:span> (<text:span text:style-name="T40">dominating set</text:span>) :</text:p>
      <text:p text:style-name="P3">Un <text:span text:style-name="T115">ensemble d</text:span><text:span text:style-name="T127">o</text:span><text:span text:style-name="T115">minant </text:span>d’un graphe G = (V,E) est un sous-ensemble D de l’ensemble V des sommets tel que tout sommet qui n’appartient pas à D possède au moins une arête dont l’extrémité est un sommet de D. </text:p>
      <text:p text:style-name="P4"/>
      <text:p text:style-name="P70">Un problème NP-complet connu est lié à cet ensemble dominant : le problème d’ensemble dominant, dont l’objectif est de déterminer en fonction de G et d’un entier naturel k, si G possède un ensemble dominant d’au plus k sommets, <text:span text:style-name="T293">similaire au </text:span><text:a xlink:type="simple" xlink:href="https://fr.wikipedia.org/wiki/Problème_de_couverture_par_sommets" text:style-name="Internet_20_link" text:visited-style-name="Visited_20_Internet_20_Link"><text:span text:style-name="T293">problème de couverture par sommets.</text:span></text:a><text:span text:style-name="T293"> Le </text:span><text:span text:style-name="T126">nombre de domination</text:span><text:span text:style-name="T293"> (</text:span><text:span text:style-name="T55">domination number</text:span><text:span text:style-name="T293">) γ(G) est le nombre de sommets dans le plus petit ensemble dominant de G.</text:span></text:p>
      <text:p text:style-name="P128"/>
      <text:p text:style-name="P151">Ce sommet universel permet de construire un graphe seuil.</text:p>
      <text:p text:style-name="P151"/>
      <text:p text:style-name="P151"><text:span text:style-name="T130">Graphe seuil</text:span> (<text:span text:style-name="T40">threshold graph</text:span><text:span text:style-name="T76">) :</text:span></text:p>
      <text:p text:style-name="P83"><text:span text:style-name="T294">Un graphe seuil </text:span>est un graphe qui peut être construit à partir d’un <text:span text:style-name="T294">graphe ne contenant qu’un seul sommet</text:span>, en répétant les étapes suivantes : <text:span text:style-name="T294">en premier un sommet isolé est ajouté, puis un sommet universel.</text:span></text:p>
      <text:p text:style-name="P286"/>
      <text:p text:style-name="P249">B.<text:span text:style-name="T271">6</text:span> : <text:span text:style-name="T244">Coloration</text:span></text:p>
      <text:p text:style-name="P237"/>
      <text:p text:style-name="P241">Bien que nous ne parlerons que très peu de la coloration d’un graphe, des notions liées nous seront importantes. Dans un premier temps, nous définissions les deux termes qui permettent de regrouper un ensemble de sommets en fonction de leur adjacence.</text:p>
      <text:p text:style-name="P241"/>
      <text:p text:style-name="P241"><text:span text:style-name="T130">Clique</text:span> (<text:span text:style-name="T40">clique</text:span>) :</text:p>
      <text:p text:style-name="P237"/>
      <text:p text:style-name="P238">Une clique d’un graphe non orienté <text:span text:style-name="T231">est un sous-ensemble des sommets du graphe dont le </text:span><text:span text:style-name="T131">sous-graphe induit</text:span><text:span text:style-name="T231"> est </text:span><text:span text:style-name="T131">complet</text:span><text:span text:style-name="T231">. Deux sommets quelconques dans une clique sont toujours adjacents.</text:span></text:p>
      <text:p text:style-name="P239">Il ne faut pas confondre clique maximum et clique maximale d’un graphe.</text:p>
      <text:p text:style-name="P239">Une clique est dite <text:span text:style-name="T115">maximum</text:span> si elle possède le plus grand nombre de sommets. <text:span text:style-name="T235">Cependant, elle est dite </text:span><text:span text:style-name="T120">maximale</text:span><text:span text:style-name="T235"> si aucun sommet adjacent peut lui être ajouté. Autrement dit, une clique maximale n’est pas incluse dans une clique plus grande.</text:span></text:p>
      <text:p text:style-name="P239"/>
      <text:p text:style-name="P240">Le <text:span text:style-name="T115">nombre de clique</text:span> (<text:span text:style-name="T40">clique number</text:span>) ω(G) est le nombre de sommets dans une clique maximum. </text:p>
      <text:p text:style-name="P240">Le <text:span text:style-name="T115">nombre d’intersection</text:span> (<text:span text:style-name="T40">intersection number</text:span>) de G est le plus petit nombre de cliques qui ensemble, couvrent toutes les arêtes de G, tandis que le <text:span text:style-name="T115">nombre de </text:span><text:span text:style-name="T118">couverture par clique</text:span><text:span text:style-name="T236"> (</text:span><text:span text:style-name="T45">clique cover number</text:span><text:span text:style-name="T19">)</text:span><text:span text:style-name="T79"> est le plus petit nombre de cliques de G dont l’union résulte en la couverture de l’ensemble des sommets du graphe.</text:span></text:p>
      <text:p text:style-name="P97"/>
      <text:p text:style-name="P116">Pour exprimer une clique de cardinalité p, nous pouvons utiliser le terme de p-clique. Trouver la clique maximum pour un graphe est un problème NP-difficile.</text:p>
      <text:p text:style-name="P116"/>
      <text:p text:style-name="P119"><text:soft-page-break/>Si nous devions faire le <text:span text:style-name="T237">graphe complémentaire H d’un graphe G, une clique de G deviendrait un </text:span><text:span text:style-name="T119">ensemble indépendant</text:span><text:span text:style-name="T237"> dans H.</text:span></text:p>
      <text:p text:style-name="P119"/>
      <text:p text:style-name="P126"><text:span text:style-name="T130">Ensemble indépendant </text:span><text:span text:style-name="T238">(</text:span><text:span text:style-name="T46">independent set</text:span><text:span text:style-name="T84">)</text:span> : </text:p>
      <text:p text:style-name="P120"/>
      <text:p text:style-name="P120">Un <text:span text:style-name="T115">ensemble indépendant </text:span><text:span text:style-name="T239">S </text:span><text:span text:style-name="T76"><text:s/></text:span><text:span text:style-name="T80">est généralement retrouvé dans les textes français sous le nom de </text:span><text:span text:style-name="T102">stable</text:span><text:span text:style-name="T80">. Le stable est un ensemble de sommets deux à deux disjoints : </text:span><text:span text:style-name="T81"><text:s/>toute arête du graphe de départ a au plus une extrémité appartenant à S.</text:span></text:p>
      <text:p text:style-name="P287">La taille d’un stable est le nombre de sommets qui le composent. </text:p>
      <text:p text:style-name="P121"><text:span text:style-name="T76">L’ensemble indépendant est dit </text:span><text:span text:style-name="T101">maximum</text:span><text:span text:style-name="T76"> s’il est l’ensemble indépendant le plus grand possible pour un graphe G. La taille de cet ensemble indépendant maximum est le n</text:span><text:span text:style-name="T101">ombre d’indépendance</text:span><text:span text:style-name="T76"> (</text:span><text:span text:style-name="T40">independence number</text:span><text:span text:style-name="T76">)</text:span><text:span text:style-name="T18"> </text:span><text:span text:style-name="T76">de G, noté α(G) dans les textes anglophones et I(G) dans les textes français. </text:span><text:span text:style-name="T91">I est utilisé pour </text:span><text:span text:style-name="T29">invariant</text:span><text:span text:style-name="T91">, c’est-à-dire un point fixe ne pouvant être modifié par isomorphisme de graphe.</text:span></text:p>
      <text:p text:style-name="P122"><text:span text:style-name="T76">Un ensemble indépendant </text:span><text:span text:style-name="T101">maximal</text:span><text:span text:style-name="T76"> est un en</text:span><text:span text:style-name="T82">s</text:span><text:span text:style-name="T76">emble indépendant qui n’est pas un sous-ensemble d’un autre ensemble indépendant plus grand. Comme pour les cliques, aucun sommet n’appartenant pas à ce stable maximal ne peut y être ajouté. </text:span><text:span text:style-name="T83">Ainsi, si pour tout sommet v appartenant à V, soit v appartient à ce stable maximal, soit v a au moins un voisin qui appartient à S. Cependant, une arête du graphe peut ne pas avoir d’extrémité dans S.</text:span></text:p>
      <text:p text:style-name="P288"/>
      <text:p text:style-name="P152"><text:span text:style-name="T83">U</text:span><text:span text:style-name="T76">n ensemble indépendant maximal est également un ensemble dominant dans un graphe, et tout ensemble dominant qui est également indépendant doit être indépendant maximal. Alors, nous pouvons les appeler ensembles dominants indépendants.</text:span></text:p>
      <text:p text:style-name="P288"/>
      <text:p text:style-name="P289">Tout stable maximum est également stable maximal, cependant seul le stable maximal le plus large possible d’un graphe est stable maximum.</text:p>
      <text:p text:style-name="P287"/>
      <text:p text:style-name="P123"><text:span text:style-name="T81">U</text:span><text:span text:style-name="T76">n graphe dont tous ses stables maximaux ont la même taille est dit bien couvert, traduit de l’anglais </text:span><text:span text:style-name="T40">well-covered</text:span><text:span text:style-name="T18">.</text:span></text:p>
      <text:p text:style-name="P303"/>
      <text:p text:style-name="P303"/>
      <text:p text:style-name="P176">Ces ensembles indépendants permettent de colorer un graphe. En effet, une coloration d’un graphe G est une <text:span text:style-name="T115">partition</text:span> de son ensemble de sommets en stables. Le nombre minimum de couleurs utilisés pour une coloration de G est appelé <text:span text:style-name="T115">nombre chromatique</text:span> (<text:span text:style-name="T40">chromatic number</text:span>), <text:span text:style-name="T245">c’est-à-dire le nombre de couleurs minimum avec lesquels nous pouvons colorer un graphe sans que la même couleur soit associée à deux sommets adjacents.</text:span></text:p>
      <text:p text:style-name="P176"/>
      <text:p text:style-name="P177">Ce nombre chromatique permet à son tour de définir le <text:span text:style-name="T115">graphe parfait</text:span>.</text:p>
      <text:p text:style-name="P177"/>
      <text:p text:style-name="P177"><text:span text:style-name="T130">Graphe parfait</text:span> (<text:span text:style-name="T40">perfect graph</text:span>) :</text:p>
      <text:p text:style-name="P178">Un graphe est <text:span text:style-name="T115">parfait</text:span> lorsque chacun de ses <text:span text:style-name="T130">sous-graphes induits</text:span> a le même <text:span text:style-name="T130">nombre chromatique</text:span>, et qui est également identique à la taille de sa plus grande <text:span text:style-name="T130">clique</text:span>.</text:p>
      <text:p text:style-name="P179">Plusieurs graphes que nous avons cité ou que nous citerons dans ce dossier sont dits parfaits : les graphes bipartis dont le nombre chromatique est de deux, les graphes cordaux, graphes de blocs, Split graph, les forêts et les graphes acycliques.</text:p>
      <text:p text:style-name="P179"/>
      <text:p text:style-name="P247">B.<text:span text:style-name="T247">4</text:span> : <text:span text:style-name="T248">Connexité</text:span></text:p>
      <text:p text:style-name="P112"/>
      <text:p text:style-name="P141">Une des notions importantes dans les graphes est la connexité, <text:span text:style-name="T249">que nous utiliserons souvent dans ce dossier. </text:span></text:p>
      <text:p text:style-name="P141"/>
      <text:p text:style-name="P335">B.4.a) Connexité au niveau d’un graphe</text:p>
      <text:p text:style-name="P260"/>
      <text:p text:style-name="P141"><text:span text:style-name="T130">Graphe connexe</text:span> <text:span text:style-name="T88">(</text:span><text:span text:style-name="T50">connected graph</text:span><text:span text:style-name="T88">)</text:span> :</text:p>
      <text:p text:style-name="P139">Un graphe connexe<text:span text:style-name="T76"> est un graphe non orienté n’ayant aucun sommet isolé (</text:span><text:span text:style-name="T40">unreachable vertex</text:span><text:span text:style-name="T18">). </text:span><text:span text:style-name="T86">Ainsi, quels que soient les sommets u et v appartenant à l’ensemble V d’un graphe connexe, il existe une </text:span><text:span text:style-name="T105">chaîne</text:span><text:span text:style-name="T86"> reliant u à v. </text:span><text:span text:style-name="T87">Un graphe orienté peut être également connexe, si toutefois l’orientation de ses arcs est oubliée. Si elle n’est oubliée mais qu’il existe un chemin orienté reliant le nœud u au nœud v, alors ce graphe orienté est dit </text:span><text:span text:style-name="T103">fortement connexe</text:span><text:span text:style-name="T87"> (</text:span><text:span text:style-name="T49">strongly connected</text:span><text:span text:style-name="T20"> </text:span><text:span text:style-name="T87">ou </text:span><text:span text:style-name="T49">diconnected</text:span><text:span text:style-name="T87">).</text:span></text:p>
      <text:p text:style-name="P290"/>
      <text:p text:style-name="P140"><text:span text:style-name="T87">C</text:span><text:span text:style-name="T76">omme chaque sommet doit être relié à un autre, un graphe connexe d’ordre n possède au moins n – 1 arêtes. S’il possède exactement n – 1 arêtes, alors ce graphe est un </text:span><text:span text:style-name="T101">arbre</text:span><text:span text:style-name="T76">. Les arbres seront définis dans une partie ultérieure.</text:span></text:p>
      <text:p text:style-name="P291"/>
      <text:p text:style-name="P335">B.4.b) Connexité au niveau des sous-graphes</text:p>
      <text:p text:style-name="P141"><text:span text:style-name="T104">Composante connexe</text:span><text:span text:style-name="T18"> </text:span><text:span text:style-name="T76">(</text:span><text:span text:style-name="T40">connected component</text:span><text:span text:style-name="T18">) </text:span><text:span text:style-name="T76">:</text:span></text:p>
      <text:p text:style-name="P142"><text:span text:style-name="T76">Une composante connexe d’un graphe non orienté G est </text:span><text:span text:style-name="T89">un sous-graphe H de G connexe et</text:span><text:span text:style-name="T76"> maximal, </text:span><text:span text:style-name="T89">c’est-à-dire que H n’est pas contenu dans un autre sous-graphe plus grand, aucun sommet adjacent ne peut lui être ajouté. Ainsi, chaque sommet de G appartient à exactement une composante connexe, tout comme chacune des arêtes de G.</text:span></text:p>
      <text:p text:style-name="P143"><text:span text:style-name="T89">U</text:span><text:span text:style-name="T76">n sommet isolé est à lui seul, une composante connexe. Un graphe qui est connexe a exactement une composante connexe : lui-même. Ainsi, un graphe d’ordre n composé de k composantes connexes possède au moins n – k arêtes, car il n’est pas lui-même connexe.</text:span></text:p>
      <text:p text:style-name="P292"/>
      <text:p text:style-name="P335">B.4.c) Les coupes et problèmes liés.</text:p>
      <text:p text:style-name="P180">La notion de connexité implique également la notion de coupe.</text:p>
      <text:p text:style-name="P180"/>
      <text:p text:style-name="P181"><text:span text:style-name="T130">Coupe</text:span> (<text:span text:style-name="T40">cut</text:span>, <text:span text:style-name="T40">separating set</text:span>, <text:span text:style-name="T40">vertex cut</text:span>) :</text:p>
      <text:p text:style-name="P182">La coupe d’un graphe G = (V,E) est une <text:span text:style-name="T115">partition</text:span> des sommets en deux sous-ensembles disjoints, mais elle peut également faire référence à l’ensemble des arêtes ayant une extrémité dans chaque sous-ensemble de la partition. Les anglophones différencient alors ces deux notions grâce aux terme <text:span text:style-name="T251">cut</text:span> et <text:span text:style-name="T251">cut-set</text:span>, que nous utiliserons parfois lorsque le sens de « coupe » est ambigu.</text:p>
      <text:p text:style-name="P182"/>
      <text:p text:style-name="P183"><text:soft-page-break/>Le <text:span text:style-name="T18">cut</text:span> C = (S,T) sépare ainsi les sommets en deux parties S et T. Le <text:span text:style-name="T18">cut-set</text:span> est l’ensemble des arêtes {(s,t) ∈ E | s ∈ S, t ∈ T}. Si les sommets sont fixés, la coupe est dite s-t coupe, avec le sommet s appartenant à l’ensemble S et le sommet t à l’ensemble T.</text:p>
      <text:p text:style-name="P183">Si les arêtes ont un poids, pour un graphe <text:span text:style-name="T130">pondéré</text:span>, alors <text:span text:style-name="T250">le poids (</text:span><text:span text:style-name="T51">value</text:span><text:span text:style-name="T21"> </text:span><text:span text:style-name="T250">ou </text:span><text:span text:style-name="T51">weight</text:span><text:span text:style-name="T21">) </text:span><text:span text:style-name="T252">du </text:span><text:span text:style-name="T22">cut</text:span><text:span text:style-name="T252"> est la somme des poids respectifs des arêtes de la coupe. Sinon, c’est le nombre d’arêtes dans la coupe.</text:span></text:p>
      <text:p text:style-name="P183"/>
      <text:p text:style-name="P184">Plusieurs problèmes sont liés aux coupes :</text:p>
      <text:p text:style-name="P182"/>
      <text:p text:style-name="P181"><text:span text:style-name="T130">L</text:span><text:span text:style-name="T134">a coupe minimum, ou MIN-CUT</text:span><text:span text:style-name="T253"> :</text:span></text:p>
      <text:p text:style-name="P185">MIN-CUT est la coupe qui contient le nombre minimum d’arêtes dans un graphe non pondéré. Dans un graphe pondéré, la coupe minimum est celle qui minimise la somme des poids des arêtes de la coupe. Ce problème peut être résolu en temps polynomial pour tout graphe non pondéré ou pondéré avec des poids positifs. En effet, si ces derniers sont négatifs, alors le problème devient NP-difficile et correspond au problème de la coupe maximum.</text:p>
      <text:p text:style-name="P185">Concernant son dénombrement, il y a au plus (n 2) coupes minimums dans un graphe.</text:p>
      <text:p text:style-name="P185"/>
      <text:p text:style-name="P185"><text:span text:style-name="T130">La coupe maximum, ou MAX-CUT</text:span> :</text:p>
      <text:p text:style-name="P186">MAX-CUT est la coupe contenant au moins autant d’arêtes que n’importe quelle coupe. Si les arêtes ont des poids associés, alors le but du problème est de trouver la coupe ayant le poids total maximum. Ce problème est NP-difficile.</text:p>
      <text:p text:style-name="P186"/>
      <text:p text:style-name="P186"><text:span text:style-name="T130">La coupe la moins dense</text:span> (<text:span text:style-name="T40">sparse</text:span><text:span text:style-name="T52">s</text:span><text:span text:style-name="T40">t-cut</text:span><text:span text:style-name="T18">) :</text:span></text:p>
      <text:p text:style-name="P185">L<text:span text:style-name="T255">a </text:span><text:span text:style-name="T123">densité</text:span><text:span text:style-name="T255"> est le rapport du nombre d’arêtes de la coupe sur le nombre de nœuds dans la plus petite des deux parties de coupe. Le problème de </text:span><text:span text:style-name="T23">sparsest-cut</text:span><text:span text:style-name="T255"> est d’obtenir deux parties peu denses, c’est-à-dire qu’il y ait peu d’arêtes qui les lient, en plus d’avoir un équilibre entre les deux proches de la </text:span><text:span text:style-name="T123">bisection</text:span><text:span text:style-name="T255">. Ce problème est NP-difficile.</text:span></text:p>
      <text:p text:style-name="P185"/>
      <text:p text:style-name="P336">B.4.c) La connexité</text:p>
      <text:p text:style-name="P181"/>
      <text:p text:style-name="P187">Deux sommets d’un graphe G sont <text:span text:style-name="T115">connexes</text:span> (<text:span text:style-name="T40">connected</text:span>) si G contient une chaîne entre les deux. Sinon, ils sont non-connexes. De plus, si la chaîne les reliant a une longueur égale à un, alors les sommets sont dits <text:span text:style-name="T115">adjacents</text:span>.</text:p>
      <text:p text:style-name="P188">Nous pouvons alors définir les coupes précédemment définies d’une différente manière. Ainsi, la coupe est l’ensemble des sommets dont la suppression rend le graphe G non-connexe. </text:p>
      <text:p text:style-name="P188"><text:span text:style-name="T256">La</text:span> <text:span text:style-name="T115">connexité</text:span> (<text:span text:style-name="T40">connectivity</text:span><text:span text:style-name="T18">)</text:span> <text:span text:style-name="T256">ou de </text:span><text:span text:style-name="T124">sommet-connexité</text:span><text:span text:style-name="T256"> (</text:span><text:span text:style-name="T24">vertex connectivity</text:span><text:span text:style-name="T256">) κ(G) avec G un graphe non complet, est la taille de la coupe minimum.</text:span></text:p>
      <text:p text:style-name="P189">Un graphe est alors dit <text:span text:style-name="T115">k-connexe</text:span> (<text:span text:style-name="T40">k-connected</text:span>) ou encore <text:span text:style-name="T115">k-sommet-connexe </text:span>(<text:span text:style-name="T40">k-vertex-connected</text:span>) si la sommet-connexité est de k ou plus. <text:span text:style-name="T260">Dans le cas où k est égal à deux, le graphe sera dit </text:span><text:span text:style-name="T125">biconnexe</text:span><text:span text:style-name="T260">. Si k est égal à trois, alors nous parlerons de graphe </text:span><text:span text:style-name="T125">triconnexe</text:span><text:span text:style-name="T260">.</text:span></text:p>
      <text:p text:style-name="P195">Un graphe qui est connexe mais non biconnexe est dit <text:span text:style-name="T115">séparable.</text:span></text:p>
      <text:p text:style-name="P302"/>
      <text:p text:style-name="P189"><text:span text:style-name="T130">Graphe k-sommet-connexe</text:span> (<text:span text:style-name="T53">k-vertex-connected graph</text:span><text:span text:style-name="T25">) </text:span>:</text:p>
      <text:p text:style-name="P189">Un graphe dit <text:span text:style-name="T18">k-sommet-connexe</text:span> doit contenir au moins k + 1 sommets et doit rester connexe malgré la suppression de k – 1 sommets.</text:p>
      <text:p text:style-name="P190">Alors, la connexité κ(G) est définie comme la taille de la coupe la plus large qui répond au critère k-connexe.</text:p>
      <text:p text:style-name="P189"/>
      <text:p text:style-name="P191"><text:span text:style-name="T130">Sommet-coupe</text:span> (<text:span text:style-name="T40">vertex cut</text:span>) :</text:p>
      <text:p text:style-name="P192">Une <text:span text:style-name="T18">vertex cut</text:span> <text:span text:style-name="T257">pour deux sommets u et v est l’ensemble des sommets dont la suppression déconnexe u et v.</text:span></text:p>
      <text:p text:style-name="P193">Nous parlons alors de <text:span text:style-name="T115">connexité locale κ(u,v) </text:span>pour désigner la plus petite <text:span text:style-name="T18">vertex cut </text:span>séparant <text:span text:style-name="T259">deux sommets u et v non adjacents</text:span>. <text:span text:style-name="T258">Cette connexité locale κ(u,v) est symétrique pour les graphes non orientés, κ(u,v) est bien entendu égal à κ(v,u).</text:span></text:p>
      <text:p text:style-name="P193"/>
      <text:p text:style-name="P194">Un graphe complet K<text:span text:style-name="T142">n</text:span><text:span text:style-name="T167"> n’a aucune </text:span><text:span text:style-name="T171">vertex cut</text:span><text:span text:style-name="T167">, cependant il reste sommet-connexe avec κ(K</text:span><text:span text:style-name="T142">n</text:span><text:span text:style-name="T167">) = n – 1. </text:span><text:span text:style-name="T199">Pour tout graphe non complet, κ(G) est égal à la connexité locale κ(u,v) la plus petite </text:span><text:span text:style-name="T200">du graphe.</text:span></text:p>
      <text:p text:style-name="P316"/>
      <text:p text:style-name="P196"><text:span text:style-name="T200">P</text:span><text:span text:style-name="T167">our l’instant, nous avons décrit la connexité et la coupe en fonction des sommets. Nous allons maintenant les définir grâce aux arêtes.</text:span></text:p>
      <text:p text:style-name="P317"/>
      <text:p text:style-name="P197"><text:span text:style-name="T168">Graphe k-arête-connexe</text:span><text:span text:style-name="T167"> (</text:span><text:span text:style-name="T174">k-edge-connected graph</text:span><text:span text:style-name="T171">) :</text:span></text:p>
      <text:p text:style-name="P318">Un graphe dit k-arête-connexe doit rester connexe malgré la suppression de k – 1 arêtes, quelles qu’elles soient. Si k arêtes sont supprimées, alors le graphe devient non-connexe.</text:p>
      <text:p text:style-name="P331"/>
      <text:p text:style-name="P196"><text:span text:style-name="T168">Arête-coupe</text:span><text:span text:style-name="T167"> (</text:span><text:span text:style-name="T174">edge cut</text:span><text:span text:style-name="T171">)</text:span><text:span text:style-name="T167">:</text:span></text:p>
      <text:p text:style-name="P196"><text:span text:style-name="T167">Une arête-coupe de G est </text:span><text:span text:style-name="T201">alors l’ensemble des arêtes dont la suppression rend le graphe G non connexe. Nous notons λ(G) la taille de la plus petite arête-coupe, et λ(u,v) l’arête-connexité locale de deux sommets u et v, c’est-à-dire la plus petite arête-coupe rendant u et v disjoints. </text:span><text:span text:style-name="T202">De même que pour la sommet-coupe, l’arête-coupe locale est symétrique.</text:span></text:p>
      <text:p text:style-name="P319">Bien entendu, dans un graphe k-arête-connexe l’arête-connexité locale la plus petite est de k. </text:p>
      <text:p text:style-name="P198"><text:span text:style-name="T167">Si la suppression d’une seule arête suffit pour rendre le graphe non-connexe, alors cette arête est appelée un </text:span><text:span text:style-name="T189">isthme</text:span><text:span text:style-name="T167"> (</text:span><text:span text:style-name="T174">isthmus</text:span><text:span text:style-name="T167">) ou </text:span><text:span text:style-name="T189">pont</text:span><text:span text:style-name="T167"> </text:span><text:span text:style-name="T171">(</text:span><text:span text:style-name="T174">bridge</text:span><text:span text:style-name="T171">). </text:span></text:p>
      <text:p text:style-name="P321">Dans un arbre par exemple, l’arête-connexité locale pour une paire de sommets quelconque est toujours de un.</text:p>
      <text:p text:style-name="P321"/>
      <text:p text:style-name="P337">B.4.d) La qualification de la connexité</text:p>
      <text:p text:style-name="P320"/>
      <text:p text:style-name="P199"><text:span text:style-name="T130">Graphe connexe maximal</text:span> (<text:span text:style-name="T40">maximally connected graph</text:span>) :</text:p>
      <text:p text:style-name="P199">Un graphe est dit connexe maximal si sa connexité κ(G) est égale à son degré minimum. Un graphe est dit arête-connexe maximal si son arête-connexité <text:span text:style-name="T262">λ(G) </text:span>est égale à son degré minimum.</text:p>
      <text:p text:style-name="P181"/>
      <text:p text:style-name="P200"><text:soft-page-break/><text:span text:style-name="T130">Graphe super-connexe</text:span> (<text:span text:style-name="T40">super-connected graph</text:span><text:span text:style-name="T18">) </text:span><text:span text:style-name="T263">et </text:span><text:span text:style-name="T135">graphe super-arête-connexe</text:span><text:span text:style-name="T263"> (</text:span><text:span text:style-name="T54">super-edge-connected graph</text:span><text:span text:style-name="T26">) </text:span><text:span text:style-name="T18">:</text:span></text:p>
      <text:p text:style-name="P200">Un graphe est dit super-connexe ou super-<text:span text:style-name="T261">κ </text:span>si chaque sommet-coupe minimum isole un sommet. </text:p>
      <text:p text:style-name="P201">Un graphe est même dit <text:span text:style-name="T115">super-arête-connexe </text:span>ou <text:span text:style-name="T115">super-λ </text:span>si <text:span text:style-name="T264">chacune de ses arête-coupes minima consiste en des arêtes incidentes à un </text:span>sommet ayant <text:span text:style-name="T264">le degré le plus petit du graphe.</text:span></text:p>
      <text:p text:style-name="P202">Un cut-set X d’un graphe G est dit <text:span text:style-name="T115">non-trivial</text:span> si X ne contient pas le voisinage N(u) de n’importe quel sommet u n’appartenant pas à X.</text:p>
      <text:p text:style-name="P202"/>
      <text:p text:style-name="P204"><text:span text:style-name="T130">Graphe hyper-connexe</text:span> (<text:span text:style-name="T40">hyper-connected graph</text:span>) <text:span text:style-name="T266">et </text:span><text:span text:style-name="T136">graphe semi-hyper-connexe</text:span><text:span text:style-name="T266"> </text:span>:</text:p>
      <text:p text:style-name="P203">U<text:span text:style-name="T265">n graphe est dit semi-hyper-connexe ou semi-hyper-κ si la suppression d’au moins une de ses sommet-coupes minima créé exactement deux composantes, dont l’une d’elle est un sommet isolé. Si la suppression de chacune de ses sommets-coupes minima entraîne la création de deux composantes, alors le graphe est hyper-connexe.</text:span></text:p>
      <text:p text:style-name="P322"/>
      <text:p text:style-name="P338">B.4.e) Nouvelles notions unlocked</text:p>
      <text:p text:style-name="P205"/>
      <text:p text:style-name="P206"><text:span text:style-name="T130">Distance</text:span> :</text:p>
      <text:p text:style-name="P206">La distance entre deux sommets u et v d’un graphe connexe G est la longueur minimum d’une chaîne de ce graphe admettant ces deux sommets u et v comme extrémités, notée d<text:span text:style-name="T142">G</text:span><text:span text:style-name="T167">(u,v).</text:span></text:p>
      <text:p text:style-name="P323"/>
      <text:p text:style-name="P215"><text:span text:style-name="T167">Diamètre </text:span><text:span text:style-name="T203">:</text:span></text:p>
      <text:p text:style-name="P323">Le diamètre d’un graphe connexe G est la valeur de la plus grande distance séparant deux sommets quelconques de G.</text:p>
      <text:p text:style-name="P324"/>
      <text:p text:style-name="P207">Comme nous l’avons précédemment défini, si la suppression d’une seule arête d’un graphe rend ce dernier non-connexe, alors cette arête est appelée <text:span text:style-name="T115">isthme</text:span>. Il existe une notion équivalente pour les sommets. </text:p>
      <text:p text:style-name="P305"/>
      <text:p text:style-name="P216"><text:span text:style-name="T171">Point d’articulation</text:span><text:span text:style-name="T180"> (</text:span><text:span text:style-name="T181">articulation point</text:span><text:span text:style-name="T180">, </text:span><text:span text:style-name="T181">cut point</text:span><text:span text:style-name="T180">, </text:span><text:span text:style-name="T181">cut vertex</text:span><text:span text:style-name="T180">, </text:span><text:span text:style-name="T181">separating vertex</text:span><text:span text:style-name="T180">) :</text:span></text:p>
      <text:p text:style-name="P207"><text:span text:style-name="T267">S</text:span>i la suppression d’un sommet d’un graphe non orienté connexe rend ce graphe non-connexe, alors ce sommet est appelé <text:span text:style-name="T115">point d’articulation. </text:span><text:span text:style-name="T267">De manière équivalente, sa suppression entraîne l’augmentation du nombre de composantes connexes. Dans un arbre par exemple, tous les sommets de degré strictement supérieur à un sont des points d’articulation.</text:span></text:p>
      <text:p text:style-name="P208">Grâce à cette définition, nous pouvons désormais compléter la définition de <text:span text:style-name="T130">graphe biconnexe</text:span>. </text:p>
      <text:p text:style-name="P208"/>
      <text:p text:style-name="P208"><text:span text:style-name="T130">Graphe biconnexe</text:span> (<text:span text:style-name="T40">biconnected graph</text:span>) :</text:p>
      <text:p text:style-name="P208">Un graphe biconnexe est un graphe dont la suppression de deux sommets <text:span text:style-name="T268">ou plus </text:span>entraîne sa non-connexité. <text:span text:style-name="T268">Ainsi, un graphe biconnexe ne comporte aucun point d’articulation, comme il doit rester connexe malgré la suppression d’un sommet.</text:span></text:p>
      <text:p text:style-name="P305"/>
      <text:p text:style-name="P209">Si un graphe contient des points d’articulation, alors il peut être décomposé en plusieurs composantes biconnexes en démultipliant les points d’articulation.</text:p>
      <text:p text:style-name="P209"/>
      <text:p text:style-name="P217">Composante biconnexe<text:span text:style-name="T3"> (</text:span><text:span text:style-name="T64">biconnected component</text:span><text:span text:style-name="T3">) :</text:span></text:p>
      <text:p text:style-name="P210">Une composante biconnexe, également appelée <text:span text:style-name="T115">bloc</text:span> ou <text:span text:style-name="T115">2-connexe composante</text:span>, est un sous-graphe biconnexe maximal, c’est-à-dire qu’il n’est pas contenu dans un autre sous-graphe plus grand <text:s/>ou qu’un sommet adjacent ne peut lui être ajouté.</text:p>
      <text:p text:style-name="P210">Comme nous l’avons écrit précédemment, un graphe connexe mais non biconnexe est dit <text:span text:style-name="T115">séparable</text:span>. Tout graphe séparable peut être décomposé en un arbre de composantes biconnexes : le <text:span text:style-name="T115">block-cut tree</text:span><text:span text:style-name="T66"> </text:span><text:span text:style-name="T115">du graphe. </text:span>Ces blocs sont attachés les uns aux autres grâce aux sommets partagés, les points d’articulation.<text:span text:style-name="T27"> </text:span><text:span text:style-name="T269">Le block-cut tree sera défini dans la partie consacrée aux arbres.</text:span></text:p>
      <text:p text:style-name="P211">L’intersection de tous les blocs de G forment un graphe, le <text:span text:style-name="T115">graphe de blocs</text:span>.</text:p>
      <text:p text:style-name="P305"/>
      <text:p text:style-name="P212"><text:span text:style-name="T70">Block graph</text:span><text:span text:style-name="T18"> : </text:span><text:span text:style-name="T28">A REVOIR</text:span></text:p>
      <text:p text:style-name="P293">Le graphe de blocs est un graphe non orienté dans lequel chaque bloc est une clique, et chaque intersection de deux sous-ensembles connexes de sommets est soit vide, soit connexe.</text:p>
      <text:p text:style-name="P213">Le graphe de blocs a un arbre associé, dit <text:span text:style-name="T40">clique tree</text:span> ou arbre de jonction. À chaque bloc de G est associé un sommet, et à chaque sommet partagé par deux blocs est associé une arête.</text:p>
      <text:p text:style-name="P213">Nous verrons que tout arbre peut être associé à un graphe de blocs.</text:p>
      <text:p text:style-name="P113"/>
      <text:p text:style-name="P248">B.<text:span text:style-name="T270">5</text:span> : <text:span text:style-name="T270">Bipartitionnement</text:span></text:p>
      <text:p text:style-name="P258"/>
      <text:p text:style-name="P133"><text:span text:style-name="T246">Si l’ensemble des sommets d’un graphe peut être diviser en deux sous-ensembles U et V de telle façon à ce que chacune de ses arêtes ait une extrémité dans U et l’autre dans V, ce graphe est dit </text:span><text:span text:style-name="T122">biparti. </text:span></text:p>
      <text:p text:style-name="P137">Un graphe biparti (<text:span text:style-name="T40">bipartite graph</text:span><text:span text:style-name="T76">) permet entre autre de représenter une relation binaire. Plusieurs graphes ont la particularité d’être biparti : le graphe vide, le graphe grille (un graphe prenant la forme d’un carrelage régulier), les cycles de longueur paire, les arbres…</text:span></text:p>
      <text:p text:style-name="P294"/>
      <text:p text:style-name="P137"><text:span text:style-name="T76">Un graphe peut cumuler plusieurs propriétés précédemment citées. Ainsi, un graphe peut être </text:span><text:span text:style-name="T101">biparti complet</text:span><text:span text:style-name="T76">, également dit </text:span><text:span text:style-name="T101">biclique </text:span><text:span text:style-name="T76">si chaque sommet de U est relié à un sommet de V. </text:span></text:p>
      <text:p text:style-name="P137"><text:span text:style-name="T76">Si la partie U est de cardinal </text:span><text:span text:style-name="T18">m</text:span><text:span text:style-name="T76">, et la partie V de cardinal </text:span><text:span text:style-name="T18">n</text:span><text:span text:style-name="T76">, ce graphe est noté K</text:span><text:span text:style-name="T148">m,n</text:span><text:span text:style-name="T183">. <text:s/></text:span></text:p>
      <text:p text:style-name="P325"/>
      <text:p text:style-name="P138"><text:span text:style-name="T183">Un graphe biclique contient alors </text:span><text:span text:style-name="T171">m + n </text:span><text:span text:style-name="T183">sommets, et son nombre d’arête est maximal, c’est-à-dire égal à </text:span><text:span text:style-name="T171">m * n</text:span><text:span text:style-name="T183">. </text:span><text:span text:style-name="T184">De même, le diamètre d’un graphe biclique est obligatoirement de deux, et il est forcément symétrique.</text:span></text:p>
      <text:p text:style-name="P326"/>
      <text:p text:style-name="P144"><text:span text:style-name="T184">P</text:span><text:span text:style-name="T183">lusieurs types de graphe caractéristiques découlent de cette propriété. </text:span></text:p>
      <text:p text:style-name="P327"/>
      <text:p text:style-name="P144"><text:span text:style-name="T186">Etoile</text:span><text:span text:style-name="T183"> (</text:span><text:span text:style-name="T174">star</text:span><text:span text:style-name="T183">) :</text:span></text:p>
      <text:p text:style-name="P127">L’<text:span text:style-name="T272">étoile est un graphe biparti complet avec deux ensembles U et V avec U de cardinalité 1. Nous pouvons construire une étoile à partir d’un </text:span><text:span text:style-name="T137">ensemble indépendant</text:span><text:span text:style-name="T272"> en ajoutant simplement </text:span><text:soft-page-break/><text:span text:style-name="T272">un </text:span><text:span text:style-name="T137">sommet universel</text:span><text:span text:style-name="T272">. L’étoile est notée S</text:span><text:span text:style-name="T150">n</text:span><text:span text:style-name="T204">. Le graphe S</text:span><text:span text:style-name="T150">3</text:span><text:span text:style-name="T204"> est nommé le graphe </text:span><text:span text:style-name="T190">griffe</text:span><text:span text:style-name="T179"> </text:span><text:span text:style-name="T173">(</text:span><text:span text:style-name="T178">claw graph</text:span><text:span text:style-name="T185">).</text:span></text:p>
      <text:p text:style-name="P112"/>
      <text:p text:style-name="P145"><text:span text:style-name="T130">Graphe utilitaire</text:span> (<text:span text:style-name="T40">utility graph</text:span><text:span text:style-name="T76">) :</text:span></text:p>
      <text:p text:style-name="P146">Le graphe utilitaire est le plus petit graphe cubique non planaire K<text:span text:style-name="T142">3,3</text:span><text:span text:style-name="T167">. Un </text:span><text:span text:style-name="T189">graphe planaire</text:span><text:span text:style-name="T167"> ne peut avoir comme sous-graphe ce graphe utilitaire. Nous allons maintenant décrire ce qu’est un graphe planaire.</text:span></text:p>
      <text:p text:style-name="P304"/>
      <text:p text:style-name="P246">B.<text:span text:style-name="T271">7</text:span> : <text:span text:style-name="T283">Projection d’un graphe</text:span></text:p>
      <text:p text:style-name="P95"/>
      <text:p text:style-name="P339">B.7.a) Projection dans un plan</text:p>
      <text:p text:style-name="P95"/>
      <text:p text:style-name="P148">Un graphe planaire (<text:span text:style-name="T18">planar graph</text:span><text:span text:style-name="T76">) est un graphe qui peut, lorsqu’il est représenté sur un plan, être dessiné sans qu’aucune de ses arêtes ne se croisent, sauf bien entendu à leurs extrémités. C’est une notion que nous appelons </text:span><text:span text:style-name="T101">plongement</text:span><text:span text:style-name="T76">, et que les textes anglophones utilisent sous le terme de </text:span><text:span text:style-name="T40">planar embedding of the graph</text:span><text:span text:style-name="T18">.</text:span></text:p>
      <text:p text:style-name="P149">En effet, nous « plongeons » le graphe dans un espace sous certaines conditions, ici un plan euclidien à deux dimensions. Tout graphe fini peut être représenté dans un espace euclidien à trois dimensions.</text:p>
      <text:p text:style-name="P149">De plus, en plongeons le graphe dans un plan, nous lui donnons un ordre.</text:p>
      <text:p text:style-name="P95"/>
      <text:p text:style-name="P149">Une autre définition plus formelle a été émise par le mathématicien Wagner : « <text:span text:style-name="T18">un graphe fini est planaire si et seulement s’il ne compte pas K</text:span><text:span text:style-name="T152">5</text:span><text:span text:style-name="T171"> ou K</text:span><text:span text:style-name="T152">3,3</text:span><text:span text:style-name="T171"> parmi ses mineurs. ».</text:span><text:span text:style-name="T183"> Le graphe K</text:span><text:span text:style-name="T147">3,3</text:span><text:span text:style-name="T183"> est le graphe utilitaire décrit dans la partie précédente. Ce sont en effet les deux plus petits graphes non planaires connus : nous ne pourrons jamais les représenter dans un plan sans qu’aucune de leurs arêtes ne se croisent.</text:span></text:p>
      <text:p text:style-name="P149"><text:span text:style-name="T183">Comme un graphe planaire ne peut contenir comme sous-graphe K</text:span><text:span text:style-name="T147">5</text:span><text:span text:style-name="T183">, n’importe quel graphe planaire peut être colorier avec au plus quatre couleurs, comme l’énonce le théorème des quatre couleurs.</text:span></text:p>
      <text:p text:style-name="P328"/>
      <text:p text:style-name="P153">Nous pouvons désormais définir ce qu’est un <text:span text:style-name="T115">graphe à apex</text:span>.</text:p>
      <text:p text:style-name="P153"/>
      <text:p text:style-name="P153"><text:span text:style-name="T138">Graphe à apex</text:span> (<text:span text:style-name="T40">apex graph</text:span>) :</text:p>
      <text:p text:style-name="P153"><text:span text:style-name="T183">Un </text:span><text:span text:style-name="T171">apex</text:span><text:span text:style-name="T183"> graphe est un graphe dont la suppression d’un seul sommet (l’apex) le rend planaire. Bien entendu, un graphe à apex peut avoir plusieurs apex, comme le graphe complet K</text:span><text:span text:style-name="T147">5</text:span><text:span text:style-name="T183"> où chaque sommet est un apex. Dans ce cas, nous parlerons d’un graphe non planaire minimal. Le graphe nul est un graphe à apex.</text:span></text:p>
      <text:p text:style-name="P329"/>
      <text:p text:style-name="P340">B.7.b) Mineur et différents types de mineur</text:p>
      <text:p text:style-name="P328"/>
      <text:p text:style-name="P66"><text:span text:style-name="T221">Un mineur d’un graphe (</text:span><text:span text:style-name="T174">graph minor</text:span><text:span text:style-name="T171">) </text:span><text:span text:style-name="T221">est un graphe H obtenu à partir d’un graphe fini et non orienté G à la suite d’un nombre quelconques d’opérations pouvant être :</text:span></text:p>
      <text:p text:style-name="P56">- la suppression d’un sommet isolé,</text:p>
      <text:p text:style-name="P56">- la suppression d’une arête {x,y} sans toucher les sommets,</text:p>
      <text:p text:style-name="P57">- la contraction d’une arête {x,y}, en fusionnant les deux sommets x et y en un sommet z. </text:p>
      <text:p text:style-name="P57"/>
      <text:p text:style-name="P57">Tous les arêtes qui comportaient x ou y comme extrémité comporte à la place <text:span text:style-name="T284">le sommet </text:span>z. Toutefois, nous ne l’ajoutons qu’une fois : <text:span text:style-name="T284">s</text:span>i un même sommet était lié à x et y par exemple, une seule arête rejoindra ce sommet à z. La théorie des mineurs de graphes sera retrouvée lors de la section sur la <text:span text:style-name="T130">décomposition arborescente.</text:span></text:p>
      <text:p text:style-name="P58"/>
      <text:p text:style-name="P59">Si le graphe H est obtenu grâce à la contraction d’arêtes d’un sous-graphe induit de G, alors nous pourrons l’appeler <text:span text:style-name="T114">mineur induit.</text:span></text:p>
      <text:p text:style-name="P62"/>
      <text:p text:style-name="P63"><text:span text:style-name="T130">Mineur immersif</text:span> (<text:span text:style-name="T40">immersion minor</text:span><text:span text:style-name="T291">) :</text:span></text:p>
      <text:p text:style-name="P60">Dans le concept appelé <text:span text:style-name="T114">immersion</text:span>, une opération sur les graphes de <text:span text:style-name="T17">lifting</text:span> permet, de joindre directement deux sommets disjoints mais connectés par un sommet intermédiaire. En effet, si un graphe contenait trois sommets u, v et w, avec une arête liant u et v, et une seconde arête liant v et w, l’opération <text:span text:style-name="T17">lifting</text:span> consiste à supprimer ces deux arêtes et d’ajouter une arête entre u et w. Si cette dernière existait déjà, u et w seront alors connectées par deux arêtes. Si nous pouvons obtenir un graphe H d’un graphe G grâce à une suite d’opération <text:span text:style-name="T17">lifting</text:span>, alors nous pouvons appeler H un <text:span text:style-name="T114">mineur </text:span><text:span text:style-name="T129">immersif</text:span><text:span text:style-name="T114"> </text:span>de G. </text:p>
      <text:p text:style-name="P60">H est dans ce cas un sous-graphe <text:span text:style-name="T114">isomorphique</text:span>, c’est-à-dire un graphe partageant les mêmes arêtes et les mêmes sommets que le graphe de départ mais représentés d’une autre manière. </text:p>
      <text:p text:style-name="P59">Cette opération peut servir lorsque nous un graphe non-planaire que nous souhaitons rendre planaire : nous remplaçons chaque intersection par un sommet.</text:p>
      <text:p text:style-name="P64"/>
      <text:p text:style-name="P65"><text:span text:style-name="T130">Mineur topologique</text:span> (<text:span text:style-name="T40">topological minor</text:span><text:span text:style-name="T291">) :</text:span></text:p>
      <text:p text:style-name="P59">Grâce à la même notion d’isomorphisme, nous pouvons appeler un graphe H un <text:span text:style-name="T114">mineur topologique</text:span> d’un graphe G si une subdivision de H est isomorphique à un sous-graphe de G. Tout mineur topologique est un mineur.</text:p>
      <text:p text:style-name="P64"/>
      <text:p text:style-name="P65"><text:span text:style-name="T130">Mineur à profondeur limitée</text:span> (<text:span text:style-name="T40">shallow graph</text:span><text:span text:style-name="T291"> ou </text:span><text:span text:style-name="T40">limited-depth</text:span><text:span text:style-name="T16"> graph</text:span><text:span text:style-name="T291">) :</text:span></text:p>
      <text:p text:style-name="P67"><text:span text:style-name="T286">C</text:span><text:span text:style-name="T287">e mineur</text:span><text:span text:style-name="T286"> est une forme restreinte du graphe mineur : ses sous-graphes ont été contractés afin d’obtenir un graphe mineur avec un petit diamètre. </text:span></text:p>
      <text:p text:style-name="P56"><text:span text:style-name="T280">Soit un graphe non orienté G, avec un sous-graphe donné H de G. Soit une collection de sous-ensembles disjoints S</text:span><text:span text:style-name="T282">i </text:span><text:span text:style-name="T280">des sommets de G, chacun formant un sous-graphe induit H</text:span><text:span text:style-name="T282">i </text:span><text:span text:style-name="T280">dans H. Le graphe mineur a un sommet v</text:span><text:span text:style-name="T282">i</text:span><text:span text:style-name="T280"> pour chaque sous-ensemble S</text:span><text:span text:style-name="T282">i</text:span><text:span text:style-name="T280">, et une arête v</text:span><text:span text:style-name="T282">i</text:span><text:span text:style-name="T280">v</text:span><text:span text:style-name="T282">j</text:span><text:span text:style-name="T280"> pour chaque arête existante de S</text:span><text:span text:style-name="T282">i </text:span><text:span text:style-name="T280">à S</text:span><text:span text:style-name="T282">j </text:span><text:span text:style-name="T280">et qui appartient à H. Ainsi, nous avons i sous-ensembles, dont chacun induit un sous-ensemble connexe avec un radius d, et une arête entre chaque sous-ensemble s’il existe une arête correspondante dans G. Nous parlons alors de graphe mineur d-shallow.</text:span></text:p>
      <text:p text:style-name="P59">Si le diamètre est de zéro, alors le mineur équivaut à des sous-graphes normaux. Au contraire, si le diamètre est assez large, par exemple un diamètre égal au nombre de sommets, alors le mineur d-shallow correspond avec tous les autres mineurs du graphe.</text:p>
      <text:p text:style-name="P64"><text:soft-page-break/></text:p>
      <text:p text:style-name="P65"><text:span text:style-name="T130">Mineur impair</text:span> (<text:span text:style-name="T40">odd minor</text:span><text:span text:style-name="T291">) :</text:span></text:p>
      <text:p text:style-name="P64"/>
      <text:p text:style-name="P56"><text:span text:style-name="T280">Un mineur </text:span><text:span text:style-name="T281">impair</text:span><text:span text:style-name="T280"> restreint la définition de mineur en ajoutant des conditions de parité aux sous-arbres. Une définition équivalente aux mineurs est que le graphe H est un mineur de G dès que les sommets de H peuvent être représentés par une collection de sous-arbres de sommets de G, disjoints, de façon à ce que si deux sommets sont adjacents dans H, il existe une arête ayant ces extrémités correspondant à deux arbres dans G.</text:span></text:p>
      <text:p text:style-name="P59">Ainsi, si G représente une collection de sous-arbres de G, H est un mineur impaire de G dès qu’il est <text:span text:style-name="T284">possible</text:span> <text:span text:style-name="T284">d’affecter</text:span> deux couleurs aux sommets de G de façon à ce que chaque arête de G dans un sous-arbre est « bien » colorier (la même couleur n’est pas affectée à deux sommets adjacents) et que chaque arête de G représentant une relation d’adjacence entre deux sous-arbre est monochromatique (ses deux extrémités auront la même couleur). </text:p>
      <text:p text:style-name="P59"/>
      <text:p text:style-name="P61"><text:span text:style-name="T130">Mineur biparti</text:span> (<text:span text:style-name="T61">bipartite minor</text:span><text:span text:style-name="T292">) :</text:span></text:p>
      <text:p text:style-name="P82"><text:span text:style-name="T288">Un </text:span><text:span text:style-name="T289">mineur biparti</text:span><text:span text:style-name="T288"> produit un graphe biparti dès que le graphe de départ l’est également. Un graphe H est dit mineur biparti de G dès que H peut être obtenu de G en supprimant des sommets, des arêtes et </text:span><text:span text:style-name="T290">collaspsing</text:span><text:span text:style-name="T288"> des paires de sommets qui sont éloignées les une des autres avec un</text:span><text:span text:style-name="T285"> circuit périphérique </text:span><text:span text:style-name="T288">du graphe.</text:span></text:p>
      <text:p text:style-name="P339">B.7.c) Homomorphisme ou morphisme de graphe</text:p>
      <text:p text:style-name="P147"/>
      <text:p text:style-name="P147">Le morphisme de graphe (<text:span text:style-name="T40">graph homomorphism</text:span><text:span text:style-name="T76">) est une application f entre deux graphes G → H (orientés ou non) respectant la structure de ce graphe : nous pouvons projeter G dans H.</text:span></text:p>
      <text:p text:style-name="P295">De manière plus formelle, soit G = (V,E) et H = (V’, E’) avec f : V → V’, ∀(u,v) ∈ E, (f(u), f(v)) ∈ E’. Ainsi, toute arête de G a pour image une arête dans H. </text:p>
      <text:p text:style-name="P147"><text:span text:style-name="T76">Si un sommet présent dans H ne l’était pas dans G, alors cette relation ne peut être qu’</text:span><text:span text:style-name="T101">injective</text:span><text:span text:style-name="T76">, si et seulement si G est un sous-graphe de H.</text:span></text:p>
      <text:p text:style-name="P147"><text:span text:style-name="T76">Au contraire, si plusieurs sommets de G se regroupent en un seul sommet de H, alors la relation peut être </text:span><text:span text:style-name="T101">surjective</text:span><text:span text:style-name="T76">.</text:span></text:p>
      <text:p text:style-name="P147"><text:span text:style-name="T76">Cependant, si tout sommet de G correspond à un seul sommet dans H, alors la relation est </text:span><text:span text:style-name="T101">bijective</text:span><text:span text:style-name="T76">.</text:span></text:p>
      <text:p text:style-name="P295"/>
      <text:p text:style-name="P296">Un cas particulier de l’homomorphisme est l’isomorphisme.</text:p>
      <text:p text:style-name="P296"/>
      <text:p text:style-name="P167"><text:span text:style-name="T76">Isomorphisme</text:span><text:span text:style-name="T107"> (</text:span><text:span text:style-name="T64">isomorphism</text:span><text:span text:style-name="T107">) :</text:span></text:p>
      <text:p text:style-name="P168"><text:span text:style-name="T107">Lorsque le morphisme d’un graphe est bijectif et que sa bijection réciproque l’est également, alors le morphisme est un </text:span><text:span text:style-name="T112">isomorphisme</text:span><text:span text:style-name="T107">.</text:span></text:p>
      <text:p text:style-name="P169"><text:span text:style-name="T107">Ainsi, deux graphes G = (V,E) et H = (V’, E’) sont dits isomorphes G </text:span><text:span text:style-name="T277">≃</text:span><text:span text:style-name="T278"> H </text:span><text:span text:style-name="T107">lorsque G et H sont des graphes de même ordre et que si deux sommets u et v sont adjacents dans G, alors les sommets f(u) et f(v) seront adjacents dans H.</text:span></text:p>
      <text:p text:style-name="P297"/>
      <text:p text:style-name="P297">L’isomorphisme a également un cas particulier qui est l’automorphisme.</text:p>
      <text:p text:style-name="P297"/>
      <text:p text:style-name="P169"><text:span text:style-name="T76">Automorphisme</text:span><text:span text:style-name="T107"> :</text:span></text:p>
      <text:p text:style-name="P169"><text:span text:style-name="T107">Un isomorphe d’un graphe sur lui-même est appelé un automorphe. Il permet de vérifier la symétrie d’un graphe. Le graphe asymétrique est le seul dont l’automorphisme est </text:span><text:span text:style-name="T112">l’identité</text:span><text:span text:style-name="T107">, notion que nous aborderons plus tard.</text:span></text:p>
      <text:p text:style-name="P296"/>
      <text:p text:style-name="P169"><text:span text:style-name="T107">Tout graphe n’ayant aucun morphisme avec un graphe propre est appelé </text:span><text:span text:style-name="T113">cœur</text:span><text:span text:style-name="T112"> </text:span><text:span text:style-name="T108">(</text:span><text:span text:style-name="T65">core</text:span><text:span text:style-name="T108">). </text:span><text:span text:style-name="T109">Cependant, tous graphe est homomorphiquement équivalent à un </text:span><text:span text:style-name="T110">cœur</text:span><text:span text:style-name="T109"> unique (à un isomorphisme près), appelé </text:span><text:span text:style-name="T110">cœur</text:span><text:span text:style-name="T113"> de G. </text:span></text:p>
      <text:p text:style-name="P170"><text:span text:style-name="T109">P</text:span><text:span text:style-name="T107">ar exemple, tout graphe contenant trois sommets formant un triangle est équivalent homomorphiquement au graphe complet K</text:span><text:span text:style-name="T149">3</text:span><text:span text:style-name="T187">. En effet, tous les graphes complets K</text:span><text:span text:style-name="T149">n</text:span><text:span text:style-name="T187"> sont des cœurs, quelque soit n.</text:span></text:p>
      <text:p text:style-name="P170"><text:span text:style-name="T187">Ce que les anglophones appellent </text:span><text:span text:style-name="T181">retraction</text:span><text:span text:style-name="T180"> </text:span><text:span text:style-name="T187">consiste en un homomorphisme r d’un graphe G à son sous-graphe H de telle façon que r(v) = v pour chaque sommet v de H.</text:span></text:p>
      <text:p text:style-name="P330"/>
      <text:p text:style-name="P171"><text:span text:style-name="T187">L’homomorphisme est lié au problème de coloration. En effet, connaître le nombre chromatique d’un graphe équivaut à savoir dans quel graphe complet un graphe se projette.<text:line-break/></text:span><text:span text:style-name="T188">De plus, pour les graphes finis, les sous-graphes propres ne sont jamais isomorphiques au graphe entier.</text:span></text:p>
      <text:p text:style-name="P296"/>
      <text:p text:style-name="P172"><text:span text:style-name="T107">Il ne faut cependant pas confondre homomorphisme et </text:span><text:span text:style-name="T112">homéomorphisme.</text:span></text:p>
      <text:p text:style-name="P301"/>
      <text:p text:style-name="P173"><text:span text:style-name="T76">Homéomorphisme</text:span><text:span text:style-name="T279"> :</text:span></text:p>
      <text:p text:style-name="P298">Deux graphes sont homéomorphes si nous pouvons obtenir un même graphe en effectuant diverses subdivisions sur certaines de leurs arêtes qui préservent toutefois le caractère planaire du graphe s’il y a. </text:p>
      <text:p text:style-name="P298">Ainsi ces opérations peuvent être la subdivision d’une arête, le lissage et la subdivision barycentrique.</text:p>
      <text:p text:style-name="P298"/>
      <text:p text:style-name="P174"><text:span text:style-name="T76">Subdivision d’une arête</text:span><text:span text:style-name="T107"> (</text:span><text:span text:style-name="T64">subdivision</text:span><text:span text:style-name="T63"> </text:span><text:span text:style-name="T107">ou </text:span><text:span text:style-name="T64">expansion</text:span><text:span text:style-name="T107">) :</text:span></text:p>
      <text:p text:style-name="P299">Soit deux sommets u et v liés par une arête. Cette opération consiste en l’ajout d’un nouveau sommet w, la suppression de l’arête uv et l’ajout de deux arêtes uw et wv.</text:p>
      <text:p text:style-name="P299">Une subdivision d’un graphe G, résultat d’une séquence de subdivisions d’arêtes, est appelée l’expansion de graphe.</text:p>
      <text:p text:style-name="P298"/>
      <text:p text:style-name="P175"><text:span text:style-name="T76">Lissage</text:span><text:span text:style-name="T107"> (</text:span><text:span text:style-name="T64">smoothing</text:span><text:span text:style-name="T107">) :</text:span></text:p>
      <text:p text:style-name="P300">Le lissage est l’opération inverse de la subdivision d’une arête. Soient trois sommets u, v et w ainsi que deux arêtes uv et vw. Le lissage supprime v et toute arête incidente, mais garde la liaison entre u et w en ajoutant une arête uw. Seuls des sommets de degré deux peuvent être lissés.</text:p>
      <text:p text:style-name="P300"/>
      <text:p text:style-name="P175"><text:span text:style-name="T76">Subdivision barycentrique</text:span><text:span text:style-name="T111"> :</text:span></text:p>
      <text:p text:style-name="P300"><text:soft-page-break/>La subdivision barycentrique subdivise toutes les arêtes du graphe. Cette opération a toujours pour résultat un graphe biparti.</text:p>
      <text:p text:style-name="P298"/>
      <text:p text:style-name="P298">Une autre définition de l’homéomorphisme est que deux graphes G et H sont homéomorphes s’il existe un isomorphisme entre une certaine subdivision de G et une certaine subdivision de H.</text:p>
      <text:p text:style-name="P298"/>
      <text:p text:style-name="P147"><text:span text:style-name="T241">B.</text:span><text:span text:style-name="T240">8</text:span><text:span text:style-name="T241"> : </text:span><text:span text:style-name="T240">Les hypergraphes</text:span></text:p>
      <text:p text:style-name="P147"/>
      <text:p text:style-name="P147"/>
      <text:p text:style-name="P147">Concernant l’homomorphisme, la définition donnée pour les graphes est également valable pour les hypergraphes. </text:p>
      <text:p text:style-name="P147"/>
      <text:p text:style-name="P162"><text:span text:style-name="T8">Chapitre C </text:span><text:span text:style-name="T3">:</text:span><text:span text:style-name="T10"> </text:span><text:span text:style-name="T11">Représentation des graphes</text:span></text:p>
      <text:p text:style-name="P95"/>
      <text:p text:style-name="P100">Les graphes sont souvent dessinés dans un plan en deux dimensions. Cependant, nous pouvons également les représenter grâce à une matrice, et ainsi mettre en valeur les informations dont nous avons besoin. Ainsi, nous <text:span text:style-name="T13">introduirons</text:span> dans un premier temps différentes notions liées aux matrices.</text:p>
      <text:p text:style-name="P99"/>
      <text:p text:style-name="P261"><text:span text:style-name="T242">C.1</text:span> Matr<text:span text:style-name="T242">ices</text:span></text:p>
      <text:p text:style-name="P101"/>
      <text:p text:style-name="P154">Bien qu’elles nous seront peut être pas utiles par la suite, nous allons définir plusieurs notions liées aux matrices.</text:p>
      <text:p text:style-name="P155"/>
      <text:p text:style-name="P263">C.1.a) Rappels</text:p>
      <text:p text:style-name="P156"/>
      <text:p text:style-name="P254"><text:span text:style-name="T74">Matrice identité</text:span><text:span text:style-name="T73"> :</text:span></text:p>
      <text:p text:style-name="P5">La matrice <text:span text:style-name="T115">identité</text:span> est une matrice ordre n pouvant être définie par la formule suivante :</text:p>
      <text:p text:style-name="P5">δ<text:span text:style-name="T142">i,j</text:span>:= {1 si i = j, 0 sinon} <text:span text:style-name="T296">p</text:span>our tout <text:span text:style-name="T296">1</text:span> ≤ i,j ≤ n.</text:p>
      <text:p text:style-name="P5"/>
      <text:p text:style-name="P10"><text:span text:style-name="T130">Matrice carré</text:span> :</text:p>
      <text:p text:style-name="P6">Une matrice carrée est une matrice ayant le même nombre de rangées et de colonnes.</text:p>
      <text:p text:style-name="P6"/>
      <text:p text:style-name="P7"><text:span text:style-name="T130">T</text:span><text:span text:style-name="T139">ransposée d’une matrice </text:span><text:span text:style-name="T295">:</text:span></text:p>
      <text:p text:style-name="P7">La transposée d’une matrice M<text:span text:style-name="T142">i,j</text:span> est la matrice <text:span text:style-name="T297">t</text:span>M<text:span text:style-name="T142">j,i</text:span> obtenue en échangeant les lignes et les colonnes de M. <text:span text:style-name="T301">Plusieurs propriétés liées à la transposée peuvent nous intéresser :</text:span></text:p>
      <text:list xml:id="list2594553163" text:style-name="L1">
        <text:list-item>
          <text:p text:style-name="P367"><text:span text:style-name="T208">Soit A une matrice et sa transposée B = </text:span><text:span text:style-name="T298">t</text:span><text:span text:style-name="T208">A. Si A est carrée, alors A et B partagent la même diagonale principale. Ainsi, toute matrice diagonale est symétrique, c’est-à-dire égale à sa transposée.</text:span></text:p>
        </text:list-item>
      </text:list>
      <text:list xml:id="list3363888444" text:style-name="L2">
        <text:list-item>
          <text:p text:style-name="P368">Si un hypergraphe H est représentée par une matrice à coefficients dans {0,1}, l’hypergraphe <text:span text:style-name="T115">dual</text:span> est défini par la transposée de cette matrice. Les hypergraphes seront décrits de manière détaillée dans une partie suivante.</text:p>
        </text:list-item>
      </text:list>
      <text:list xml:id="list2505361208" text:style-name="L3">
        <text:list-item>
          <text:p text:style-name="P369">La transposition est involutive : <text:span text:style-name="T297">t</text:span>(<text:span text:style-name="T297">t</text:span>A) = A.</text:p>
        </text:list-item>
        <text:list-item>
          <text:p text:style-name="P369">Le rang est invariant par transposition : rang(<text:span text:style-name="T297">t</text:span>A) = rang(A).</text:p>
        </text:list-item>
      </text:list>
      <text:p text:style-name="P6"/>
      <text:p text:style-name="P11"><text:span text:style-name="T130">Matrice symétrique</text:span> :</text:p>
      <text:p text:style-name="P6">Une matrice est dite symétrique si elle est égale à sa transposée. <text:s/>Toute matrice carrée est symétrique.</text:p>
      <text:p text:style-name="P5"/>
      <text:p text:style-name="P11"><text:span text:style-name="T130">Inverse</text:span> :</text:p>
      <text:p text:style-name="P5">Une matrice carrée A d’ordre n est dite inversible ou régulière ou encore non singulière s’il existe une matrice B d’ordre n, appelée matrice inverse de A et notée : B = A<text:span text:style-name="T297">-1</text:span> telle que AB = BA = I<text:span text:style-name="T142">n</text:span> avec I<text:span text:style-name="T142">n</text:span> la matrice unicité d’ordre n, calculée grâce au <text:a xlink:type="simple" xlink:href="https://fr.wikipedia.org/wiki/Produit_matriciel" text:style-name="Internet_20_link" text:visited-style-name="Visited_20_Internet_20_Link">produit matriciel</text:a>. </text:p>
      <text:p text:style-name="P5">Si une matrice est inversible, cela veut dire que son déterminant n’est pas nul. </text:p>
      <text:p text:style-name="P5"><text:line-break/><text:span text:style-name="T140">Déterminant</text:span><text:span text:style-name="T304"> :</text:span></text:p>
      <text:p text:style-name="P5">Le <text:span text:style-name="T115">déterminant</text:span> d’une matrice dépend de façon linéaire de chaque colonne, il est nul lorsque deux colonnes sont égales. Plusieurs propriétés sont liées à cette notion :</text:p>
      <text:list xml:id="list1247566778" text:style-name="L4">
        <text:list-item>
          <text:p text:style-name="P370">Le déterminant de la matrice identité <text:span text:style-name="T302">vaut 1,</text:span></text:p>
        </text:list-item>
        <text:list-item>
          <text:p text:style-name="P371">Une matrice à le même déterminant que sa transposée.</text:p>
        </text:list-item>
      </text:list>
      <text:p text:style-name="P8"/>
      <text:p text:style-name="P8">De manière formelle nous pouvons définir le déterminant de la manière suivante :</text:p>
      <text:p text:style-name="P68"><text:span text:style-name="T209">Soit une matrice A carrée d’ordre n, que nous pouvons couper en n </text:span><text:a xlink:type="simple" xlink:href="https://fr.wikipedia.org/wiki/Vecteur_colonne" text:style-name="Internet_20_link" text:visited-style-name="Visited_20_Internet_20_Link"><text:span text:style-name="T209">vecteurs colonnes</text:span></text:a><text:span text:style-name="T209"> </text:span><text:span text:style-name="T210">(soit une seule colonne par vecteur mais n lignes) relatifs à la base canonique de l’espace vectoriel de la matrice. </text:span><text:span text:style-name="T211">Le déterminant de la matrice A est alors celui du syst</text:span><text:span text:style-name="T212">è</text:span><text:span text:style-name="T211">me de ses vecteurs colonnes relativement à la base canonique. </text:span><text:span text:style-name="T213">Nous donnerons la fonction pour le calculer non pas avec la formule de Leibniz qui introduit des notions dont nous n’avons pas besoin, mais avec la formule de Laplace, dans la partie suivante.</text:span></text:p>
      <text:p text:style-name="P9"/>
      <text:p text:style-name="P11"><text:span text:style-name="T130">Base canonique</text:span> :</text:p>
      <text:p text:style-name="P68"><text:span text:style-name="T211">Pour rappel, l</text:span><text:span text:style-name="T210">a </text:span><text:a xlink:type="simple" xlink:href="https://fr.wikipedia.org/wiki/Base_canonique" text:style-name="Internet_20_link" text:visited-style-name="Visited_20_Internet_20_Link"><text:span text:style-name="T216">base</text:span></text:a><text:a xlink:type="simple" xlink:href="https://fr.wikipedia.org/wiki/Base_canonique" text:style-name="Internet_20_link" text:visited-style-name="Visited_20_Internet_20_Link"><text:span text:style-name="T210"> </text:span></text:a><text:a xlink:type="simple" xlink:href="https://fr.wikipedia.org/wiki/Base_canonique" text:style-name="Internet_20_link" text:visited-style-name="Visited_20_Internet_20_Link"><text:span text:style-name="T216">canonique</text:span></text:a><text:span text:style-name="T210"> permet de définir les vecteurs qui vont définir la base de l’espace vectoriel, par exemple la base canonique du plan vectoriel </text:span>ℝ<text:span text:style-name="T303">² est défini par e</text:span><text:span text:style-name="T153">x</text:span><text:span text:style-name="T222"> = (1,0) et e</text:span><text:span text:style-name="T153">y</text:span><text:span text:style-name="T222"> = (0,1).</text:span></text:p>
      <text:p text:style-name="P79"><text:span text:style-name="T222">D</text:span><text:span text:style-name="T167">ans l’espace des matrices à n lignes et p colonnes, la base canonique est l’ensemble <text:s/>des matrices suivantes :</text:span></text:p>
      <text:p text:style-name="P79"><text:span text:style-name="T167"><text:tab/>E</text:span><text:span text:style-name="T142">i,j</text:span><text:span text:style-name="T167">:= { 1 à l’intersection de la i</text:span><text:span text:style-name="T297">ème</text:span><text:span text:style-name="T167">ligne et la j</text:span><text:span text:style-name="T297">ème</text:span><text:span text:style-name="T167"> colonne, 0 sinon}</text:span></text:p>
      <text:p text:style-name="P80"><text:span text:style-name="T167">Par exemple, e</text:span><text:span text:style-name="T142">11 </text:span><text:span text:style-name="T167">= (1 0 0 0), pour une matrice carrée 2x2.</text:span></text:p>
      <text:p text:style-name="P54"><draw:frame draw:style-name="fr1" draw:name="Image2" text:anchor-type="paragraph" svg:width="15.346cm" svg:height="1.402cm" draw:z-index="0"><draw:image xlink:href="Pictures/1000020100000244000000357C7C9B1C6DA594D4.png" xlink:type="simple" xlink:show="embed" xlink:actuate="onLoad" loext:mime-type="image/png"/></draw:frame></text:p>
      <text:p text:style-name="P79"><text:span text:style-name="T222">P</text:span><text:span text:style-name="T167">our toute matrice M = (a</text:span><text:span text:style-name="T142">i,j</text:span><text:span text:style-name="T167">), ses coordonnées dans la base canonique sont les coefficients.</text:span></text:p>
      <text:p text:style-name="P81"><text:span text:style-name="T167">M = <text:s text:c="2"/>∑</text:span><text:span text:style-name="T142">1 ≤ i ≤ n, 1 ≤ j ≤ p</text:span><text:span text:style-name="T297"> </text:span><text:span text:style-name="T167">a</text:span><text:span text:style-name="T142">i,j</text:span><text:span text:style-name="T167">E</text:span><text:span text:style-name="T142">i,j</text:span></text:p>
      <text:p text:style-name="P55"/>
      <text:p text:style-name="P5"><text:soft-page-break/></text:p>
      <text:p text:style-name="P11"><text:span text:style-name="T130">Rang</text:span> :</text:p>
      <text:p text:style-name="P5">Nous pouvons également parler du <text:span text:style-name="T115">rang</text:span> de la matrice, qui est égal à n. Le rang est le nombre maximal de vecteurs lignes (ou colonnes) linéairement indépendants. Il est également égal au plus grand des ordres des matrices carrées inversibles extraites d’une matrice.</text:p>
      <text:p text:style-name="P6"/>
      <text:p text:style-name="P51">C<text:span text:style-name="T305">omatrice :</text:span></text:p>
      <text:p text:style-name="P71">En algèbre linéaire, la comatrice d’une matrice carrée M est une matrice introduite par une généralisation du calcul de l’inverse de A. Ses éléments sont appelés cofacteurs de A, et ils permettent d’étudier les variations de la fonction déterminant.</text:p>
      <text:p text:style-name="P156"/>
      <text:p text:style-name="P157">Dans les prochaines sections, nous reprenons les notations données lors de la partie concernant les graphes. Un graphe G = (V,E) avec V l’ensemble des sommets, E l’ensemble des arêtes et n = |V|, l’ordre du graphe.</text:p>
      <text:p text:style-name="P157"/>
      <text:p text:style-name="P264">C.1.<text:span text:style-name="T306">b</text:span>) <text:span text:style-name="T307">Matrice des degrés</text:span></text:p>
      <text:p text:style-name="P12">Cette matrice contient les informations sur le degré de chaque sommet d’un graphe. C’est une matrice diagonale, c’est-à-dire que seuls les coefficients se trouvant sur la diagonale principale peuvent être non nuls.</text:p>
      <text:p text:style-name="P13"/>
      <text:p text:style-name="P12">Matrice diagonale : <text:s text:c="2"/></text:p>
      <text:p text:style-name="P69"><text:span text:style-name="T214"><text:tab/>∀(i,j) ∈ </text:span><text:span text:style-name="T218">[</text:span><text:bookmark text:name="MathJax-Element-4-Frame1"/><text:bookmark text:name="MathJax-Span-251"/><text:bookmark text:name="MathJax-Span-261"/><text:bookmark text:name="MathJax-Span-331"/><text:span text:style-name="T218">[1,n]]², i ≠ j ⇒ </text:span><text:span text:style-name="T219">d</text:span><text:span text:style-name="T154">i,j </text:span><text:span text:style-name="T219">= 0 pour toute matrice carrée D = (d</text:span><text:span text:style-name="T154">i,j</text:span><text:span text:style-name="T219">)</text:span><text:span text:style-name="T154">i ≤ ij ≤ n</text:span><text:span text:style-name="T220"> </text:span></text:p>
      <text:p text:style-name="P12"/>
      <text:p text:style-name="P13">Ainsi, étant donné un graphe G <text:span text:style-name="T313">d’ordre n,</text:span> la matrice de degrés <text:span text:style-name="T309">M</text:span><text:span text:style-name="T155">d</text:span> de G est la matrice carrée n*n définie par :</text:p>
      <text:p text:style-name="P13"><text:tab/><text:span text:style-name="T309">(M</text:span><text:span text:style-name="T155">d</text:span><text:span text:style-name="T309">)</text:span><text:span text:style-name="T142">i,j </text:span>= { deg(v<text:span text:style-name="T142">i</text:span>) si i = j, 0 sinon }</text:p>
      <text:p text:style-name="P14">Avec deg(v<text:span text:style-name="T142">i</text:span>) le degré du sommet, c’est-à-dire le nombre de liens qui ont comme un de leurs extrémités v<text:span text:style-name="T142">i. </text:span><text:span text:style-name="T311">Les sommets isolés ont alors un degré égal à 0.</text:span></text:p>
      <text:p text:style-name="P72">Un cas particulier est le graphe <text:span text:style-name="T310">k-</text:span>régulier : tous les coefficients de la diagonale valent <text:span text:style-name="T18">k.</text:span></text:p>
      <text:p text:style-name="P125"/>
      <text:p text:style-name="P265">C.1.<text:span text:style-name="T308">c) Matrice d’adjacence</text:span></text:p>
      <text:p text:style-name="P125"/>
      <text:p text:style-name="P15">La matrice d’adjacence pour un graphe fini G à n sommets est une matrice carrée de dimension n*n dont <text:span text:style-name="T313">chaque élément non-diagonal </text:span><text:span text:style-name="T157">ai,j </text:span><text:span text:style-name="T313">est égal au nombre d’arêtes liant ce sommet i au sommet j.</text:span> L’élément diagonal est le nombre de <text:span text:style-name="T313">boucles</text:span> pour le sommet i. </text:p>
      <text:p text:style-name="P15"/>
      <text:p text:style-name="P15">La matrice d’adjacence <text:span text:style-name="T312">M</text:span><text:span text:style-name="T156">a</text:span> de G est la matrice carrée n*n booléenne est définie par :</text:p>
      <text:p text:style-name="P15"><text:tab/><text:span text:style-name="T312">(M</text:span><text:span text:style-name="T142">a</text:span><text:span text:style-name="T312">)</text:span><text:span text:style-name="T142">i,j</text:span> = {1 si (v<text:span text:style-name="T142">i, </text:span>v<text:span text:style-name="T142">j</text:span>) ∈ E, 0 sinon}</text:p>
      <text:p text:style-name="P16">Si le graphe est simple et fini, alors la diagonale ne comportera que des zéros. </text:p>
      <text:p text:style-name="P16">Si le graphe n’est pas orienté, comme ce sera le cas dans notre dossier, alors la matrice d’adjacence est symétrique, c’est-à-dire que <text:span text:style-name="T312">(M</text:span><text:span text:style-name="T156">a</text:span><text:span text:style-name="T312">)</text:span><text:span text:style-name="T142">i,j </text:span>= <text:span text:style-name="T312">(M</text:span><text:span text:style-name="T156">a</text:span><text:span text:style-name="T312">)</text:span><text:span text:style-name="T142">j,i</text:span>.</text:p>
      <text:p text:style-name="P73">De plus, lorsque l’ordre des sommets est fixé, la matrice d’adjacence est unique pour chaque graphe.</text:p>
      <text:p text:style-name="P125"/>
      <text:p text:style-name="P265">C.1.<text:span text:style-name="T308">d) Matrice laplacienne</text:span></text:p>
      <text:p text:style-name="P17"/>
      <text:p text:style-name="P17">Une matrice laplacienne est une matrice représentant un graphe G non orienté et non réflexif. </text:p>
      <text:p text:style-name="P17">Elle est définie de la manière suivante :</text:p>
      <text:p text:style-name="P17"><text:tab/>M<text:span text:style-name="T142">l</text:span> = M<text:span text:style-name="T142">d</text:span> – M<text:span text:style-name="T142">a</text:span></text:p>
      <text:p text:style-name="P17">Avec M<text:span text:style-name="T142">d</text:span> la matrice des degrés de G et M<text:span text:style-name="T142">a</text:span> la matrice d’adjacence de G. </text:p>
      <text:p text:style-name="P19">Ainsi nous pouvons définir la matrice laplacienne de G par :</text:p>
      <text:p text:style-name="P19">(M<text:span text:style-name="T142">l</text:span>)<text:span text:style-name="T142">i,j </text:span>:<text:span text:style-name="T314">= {<text:tab/>deg(v</text:span><text:span text:style-name="T158">i</text:span><text:span text:style-name="T314">) si i = j,</text:span></text:p>
      <text:p text:style-name="P19"><text:span text:style-name="T314"><text:s/><text:tab/><text:tab/>-1 si i ≠ j et si (v</text:span><text:span text:style-name="T158">i</text:span><text:span text:style-name="T314">,v</text:span><text:span text:style-name="T158">j</text:span><text:span text:style-name="T314">) ∈ E,</text:span></text:p>
      <text:p text:style-name="P20"><text:tab/><text:tab/>0 sinon}</text:p>
      <text:p text:style-name="P21"><office:annotation office:name="__Annotation__8511_1624916508"><dc:creator>Marie Miceli</dc:creator><dc:date>2018-04-30T16:58:37.137445260</dc:date><loext:sender-initials>MM</loext:sender-initials><text:p text:style-name="P375"><text:span text:style-name="T356">A voir</text:span></text:p></office:annotation>Cette matrice est étudiée dans la théorie spectrale des graphes, qui permet de définir des méthodes spectrales pour le partitionnement de graphe.<office:annotation-end office:name="__Annotation__8511_1624916508"/></text:p>
      <text:p text:style-name="P22">La matrice laplacienne peut être également retrouvée sous le nom de matrice Kirchhoff, Laplacienne discrète (<text:span text:style-name="T40">discrete Laplacian</text:span>) mais également matrice d’admission (<text:span text:style-name="T40">admittance matrix</text:span>).</text:p>
      <text:p text:style-name="P22">Pour un graphe ayant plusieurs composantes connexes, la matrice laplacienne peut être représentée par une <office:annotation office:name="__Annotation__8521_1624916508"><dc:creator>Marie Miceli</dc:creator><dc:date>2018-04-30T17:07:00.320951795</dc:date><loext:sender-initials>MM</loext:sender-initials><text:p text:style-name="P375"><text:span text:style-name="T356">À faire</text:span></text:p></office:annotation><text:span text:style-name="T275">matrice par blocs</text:span><office:annotation-end office:name="__Annotation__8521_1624916508"/> diagonales, avec chaque bloc la matrice laplacienne de chaque composante. Il se peut qu’il faille ordonner les sommets au préalable.</text:p>
      <text:p text:style-name="P74"/>
      <text:p text:style-name="P265">C.1.<text:span text:style-name="T308">e</text:span>) M<text:span text:style-name="T308">atrice d’incidence</text:span></text:p>
      <text:p text:style-name="P23">La matrice d’incidence d’un graphe est une matrice qui décrit le graphe en indiquant quels liens arrivent sur quels sommets. Contrairement aux matrices précédentes, celle-ci n’est pas carré mais de dimensions n * p, avec n le nombre de sommets du graphe et p le nombre d’arêtes. </text:p>
      <text:p text:style-name="P23"/>
      <text:p text:style-name="P23">Pour un graphe non orienté, nous pouvons définir la matrice d’incidence <text:span text:style-name="T315">M</text:span><text:span text:style-name="T159">i</text:span><text:span text:style-name="T315"> de G </text:span>de la manière suivante :</text:p>
      <text:p text:style-name="P23"><text:tab/><text:span text:style-name="T315">(M</text:span><text:span text:style-name="T159">i</text:span><text:span text:style-name="T315">)</text:span><text:span text:style-name="T160">i,j </text:span><text:span text:style-name="T316">= {1 si le sommet v</text:span><text:span text:style-name="T160">i</text:span><text:span text:style-name="T316"> est une extrémité de l’arête e</text:span><text:span text:style-name="T160">j</text:span><text:span text:style-name="T316">,</text:span></text:p>
      <text:p text:style-name="P23"><text:tab/><text:tab/><text:span text:style-name="T316">2 si l’arête e</text:span><text:span text:style-name="T160">j</text:span><text:span text:style-name="T316"> est une boucle sur v</text:span><text:span text:style-name="T160">i</text:span><text:span text:style-name="T316">,</text:span></text:p>
      <text:p text:style-name="P23"><text:tab/><text:tab/><text:span text:style-name="T316">0 sinon}</text:span></text:p>
      <text:p text:style-name="P24">Chaque colonne a une somme égale au nombre d’extrémités pour une arête (deux pour un graphe, plus si nous transposons la notion aux hypergraphes).</text:p>
      <text:p text:style-name="P23"/>
      <text:p text:style-name="P25">La matrice d’incidence permet de trouver la matrice laplacienne grâce à la relation suivante :</text:p>
      <text:p text:style-name="P25">M<text:span text:style-name="T142">l </text:span>= M<text:span text:style-name="T161">i</text:span><text:span text:style-name="T317">*</text:span><text:span text:style-name="T299">t</text:span><text:span text:style-name="T318">M</text:span><text:span text:style-name="T161">i</text:span></text:p>
      <text:p text:style-name="P26">La multiplication de la matrice d’incidence avec sa tran<text:span text:style-name="T319">s</text:span>posée permet également d’obtenir la somme de la matrice d’adjacence et la matrice des degrés :</text:p>
      <text:p text:style-name="P26">M<text:span text:style-name="T142">a</text:span> + M<text:span text:style-name="T142">d </text:span>= <text:span text:style-name="T315">M</text:span><text:span text:style-name="T161">i</text:span><text:span text:style-name="T317">*</text:span><text:span text:style-name="T299">t</text:span><text:span text:style-name="T318">M</text:span><text:span text:style-name="T161">i</text:span></text:p>
      <text:p text:style-name="P75"><text:soft-page-break/></text:p>
      <text:p text:style-name="P124"/>
      <text:p text:style-name="P262"><text:span text:style-name="T242">C.2</text:span> <text:span text:style-name="T320">Arbres</text:span></text:p>
      <text:p text:style-name="P98"/>
      <text:p text:style-name="P267">C.<text:span text:style-name="T321">2</text:span>.<text:span text:style-name="T329">a</text:span>) <text:span text:style-name="T329">Définition d’un arbre (</text:span><text:span text:style-name="T34">free tree)</text:span></text:p>
      <text:p text:style-name="P160"/>
      <text:p text:style-name="P36"><text:span text:style-name="T330">L’arbre est une notion connue en analyse d’algorithme ou de la combinatoire en analytique. En théorie des graphes, l’arbre est</text:span> un graphe non orienté, acyclique et connexe. <text:s/>Un ensemble d’arbres <text:span text:style-name="T331">disjoints</text:span> est appelé une <text:span text:style-name="T115">forêt </text:span><text:span text:style-name="T329">(</text:span><text:span text:style-name="T56">forest</text:span><text:span text:style-name="T33">)</text:span><text:span text:style-name="T115">.</text:span></text:p>
      <text:p text:style-name="P37"/>
      <text:p text:style-name="P37">Un arbre a deux types de sommets : <text:span text:style-name="T329">la feuille et les sommets internes.</text:span></text:p>
      <text:p text:style-name="P37"/>
      <text:p text:style-name="P52">Feuille<text:span text:style-name="T3"> (</text:span><text:span text:style-name="T64">external vertex</text:span><text:span text:style-name="T63">, </text:span><text:span text:style-name="T64">outer vertex</text:span><text:span text:style-name="T63">, </text:span><text:span text:style-name="T64">terminal vertex</text:span><text:span text:style-name="T3"> ou </text:span><text:span text:style-name="T64">leaf</text:span><text:span text:style-name="T63">)</text:span></text:p>
      <text:list xml:id="list1303855462" text:style-name="L5">
        <text:list-header>
          <text:p text:style-name="P355"><text:span text:style-name="T329">Une extrémité</text:span>, dont le degré est 1.</text:p>
        </text:list-header>
      </text:list>
      <text:p text:style-name="P37"/>
      <text:p text:style-name="P50"><text:span text:style-name="T130">Sommet interne</text:span> (<text:span text:style-name="T40">interval vertex</text:span><text:span text:style-name="T18">, </text:span><text:span text:style-name="T40">inner vertex</text:span><text:span text:style-name="T18"> </text:span>ou <text:span text:style-name="T40">branch vertex</text:span>) </text:p>
      <text:list xml:id="list223103218822476" text:continue-numbering="true" text:style-name="L5">
        <text:list-header>
          <text:p text:style-name="P355"><text:span text:style-name="T346">Nœuds </text:span>dont le degré est supérieur à 1. </text:p>
        </text:list-header>
      </text:list>
      <text:p text:style-name="P362"/>
      <text:list xml:id="list223103766793718" text:continue-numbering="true" text:style-name="L5">
        <text:list-header>
          <text:p text:style-name="P356">Un arbre ne contenant aucun sommet de degré 2 est appelé <text:span text:style-name="T40">irreducible tree</text:span>, que nous pouvons traduire par <text:span text:style-name="T18">arbre irréductible.</text:span></text:p>
        </text:list-header>
      </text:list>
      <text:p text:style-name="P37"/>
      <text:p text:style-name="P37">Comme nous l’avons précisé, un arbre est un graphe connexe, c’est-à-dire qu’il n’existe aucun sommet dont le degré est égal à zéro, <text:span text:style-name="T335">et </text:span>sans aucun cycle. Ainsi, le nombre d’arêtes est égal au nombre de sommets plus un.</text:p>
      <text:p text:style-name="P37"/>
      <text:p text:style-name="P37">L’arbre est également non orienté. Cependant, il est possible d’enraciner l’arbre en un sommet r quelconque. Dans ce cas, r devient la racine,e t toutes les arêtes seront orientées en fonction de lui, afin qu’il existe un chemin partant de r et menant à tous les autres nœuds. L’arbre devient <text:a xlink:type="simple" xlink:href="https://fr.wikipedia.org/wiki/Arbre_enraciné" text:style-name="Internet_20_link" text:visited-style-name="Visited_20_Internet_20_Link"><text:span text:style-name="T115">enraciné</text:span></text:a><text:span text:style-name="T115"> : </text:span><text:span text:style-name="T67">rooted tree</text:span><text:span text:style-name="T332">, en opposition au </text:span><text:span text:style-name="T57">free tree.</text:span></text:p>
      <text:p text:style-name="P37"/>
      <text:p text:style-name="P38">D’autres conditions peuvent être déduites de cette définition. Un arbre est connexe, cependant si nous supprimons une arête quelconque, l’arbre devient non-connexe. De même, si nous lui ajoutons une quelconque arête, il gagnera un cycle simple.</text:p>
      <text:p text:style-name="P39">De plus, tout arbre ayant n sommets a n-1 arêtes, comme il est connexe et n’a pas de cycle.</text:p>
      <text:p text:style-name="P85"/>
      <text:p text:style-name="P85">C.<text:span text:style-name="T321">2</text:span>.<text:span text:style-name="T342">b</text:span>) <text:span text:style-name="T329">Définition d’un arbre enraciné</text:span></text:p>
      <text:p text:style-name="P37"/>
      <text:p text:style-name="P84"><text:span text:style-name="T342">I</text:span>l peut être appelée également arborescence. En anglais, il est également noté <text:span text:style-name="T18">tree</text:span>, car la distinction se fait entre le domaine. </text:p>
      <text:p text:style-name="P84">Pour un arbre, nous parlons d’un type de données abstrait, comparable aux listes. Concernant l’arborescence, nous parlons d’une structure donnée concrète, analogue aux listes chaînées. <text:span text:style-name="T338">Lorsque nous parlons de ces arbres enracinés dans le domaine de la théorie des graphes, nous pouvons également noter </text:span><text:span text:style-name="T68">rooted tree</text:span><text:span text:style-name="T35"> </text:span><text:span text:style-name="T338">s’il reste non orienté, ou dans notre exemple </text:span><text:span text:style-name="T339">arborescence</text:span><text:span text:style-name="T35">, </text:span><text:span text:style-name="T68">branching</text:span><text:span text:style-name="T35">, </text:span><text:span text:style-name="T68">out-tree</text:span><text:span text:style-name="T35"> </text:span><text:span text:style-name="T338">mais également </text:span><text:span text:style-name="T68">directed rooted tree</text:span><text:span text:style-name="T35">. </text:span><text:span text:style-name="T341">Les anglais différencient également le cas où tous les arcs pointent vers la racine avec les termes </text:span><text:span text:style-name="T36">anti-arborescence</text:span><text:span text:style-name="T341"> et </text:span><text:span text:style-name="T36">in-tree.</text:span></text:p>
      <text:p text:style-name="P46">Comme pour les graphes orientés, les sommets sont appelés des nœuds. L’arbre enraciné est composé de deux éléments : les feuilles ou nœuds externes, et les nœuds internes, qui possèdent des sous-branches, que nous appelons les fils.</text:p>
      <text:p text:style-name="P46"/>
      <text:p text:style-name="P47">La <text:span text:style-name="T115">profondeur</text:span> d’un nœud est la distance, c’est-à-dire le nombre d’arêtes reliant la racine au nœud.</text:p>
      <text:p text:style-name="P47">La <text:span text:style-name="T115">hauteur</text:span> est la plus grande profondeur d’une feuille de l’arbre.</text:p>
      <text:p text:style-name="P47">La <text:span text:style-name="T115">taille</text:span> d’un arbre est son nombre de nœuds (en comptant les feuilles ou non).</text:p>
      <text:p text:style-name="P47">La <text:span text:style-name="T115">longueur</text:span> <text:span text:style-name="T115">de</text:span> <text:span text:style-name="T115">cheminement</text:span> est la somme des profondeurs de chacune des feuilles.</text:p>
      <text:p text:style-name="P48">Les arbres peuvent être étiquetés. Dans ce cas, chaque nœud possède une étiquette, qui est en quelque sorte le « contenu » du nœud.</text:p>
      <text:p text:style-name="P48">Nous pouvons différencier plusieurs types d’arbres : les arbres <text:span text:style-name="T115">binaires</text:span> dont chaque nœud a au plus deux fils, et les <text:span text:style-name="T115">arbres n-aires</text:span> dont chaque nœud a au plus n fils.</text:p>
      <text:p text:style-name="P48">Un arbre peut être <text:span text:style-name="T115">équilibré : </text:span>ses sous-branches ont presque la même hauteur.</text:p>
      <text:p text:style-name="P48"/>
      <text:p text:style-name="P45">Plusieurs processus de visite de sommets d’un arbre sont possibles, appelés <text:span text:style-name="T115">parcours d’arbre</text:span>. <text:span text:style-name="T115">Un parcours en largeur </text:span>correspond à un parcours par niveau de nœuds de l’arbre. Un niveau est un ensemble de nœuds internes ou de feuilles situés à la même profondeur, de même hauteur. </text:p>
      <text:p text:style-name="P45">Un parcours en profondeur correspond à un parcours récursif sur un arb<text:span text:style-name="T337">r</text:span>e. S’il est préfixe, alors le nœud courant est traité avant ses descendants. S’il est suffixe, le nœud courant est traité après ses descendants.</text:p>
      <text:p text:style-name="P45"/>
      <text:p text:style-name="P85">C.<text:span text:style-name="T321">2</text:span>.<text:span text:style-name="T342">c</text:span>) <text:span text:style-name="T37">Notation de Neveu</text:span></text:p>
      <text:p text:style-name="P49"/>
      <text:p text:style-name="P40">Un arbre est un <text:a xlink:type="simple" xlink:href="https://fr.wikipedia.org/wiki/Graphe_planaire" text:style-name="Internet_20_link" text:visited-style-name="Visited_20_Internet_20_Link">graphe planaire</text:a>, <text:span text:style-name="T336">et donc ordonné. Les anglais appellent alors ce type d’arbre un </text:span><text:span text:style-name="T58">o</text:span><text:span text:style-name="T69">rdered tree</text:span><text:span text:style-name="T31">.</text:span></text:p>
      <text:p text:style-name="P40"/>
      <text:p text:style-name="P42">Un arbre planaire peut être décrit avec la <text:a xlink:type="simple" xlink:href="https://fr.wikipedia.org/wiki/Notation_de_Neveu" text:style-name="Internet_20_link" text:visited-style-name="Visited_20_Internet_20_Link">notation de Neveu.</text:a> <text:span text:style-name="T333">Ainsi, la liste des sommets de cet arbre sont décrit de manière ambiguë : ils sont désignés par une suite d’entiers correspondant aux positions au sein de leur fratrie, des ancêtres du sommet. </text:span></text:p>
      <text:p text:style-name="P357">Par convention, l’ancêtre est l’extrémité initiale de l’arête racine, et l’extrémité finale de l’arête racine est le fils aîné de l’ancêtre : en tant que tel, il est noté 1. La longueur de la suite associée à un sommet est la hauteur / profondeur du sommet, c’est-à-dire la distance entre ce sommet et le début de le racine (l’ancêtre). Ainsi, un sommet de hauteur n représente un élément appartenant à la n-ième génération de la population fondée par l’ancêtre.</text:p>
      <text:p text:style-name="P41"/>
      <text:p text:style-name="P43"><text:soft-page-break/>La notation de Neveu correspond à un parcours en profondeur <text:span text:style-name="T336">préfixé</text:span> d’un arbre vu comme structure de données, c’est-à-dire un arbre enraciné.</text:p>
      <text:p text:style-name="P43"/>
      <text:p text:style-name="P44">Quelques propriétés intéressantes liées aux arbres :</text:p>
      <text:list xml:id="list1738288265" text:style-name="L6">
        <text:list-item>
          <text:p text:style-name="P372">Tout arbre est un graphe biparti ainsi qu’un graphe <office:annotation office:name="__Annotation__7511_1427454665"><dc:creator>Marie Miceli</dc:creator><dc:date>2018-05-01T18:06:18.260720908</dc:date><loext:sender-initials>MM</loext:sender-initials><text:p text:style-name="P376"><text:span text:style-name="T355">Pas décrit</text:span></text:p></office:annotation>médian<office:annotation-end office:name="__Annotation__7511_1427454665"/>. </text:p>
        </text:list-item>
        <text:list-item>
          <text:p text:style-name="P372">Tout arbre avec un nombre défini de sommets peut devenir graphe planaire.</text:p>
        </text:list-item>
        <text:list-item>
          <text:p text:style-name="P372">Tout graphe connexe admet un arbre couvrant<text:span text:style-name="T18">, </text:span><text:span text:style-name="T32">c’est-à-dire </text:span><text:span text:style-name="T334">un arbre qui contient tous les sommets du graphe et dont les arêtes sont les arêtes du graphe. Nous allons définir l’arbre couvrant dans la prochaine section.</text:span></text:p>
        </text:list-item>
        <text:list-item>
          <text:p text:style-name="P373">Chaque arbre fini avec n sommets, n &gt; 1, a au moins deux feuilles.</text:p>
        </text:list-item>
        <text:list-item>
          <text:p text:style-name="P374">Pour chaque trio de sommets, leurs trois chemins ont au moins un sommet en commun.</text:p>
        </text:list-item>
      </text:list>
      <text:p text:style-name="P78"/>
      <text:p text:style-name="P86">C.<text:span text:style-name="T321">2</text:span>.<text:span text:style-name="T343">c) Autres types d’arbre</text:span></text:p>
      <text:p text:style-name="P78"/>
      <text:p text:style-name="P364">Dans la section sur les graphes, nous avions défini les sous-graphes couvrants. De manière similaire, <text:span text:style-name="T347">il existe les </text:span>arbres couvrants.</text:p>
      <text:p text:style-name="P364"/>
      <text:p text:style-name="P363"><text:span text:style-name="T130">Arbre couvrant</text:span> (<text:span text:style-name="T59">spanning tree</text:span>) :</text:p>
      <text:p text:style-name="P365">Un arbre couvrant d’un graphe non orienté et connexe est un arbre inclus dans ce graphe, connectant tous les sommets du graphes <text:span text:style-name="T348">avec le minimum possible d’arêtes</text:span>. Nous pouvons le comparer à un sous-graphe acyclique maximal ou encore à un sous-graphe couvrant connexe minimal.</text:p>
      <text:p text:style-name="P366">En général, un graphe peut avoir plusieurs arbres couvrants, mais un graphe non connexe ne peut en avoir, comme nous le verrons dans la prochaine section.</text:p>
      <text:p text:style-name="P366">Si toutes les arêtes de G sont également des arêtes d’un arbre couvrant T de G, alors le graphe G est un arbre et est identique à T.</text:p>
      <text:p text:style-name="P366">Ajouter une arête à un arbre couvrant créera un cycle, dit cycle fondamental (<text:span text:style-name="T59">fundamental cycle</text:span>).</text:p>
      <text:p text:style-name="P78"/>
      <text:p text:style-name="P266">C.<text:span text:style-name="T321">2</text:span>. ?) C<text:span text:style-name="T321">ompter des arbres</text:span></text:p>
      <text:p text:style-name="P98"/>
      <text:p text:style-name="P158">Deux théorèmes permettent de compter des arbres en fonction de certains paramètres. <text:span text:style-name="T345">La première formulée par M. Cayley en 1890 permet de connaître le nombre d’arbres couvrants t(G) pour un graphe complet. Elle donna un autre nom aux arbres, que nous pouvons ainsi retrouver sous le nom d’arbres de Cayley.</text:span></text:p>
      <text:p text:style-name="P158"/>
      <text:p text:style-name="P158"><text:span text:style-name="T130">Théorème de Cayley</text:span> :</text:p>
      <text:p text:style-name="P27">« Le nombre d’arbres différents (non orientés) que l’on peut construire sur n sommets <text:span text:style-name="T323">identifiés</text:span>, avec n &gt; 1 est égal à n<text:span text:style-name="T297">n-2</text:span>. » </text:p>
      <text:p text:style-name="P27">Nous pouvons différencier ces arbres grâce à l’identification des sommets, soit par des numéros, soit par une couleur, etc. Nous parlons alors <text:span text:style-name="T115">d’</text:span><text:span text:style-name="T128">étiquette</text:span><text:span text:style-name="T324">, soit en anglais </text:span><text:span text:style-name="T40">label</text:span><text:span text:style-name="T18">.</text:span></text:p>
      <text:p text:style-name="P27">Ainsi, avec 3<text:span text:style-name="T297">3-2 </text:span>= 3<text:span text:style-name="T297">1</text:span> = 3 arbres différents, avec n = 3 sommets.</text:p>
      <text:p text:style-name="P29"/>
      <text:p text:style-name="P29">De la même manière, cette formule compte le nombre d’<text:span text:style-name="T115">arbres couvrants</text:span><text:span text:style-name="T18"> </text:span><text:span text:style-name="T325">d’un graphe complet avec des sommets étiquetés. </text:span></text:p>
      <text:p text:style-name="P53"/>
      <text:p text:style-name="P30">Cette formule donne également le nombre de forêts <text:span text:style-name="T30">enracinés</text:span> étiquetés sur n sommets : (n+1)<text:span text:style-name="T297">n-1</text:span>. </text:p>
      <text:p text:style-name="P30">Chaque forêt étiquetée <text:span text:style-name="T38">enracinée</text:span> peut être transformée en arbre étiqueté grâce à l’addition d’un sommet avec le label <text:span text:style-name="T18">n+1</text:span> et lié avec tou<text:span text:style-name="T344">tes les racines</text:span> des arbres de la forêt. </text:p>
      <text:p text:style-name="P76"><text:span text:style-name="T322">De même, nous pouvons généraliser cette dernière formule de la manière suivante : soit T</text:span><text:span text:style-name="T162">n,k </text:span><text:span text:style-name="T322">le nombre de forêts étiquetés sur n sommets, de telle façon à ce que tous les sommets 1, … , k appartiennent à des arbres différents. Ainsi, T</text:span><text:span text:style-name="T162">n,k</text:span><text:span text:style-name="T322"> = k n</text:span><text:span text:style-name="T300">n-k-1</text:span><text:span text:style-name="T322">.</text:span></text:p>
      <text:p text:style-name="P93"/>
      <text:p text:style-name="P159"><text:span text:style-name="T130">Théorème de Kirchhoff</text:span> :</text:p>
      <text:p text:style-name="P31"><text:span text:style-name="T327">C</text:span>e théorème donne le nombre exact d’arbres couvrants pour un graphe non orienté quelconque, là où le théorème de Cayley ne fonctionnait uniquement sur les graphes complets.</text:p>
      <text:p text:style-name="P18"/>
      <text:p text:style-name="P18">Ce théorème est également appelé en anglais <text:span text:style-name="T40">matrix-tree theorem</text:span>, que nous pouvons traduire par théorème arbre-matrice. En effet, Kirchhoff utilise la notion de matrice laplacienne.</text:p>
      <text:p text:style-name="P32">Pour rappel, la matrice laplacienne est définie par :</text:p>
      <text:p text:style-name="P32">(M<text:span text:style-name="T142">l</text:span>)<text:span text:style-name="T142">i,j</text:span>:= {deg(v<text:span text:style-name="T142">i</text:span>) si i = j, -1 si i ≠ j et (v<text:span text:style-name="T142">i</text:span>,v<text:span text:style-name="T142">j</text:span>) ∈ E, 0 sinon.}</text:p>
      <text:p text:style-name="P33">Le théorème de Kirchhoff est le suivant :</text:p>
      <text:p text:style-name="P33">« Le nombre t(G) d’arbres couvrants du graphe G est égal, au signe près, à la valeur de n’importe quel cofacteur de L ».</text:p>
      <text:p text:style-name="P33"/>
      <text:p text:style-name="P34">Dans un premier temps, le graphe <text:span text:style-name="T328">G </text:span>doit être représentée grâce à une matrice laplacienne. Si le graphe est connexe, nous pouvons utiliser la représentation décrite dans la section concernant la matrice laplacienne. Ensuite, nous supprimons une ligne et une colonne, de façon aléatoire. <text:span text:style-name="T328">Nous calculons le déterminant Cof</text:span><text:span text:style-name="T163">i,j</text:span><text:span text:style-name="T328"> de ce graphe G*, appelé également cofacteur d’indice i, j avec i la ligne supprimée et j la colonne supprimée grâce à la formule suivante :</text:span></text:p>
      <text:p text:style-name="P35">Cof<text:span text:style-name="T142">i,j </text:span>=(-1)<text:span text:style-name="T297">i+j</text:span><text:span text:style-name="T142"> </text:span>* M(i,j), avec M(i,j) le déterminant de la sous-matrice déduite de M après la suppression de i et j.</text:p>
      <text:p text:style-name="P34"/>
      <text:p text:style-name="P28"/>
      <text:p text:style-name="P77">Ce théorème permet de démontrer que seuls les graphes connexes ont des arbres couvrants. Si le graphe de départ n’est pas connexe, alors la matrice laplacienne sera diagonale par bloc. En supprimant une ligne et une colonne, il y a aura au moins une composante connexe pour laquelle aucune colonne n’aura été supprimée. La somme des colonnes de cette composantes est alors nulle, donc tout cofacteur est nul. <text:span text:style-name="T326">Un graphe non connexe n’a alors aucun arbre couvrant.</text:span></text:p>
      <text:p text:style-name="P159"/>
      <text:p text:style-name="P96">Chapitre <text:span text:style-name="T350">D</text:span> : La décomposition arborescente</text:p>
      <text:p text:style-name="P272"><text:soft-page-break/>Dans cette partie, nous allons aborder les principales notions liées aux arbres de décomposition. <text:span text:style-name="T349">Dans un premier temps, nous allons définir la notion de séparateur.</text:span></text:p>
      <text:p text:style-name="P272"/>
      <text:p text:style-name="P341"><text:span text:style-name="T350">D</text:span>.<text:span text:style-name="T350">1</text:span>.<text:span text:style-name="T350">a</text:span>) <text:span text:style-name="T350">Séparateur</text:span></text:p>
      <text:p text:style-name="P359"/>
      <text:p text:style-name="P359">Un <text:span text:style-name="T115">séparateur</text:span> <text:span text:style-name="T352">(</text:span><text:span text:style-name="T60">separator</text:span><text:span text:style-name="T352">, </text:span><text:span text:style-name="T60">vertex cut</text:span><text:span text:style-name="T352">, </text:span><text:span text:style-name="T60">separating set</text:span><text:span text:style-name="T352">)</text:span></text:p>
      <text:p text:style-name="P359"><text:span text:style-name="T18"/></text:p>
      <text:p text:style-name="P359"><text:span text:style-name="T18"><text:s/></text:span>d’un graphe est un sous-ensemble des sommets du graphe dont la suppression rend le graphe <text:span text:style-name="T115">non-connexe </text:span>(en anglais <text:span text:style-name="T340">disconnected</text:span>). </text:p>
      <text:p text:style-name="P359"><text:span text:style-name="T351">Ce sous-ensemble de sommets S de V (S ⊂ V) est un séparateur pour tout sommet non-adjacent </text:span><text:span text:style-name="T39">a </text:span><text:span text:style-name="T351">et </text:span><text:span text:style-name="T39">b </text:span><text:span text:style-name="T351"><text:s/>si la suppression de S du graphe G sépare </text:span><text:span text:style-name="T39">a </text:span><text:span text:style-name="T351">et </text:span><text:span text:style-name="T39">b </text:span><text:span text:style-name="T351">en deux composantes connexes (</text:span><text:span text:style-name="T39">connected components).</text:span></text:p>
      <text:p text:style-name="P359"/>
      <text:p text:style-name="P359">Ce séparateur permet alors de décomposer un graphe en des graphes plus petits et plus simples.</text:p>
      <text:p text:style-name="P359">Pour le graphe G = (V, E), le séparateur S est le sous-ensemble de V tel que le sous-graphe induit par V \ S n’est pas connexe : il existe deux sommets u et v ∈ V \ S qui ne sont pas reliés par un chemin dans le graphe.</text:p>
      <text:p text:style-name="P359"/>
      <text:p text:style-name="P360">Un séparateur peut consister d’un seul sommet, par exemple pour séparer en deux voire plus composantes un arbre centré (en anglais <text:span text:style-name="T18">centered tree), </text:span>mais également deux sommets pour les arbres bicentrés (en anglais <text:span text:style-name="T18">bicentered tree). </text:span>Si le graphe est un graphe grille, nous pouvons enlever une colonne ou une ligne centrale afin de séparer le graphe en deux sous-ensembles connexes équilibrés.</text:p>
      <text:p text:style-name="P360"/>
      <text:p text:style-name="P361">Définissons S comme un (a,b)-séparateur, c’est-à-dire un sous-ensemble de sommets séparant le graphe en deux sous-ensembles de sommets non adjacents <text:span text:style-name="T18">a </text:span>et <text:span text:style-name="T18">b.</text:span> </text:p>
      <text:p text:style-name="P361">S est un (a,b)-séparateur minimal si aucun sous-ensemble <text:span text:style-name="T115">propre</text:span> de S sépare a et b. </text:p>
      <text:p text:style-name="P358"><text:span text:style-name="T115">Lemme </text:span>: Un séparateur S de G est minimal si et seulement si le graphe G \ S obtenu par la suppression du sous-ensemble S de G, contient deux composantes connexes C<text:span text:style-name="T142">1</text:span> et C<text:span text:style-name="T142">2</text:span> de façon à ce que chaque sommet de S est adjacent à la fois à un sommet de C<text:span text:style-name="T142">1</text:span> et à un sommet de C<text:span text:style-name="T142">2</text:span>. </text:p>
      <text:p text:style-name="P272"/>
      <text:p text:style-name="P273">Chapitre x : <text:span text:style-name="T353">Hypergraphes</text:span></text:p>
      <text:p text:style-name="P272"/>
      <text:p text:style-name="P351"><text:span text:style-name="T224">U</text:span><text:span text:style-name="T223">n hypergraphe H = (V,N) est un couple constitué d’un ensemble V = {v</text:span><text:span text:style-name="T164">1</text:span><text:span text:style-name="T223">,…,v</text:span><text:span text:style-name="T164">n</text:span><text:span text:style-name="T223">}, </text:span><text:span text:style-name="T225">et de la famille N de sous-ensembles </text:span><text:span text:style-name="T227">n</text:span><text:span text:style-name="T166">i</text:span><text:span text:style-name="T227"> de </text:span><text:span text:style-name="T225">V. </text:span><text:span text:style-name="T227">L’union de chaque sous-ensembles n</text:span><text:span text:style-name="T166">i</text:span><text:span text:style-name="T227"> doit former l’ensemble V et aucun ne doit être vide.</text:span></text:p>
      <text:p text:style-name="P351"><text:span text:style-name="T227"/></text:p>
      <text:p text:style-name="P270">PARTIE II - <text:span text:style-name="T353">Partitionnement d’hypergraphes</text:span></text:p>
      <text:p text:style-name="P272"/>
      <text:p text:style-name="P344">Le partitionnement d’hypergraphes consiste en la division d’un hypergraphe en deux ou plus parties, de taille plus ou moins équivalente. Cependant le partitionnement n’est pas aussi simple, et pose plusieurs problèmes que tentent de résoudre divers algorithmes.</text:p>
      <text:p text:style-name="P344"/>
      <text:p text:style-name="P2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Mono1" svg:font-family="FreeMono, monospace"/>
    <style:font-face style:name="Lohit Devanagari1" svg:font-family="'Lohit Devanagari'"/>
    <style:font-face style:name="FreeMono" svg:font-family="FreeMono" style:font-family-generic="modern" style:font-pitch="fixed"/>
    <style:font-face style:name="AnjaliOldLipi" svg:font-family="AnjaliOldLipi"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Mono" fo:font-size="9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01cm" style:writing-mode="page"/>
      <style:text-properties style:use-window-font-color="true" style:font-name="FreeMono" fo:font-size="9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background-color="transparent"/>
      <style:text-properties fo:color="#000000" fo:font-size="9pt"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Mono" fo:font-family="FreeMono" style:font-family-generic="modern" style:font-pitch="fixed"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eeMono" fo:font-family="FreeMono" style:font-family-generic="modern" style:font-pitch="fixed"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FreeMono" fo:font-family="FreeMono" style:font-family-generic="modern" style:font-pitch="fixed"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FreeMono" fo:font-family="FreeMono" style:font-family-generic="modern" style:font-pitch="fixed" fo:font-size="12pt"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rps" style:family="paragraph" style:parent-style-name="Standard"/>
    <style:style style:name="partie" style:family="paragraph" style:parent-style-name="Standard">
      <loext:graphic-properties draw:fill="solid" draw:fill-color="#9cd79f" draw:opacity="100%"/>
      <style:paragraph-properties fo:background-color="#9cd79f"/>
    </style:style>
    <style:style style:name="Endnote" style:family="paragraph" style:parent-style-name="Standard" style:class="extra" style:master-page-name="">
      <loext:graphic-properties draw:fill="none" draw:fill-color="#729fcf"/>
      <style:paragraph-properties fo:margin-left="0.598cm" fo:margin-right="0cm" fo:text-indent="-0.598cm" style:auto-text-indent="false" style:page-number="auto" fo:background-color="transparent" style:shadow="none" text:number-lines="false" text:line-number="0" style:writing-mode="page">
        <style:tab-stops/>
      </style:paragraph-properties>
      <style:text-properties fo:font-size="9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text-properties fo:color="#59c5c7" fo:font-weight="bold" style:font-size-asian="10.5pt" loext:padding="0.199cm" loext:border-left="none" loext:border-right="0.26pt solid #59c5c7" loext:border-top="none" loext:border-bottom="none" loext:shadow="none"/>
    </style:style>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a"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5:50:52.849806868</meta:creation-date>
    <dc:date>2018-05-01T22:31:01.534453484</dc:date>
    <meta:editing-duration>P1DT1H29M22S</meta:editing-duration>
    <meta:editing-cycles>257</meta:editing-cycles>
    <meta:generator>LibreOffice/5.4.6.2$Linux_X86_64 LibreOffice_project/40m0$Build-2</meta:generator>
    <dc:creator>Marie Miceli</dc:creator>
    <meta:document-statistic meta:table-count="0" meta:image-count="1" meta:object-count="0" meta:page-count="18" meta:paragraph-count="446" meta:word-count="10089" meta:character-count="59823" meta:non-whitespace-character-count="50088"/>
  </office:meta>
</office:document-meta>
</file>